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ondes@fondes-HP-All-in-One-22-c0xx:~$ a=bonjour</text:p>
      <text:p text:style-name="Standard">fondes@fondes-HP-All-in-One-22-c0xx:~$ set</text:p>
      <text:p text:style-name="Standard">BASH=/bin/bash</text:p>
      <text:p text:style-name="Standard">BASHOPTS=checkwinsize:cmdhist:complete_fullquote:expand_aliases:extglob:extquote:force_fignore:histappend:interactive_comments:progcomp:promptvars:sourcepath</text:p>
      <text:p text:style-name="Standard">BASH_ALIASES=()</text:p>
      <text:p text:style-name="Standard">BASH_ARGC=()</text:p>
      <text:p text:style-name="Standard">BASH_ARGV=()</text:p>
      <text:p text:style-name="Standard">BASH_CMDS=()</text:p>
      <text:p text:style-name="Standard">BASH_COMPLETION_VERSINFO=([0]="2" [1]="8")</text:p>
      <text:p text:style-name="Standard">BASH_LINENO=()</text:p>
      <text:p text:style-name="Standard">BASH_SOURCE=()</text:p>
      <text:p text:style-name="Standard">BASH_VERSINFO=([0]="4" [1]="4" [2]="20" [3]="1" [4]="release" [5]="x86_64-pc-linux-gnu")</text:p>
      <text:p text:style-name="Standard">BASH_VERSION='4.4.20(1)-release'</text:p>
      <text:p text:style-name="Standard">CLUTTER_IM_MODULE=xim</text:p>
      <text:p text:style-name="Standard">COLORTERM=truecolor</text:p>
      <text:p text:style-name="Standard">COLUMNS=80</text:p>
      <text:p text:style-name="Standard">DBUS_SESSION_BUS_ADDRESS=unix:path=/run/user/1000/bus</text:p>
      <text:p text:style-name="Standard">DESKTOP_SESSION=ubuntu</text:p>
      <text:p text:style-name="Standard">DIRSTACK=()</text:p>
      <text:p text:style-name="Standard">DISPLAY=:0</text:p>
      <text:p text:style-name="Standard">EUID=1000</text:p>
      <text:p text:style-name="Standard">GDMSESSION=ubuntu</text:p>
      <text:p text:style-name="Standard">GJS_DEBUG_OUTPUT=stderr</text:p>
      <text:p text:style-name="Standard">GJS_DEBUG_TOPICS='JS ERROR;JS LOG'</text:p>
      <text:p text:style-name="Standard">GNOME_DESKTOP_SESSION_ID=this-is-deprecated</text:p>
      <text:p text:style-name="Standard">GNOME_SHELL_SESSION_MODE=ubuntu</text:p>
      <text:p text:style-name="Standard">GNOME_TERMINAL_SCREEN=/org/gnome/Terminal/screen/a8777550_ce6f_4b7a_ad35_fb56bf840dac</text:p>
      <text:p text:style-name="Standard">GNOME_TERMINAL_SERVICE=:1.71</text:p>
      <text:p text:style-name="Standard">GPG_AGENT_INFO=/run/user/1000/gnupg/S.gpg-agent:0:1</text:p>
      <text:p text:style-name="Standard">GROUPS=()</text:p>
      <text:p text:style-name="Standard">GTK_IM_MODULE=ibus</text:p>
      <text:p text:style-name="Standard">GTK_MODULES=gail:atk-bridge</text:p>
      <text:p text:style-name="Standard">HISTCONTROL=ignoreboth</text:p>
      <text:p text:style-name="Standard">HISTFILE=/home/fondes/.bash_history</text:p>
      <text:p text:style-name="Standard">HISTFILESIZE=2000</text:p>
      <text:p text:style-name="Standard">HISTSIZE=1000</text:p>
      <text:p text:style-name="Standard">HOME=/home/fondes</text:p>
      <text:p text:style-name="Standard">HOSTNAME=fondes-HP-All-in-One-22-c0xx</text:p>
      <text:p text:style-name="Standard">HOSTTYPE=x86_64</text:p>
      <text:p text:style-name="Standard">IFS=$' \t\n'</text:p>
      <text:p text:style-name="Standard">IM_CONFIG_PHASE=2</text:p>
      <text:p text:style-name="Standard">LANG=fr_FR.UTF-8</text:p>
      <text:p text:style-name="Standard">LESSCLOSE='/usr/bin/lesspipe %s %s'</text:p>
      <text:p text:style-name="Standard">LESSOPEN='| /usr/bin/lesspipe %s'</text:p>
      <text:p text:style-name="Standard">LINES=24</text:p>
      <text:p text:style-name="Standard">LOGNAME=fondes</text:p>
      <text:p text:style-name="Standard">LS_COLORS='rs=0:di=01;34:ln=01;36:mh=00:pi=40;33:so=01;35:do=01;35:bd=40;33;01:cd=40;33;01:or=40;31;01:mi=00:su=37;41:sg=30;43:ca=30;41:tw=30;42:ow=34;42:st=37;44:ex=01;32:*.tar=01;31:*.tgz=01;31:*.arc=01;31:*.arj=01;31:*.taz=01;31:*.lha=01;31:*.lz4=01;31:*.lzh=01;31:*.lzma=01;31:*.tlz=01;31:*.txz=01;31:*.tzo=01;31:*.t7z=01;31:*.zip=01;31:*.z=01;31:*.Z=01;31:*.d<text:soft-page-break/>z=01;31:*.gz=01;31:*.lrz=01;31:*.lz=01;31:*.lzo=01;31:*.xz=01;31:*.zst=01;31:*.tzst=01;31:*.bz2=01;31:*.bz=01;31:*.tbz=01;31:*.tbz2=01;31:*.tz=01;31:*.deb=01;31:*.rpm=01;31:*.jar=01;31:*.war=01;31:*.ear=01;31:*.sar=01;31:*.rar=01;31:*.alz=01;31:*.ace=01;31:*.zoo=01;31:*.cpio=01;31:*.7z=01;31:*.rz=01;31:*.cab=01;31:*.wim=01;31:*.swm=01;31:*.dwm=01;31:*.esd=01;31:*.jpg=01;35:*.jpeg=01;35:*.mjpg=01;35:*.mjpeg=01;35:*.gif=01;35:*.bmp=01;35:*.pbm=01;35:*.pgm=01;35:*.ppm=01;35:*.tga=01;35:*.xbm=01;35:*.xpm=01;35:*.tif=01;35:*.tiff=01;35:*.png=01;35:*.svg=01;35:*.svgz=01;35:*.mng=01;35:*.pcx=01;35:*.mov=01;35:*.mpg=01;35:*.mpeg=01;35:*.m2v=01;35:*.mkv=01;35:*.webm=01;35:*.ogm=01;35:*.mp4=01;35:*.m4v=01;35:*.mp4v=01;35:*.vob=01;35:*.qt=01;35:*.nuv=01;35:*.wmv=01;35:*.asf=01;35:*.rm=01;35:*.rmvb=01;35:*.flc=01;35:*.avi=01;35:*.fli=01;35:*.flv=01;35:*.gl=01;35:*.dl=01;35:*.xcf=01;35:*.xwd=01;35:*.yuv=01;35:*.cgm=01;35:*.emf=01;35:*.ogv=01;35:*.ogx=01;35:*.aac=00;36:*.au=00;36:*.flac=00;36:*.m4a=00;36:*.mid=00;36:*.midi=00;36:*.mka=00;36:*.mp3=00;36:*.mpc=00;36:*.ogg=00;36:*.ra=00;36:*.wav=00;36:*.oga=00;36:*.opus=00;36:*.spx=00;36:*.xspf=00;36:'</text:p>
      <text:p text:style-name="Standard">MACHTYPE=x86_64-pc-linux-gnu</text:p>
      <text:p text:style-name="Standard">MAILCHECK=60</text:p>
      <text:p text:style-name="Standard">OPTERR=1</text:p>
      <text:p text:style-name="Standard">OPTIND=1</text:p>
      <text:p text:style-name="Standard">OSTYPE=linux-gnu</text:p>
      <text:p text:style-name="Standard">PATH=/usr/local/sbin:/usr/local/bin:/usr/sbin:/usr/bin:/sbin:/bin:/usr/games:/usr/local/games:/snap/bin</text:p>
      <text:p text:style-name="Standard">PIPESTATUS=([0]="0")</text:p>
      <text:p text:style-name="Standard">PPID=31469</text:p>
      <text:p text:style-name="Standard">PS1='\[\e]0;\u@\h: \w\a\]${debian_chroot:+($debian_chroot)}\[\033[01;32m\]\u@\h\[\033[00m\]:\[\033[01;34m\]\w\[\033[00m\]\$ '</text:p>
      <text:p text:style-name="Standard">PS2='&gt; '</text:p>
      <text:p text:style-name="Standard">PS4='+ '</text:p>
      <text:p text:style-name="Standard">PWD=/home/fondes</text:p>
      <text:p text:style-name="Standard">QT4_IM_MODULE=xim</text:p>
      <text:p text:style-name="Standard">QT_ACCESSIBILITY=1</text:p>
      <text:p text:style-name="Standard">QT_IM_MODULE=xim</text:p>
      <text:p text:style-name="Standard">SESSION_MANAGER=local/fondes-HP-All-in-One-22-c0xx:@/tmp/.ICE-unix/1034,unix/fondes-HP-All-in-One-22-c0xx:/tmp/.ICE-unix/1034</text:p>
      <text:p text:style-name="Standard">SHELL=/bin/bash</text:p>
      <text:p text:style-name="Standard">SHELLOPTS=braceexpand:emacs:hashall:histexpand:history:interactive-comments:monitor</text:p>
      <text:p text:style-name="Standard">SHLVL=1</text:p>
      <text:p text:style-name="Standard">SSH_AGENT_PID=1129</text:p>
      <text:p text:style-name="Standard">SSH_AUTH_SOCK=/run/user/1000/keyring/ssh</text:p>
      <text:p text:style-name="Standard">TERM=xterm-256color</text:p>
      <text:p text:style-name="Standard">TEXTDOMAIN=im-config</text:p>
      <text:p text:style-name="Standard">TEXTDOMAINDIR=/usr/share/locale/</text:p>
      <text:p text:style-name="Standard">UID=1000</text:p>
      <text:p text:style-name="Standard">USER=fondes</text:p>
      <text:p text:style-name="Standard">USERNAME=fondes</text:p>
      <text:p text:style-name="Standard">VTE_VERSION=5202</text:p>
      <text:p text:style-name="Standard">WINDOWPATH=1</text:p>
      <text:p text:style-name="Standard">XAUTHORITY=/run/user/1000/gdm/Xauthority</text:p>
      <text:p text:style-name="Standard">XDG_CONFIG_DIRS=/etc/xdg/xdg-ubuntu:/etc/xdg</text:p>
      <text:p text:style-name="Standard">XDG_CURRENT_DESKTOP=ubuntu:GNOME</text:p>
      <text:p text:style-name="Standard">XDG_DATA_DIRS=/usr/share/ubuntu:/usr/local/share:/usr/share:/var/lib/snapd/desktop</text:p>
      <text:p text:style-name="Standard">XDG_MENU_PREFIX=gnome-</text:p>
      <text:p text:style-name="Standard">XDG_RUNTIME_DIR=/run/user/1000</text:p>
      <text:p text:style-name="Standard">XDG_SEAT=seat0</text:p>
      <text:p text:style-name="Standard"><text:soft-page-break/>XDG_SESSION_DESKTOP=ubuntu</text:p>
      <text:p text:style-name="Standard">XDG_SESSION_ID=1</text:p>
      <text:p text:style-name="Standard">XDG_SESSION_TYPE=x11</text:p>
      <text:p text:style-name="Standard">XDG_VTNR=1</text:p>
      <text:p text:style-name="Standard">XMODIFIERS=@im=ibus</text:p>
      <text:p text:style-name="Standard">_=</text:p>
      <text:p text:style-name="Standard">__git_printf_supports_v=yes</text:p>
      <text:p text:style-name="Standard">__grub_script_check_program=grub-script-check</text:p>
      <text:p text:style-name="Standard">_backup_glob='@(#*#|*@(~|.@(bak|orig|rej|swp|dpkg*|rpm@(orig|new|save))))'</text:p>
      <text:p text:style-name="Standard">_xspecs=([freeamp]="!*.@(mp3|og[ag]|pls|m3u)" [bibtex]="!*.aux" [lualatex]="!*.@(?(la)tex|texi|dtx|ins|ltx|dbj)" [chromium-browser]="!*.@(?([xX]|[sS])[hH][tT][mM]?([lL])|[pP][dD][fF])" [tex]="!*.@(?(la)tex|texi|dtx|ins|ltx|dbj)" [zathura]="!*.@(cb[rz7t]|djv?(u)|?(e)ps|pdf)" [lrunzip]="!*.lrz" [amaya]="!*.@(?([xX]|[sS])[hH][tT][mM]?([lL]))" [hbpp]="!*.@([Pp][Rr][Gg]|[Cc][Ll][Pp])" [lzgrep]="!*.@(tlz|lzma)" [ggv]="!*.@(@(?(e)ps|?(E)PS|pdf|PDF)?(.gz|.GZ|.bz2|.BZ2|.Z))" [lzless]="!*.@(tlz|lzma)" [loimpress]="!*.@(sxi|sti|pps?(x)|ppt?([mx])|pot?([mx])|?(f)odp|otp)" [kdvi]="!*.@(dvi|DVI)?(.@(gz|Z|bz2))" [lobase]="!*.odb" [lbzcat]="!*.?(t)bz?(2)" [lilypond]="!*.ly" [sxemacs]="*.@([ao]|so|so.!(conf|*/*)|[rs]pm|gif|jp?(e)g|mp3|mp?(e)g|avi|asf|ogg|class)" [epdfview]="!*.pdf" [localc]="!*.@(sxc|stc|xls?([bmx])|xlw|xlt?([mx])|[ct]sv|?(f)ods|ots)" [texi2dvi]="!*.@(?(la)tex|texi|dtx|ins|ltx|dbj)" [ps2pdf12]="!*.@(?(e)ps|pdf)" [ee]="!*.@(gif|jp?(e)g|miff|tif?(f)|pn[gm]|p[bgp]m|bmp|xpm|ico|xwd|tga|pcx)" [lbunzip2]="!*.?(t)bz?(2)" [ps2pdf13]="!*.@(?(e)ps|pdf)" [ps2pdf14]="!*.@(?(e)ps|pdf)" [lzfgrep]="!*.@(tlz|lzma)" [hbrun]="!*.[Hh][Rr][Bb]" [kbabel]="!*.po" [rview]="*.@([ao]|so|so.!(conf|*/*)|[rs]pm|gif|jp?(e)g|mp3|mp?(e)g|avi|asf|ogg|class)" [kaffeine]="!*@(.@(mp?(e)g|MP?(E)G|wm[av]|WM[AV]|avi|AVI|asf|vob|VOB|bin|dat|divx|DIVX|vcd|ps|pes|fli|flv|FLV|fxm|FXM|viv|rm|ram|yuv|mov|MOV|qt|QT|web[am]|WEB[AM]|mp[234]|MP[234]|m?(p)4[av]|M?(P)4[AV]|mkv|MKV|og[agmvx]|OG[AGMVX]|t[ps]|T[PS]|m2t?(s)|M2T?(S)|mts|MTS|wav|WAV|flac|FLAC|asx|ASX|mng|MNG|srt|m[eo]d|M[EO]D|s[3t]m|S[3T]M|it|IT|xm|XM|iso|ISO)|+([0-9]).@(vdr|VDR))?(.part)" [xv]="!*.@(gif|jp?(e)g?(2)|j2[ck]|jp[2f]|tif?(f)|png|p[bgp]m|bmp|x[bp]m|rle|rgb|pcx|fits|pm|?(e)ps)" [rgvim]="*.@([ao]|so|so.!(conf|*/*)|[rs]pm|gif|jp?(e)g|mp3|mp?(e)g|avi|asf|ogg|class)" [oodraw]="!*.@(sxd|std|sda|sdd|?(f)odg|otg)" [elinks]="!*.@(?([xX]|[sS])[hH][tT][mM]?([lL]))" [playmidi]="!*.@(mid?(i)|cmf)" [xine]="!*@(.@(mp?(e)g|MP?(E)G|wm[av]|WM[AV]|avi|AVI|asf|vob|VOB|bin|dat|divx|DIVX|vcd|ps|pes|fli|flv|FLV|fxm|FXM|viv|rm|ram|yuv|mov|MOV|qt|QT|web[am]|WEB[AM]|mp[234]|MP[234]|m?(p)4[av]|M?(P)4[AV]|mkv|MKV|og[agmvx]|OG[AGMVX]|t[ps]|T[PS]|m2t?(s)|M2T?(S)|mts|MTS|wav|WAV|flac|FLAC|asx|ASX|mng|MNG|srt|m[eo]d|M[EO]D|s[3t]m|S[3T]M|it|IT|xm|XM)|+([0-9]).@(vdr|VDR))?(.part)" [xpdf]="!*.@(pdf|fdf)?(.@(gz|GZ|bz2|BZ2|Z))" [aviplay]="!*.@(avi|asf|wmv)" [latex]="!*.@(?(la)tex|texi|dtx|ins|ltx|dbj)" [lodraw]="!*.@(sxd|std|sda|sdd|?(f)odg|otg)" [rvim]="*.@([ao]|so|so.!(conf|*/*)|[rs]pm|gif|jp?(e)g|mp3|mp?(e)g|avi|asf|ogg|class)" [ogg123]="!*.@(og[ag]|m3u|flac|spx)" [ps2pdfwr]="!*.@(?(e)ps|pdf)" [harbour]="!*.@([Pp][Rr][Gg]|[Cc][Ll][Pp])" [lomath]="!*.@(sxm|smf|mml|odf)" [xemacs]="*.@([ao]|so|so.!(conf|*/*)|[rs]pm|gif|jp?(e)g|mp3|mp?(e)g|avi|asf|ogg|class)" [unlzma]="!*.@(tlz|lzma)" [lowriter]="!*.@(sxw|stw|sxg|sgl|doc?([mx])|dot?([mx])|rtf|txt|htm|html|?(f)odt|ott|odm|pdf)" [vi]="*.@([ao]|so|so.!(conf|*/*)|[rs]pm|gif|jp?(e)g|mp3|mp?(e)g|avi|asf|ogg|class)" [xetex]="!*.@(?(la)tex|texi|dtx|ins|ltx|dbj)" [gvim]="*.@([ao]|so|so.!(conf|*/*)|[rs]pm|gif|jp?(e)g|mp3|mp?(e)g|avi|asf|ogg|class)" [kid3-qt]="!*.@(mp[234c]|og[ag]|@(fl|a)ac|m4[abp]|spx|tta|w?(a)v|wma|aif?(f)|asf|ape)" [xanim]="!*.@(mpg|mpeg|avi|mov|qt)" [portecle]="!@(*.@(ks|jks|jceks|p12|pfx|bks|ubr|gkr|cer|crt|cert|p7b|pkipath|pem|p10|csr|crl)|cacerts)" [oocalc]="!*.@(sxc|stc|xls?([bmx])|xlw|xlt?([mx])|[ct]sv|?(f)ods|ots)" [emacs]="*.@([ao]|so|so.!(conf|*/*)|[rs]pm|gif|jp?(e)g|mp3|mp?(e)g|avi|asf|ogg|class)" [fbxine]="!*@(.@(mp?(e)g|MP?(E)G|wm[av]|WM[AV]|avi|AVI|asf|vob|VOB|bin|dat|divx|DIVX|vcd|ps|pes|fli|flv|FLV|fxm|FXM|viv|rm|ram|yuv|mov|MOV|qt|QT|web[am]|WEB[AM]|mp[234]|MP[234]|m?(p)4[av]|M?(P)4[AV]|mkv|MKV|og[agmvx]|OG[AGMVX]|t[ps]|T[PS]|m2t?(s)|M2T?(S)|mts|MTS|wav|WAV|flac|FLAC|asx|ASX|mng|MNG|srt|m[eo]d|M[EO]D|s[3t]m|S[3T]M|it|IT|xm|XM)|+([0-9]).@(vdr|VDR))?(.part)" [kpdf]="!*.@(?(e)ps|<text:soft-page-break/>pdf)" [oomath]="!*.@(sxm|smf|mml|odf)" [compress]="*.Z" [iceweasel]="!*.@(?([xX]|[sS])[hH][tT][mM]?([lL])|[pP][dD][fF])" [zcat]="!*.@(Z|[gGd]z|t[ag]z)" [unzip]="!*.@(zip|[egjsw]ar|exe|pk3|wsz|zargo|xpi|s[tx][cdiw]|sx[gm]|o[dt][tspgfc]|od[bm]|oxt|epub|apk|ipa|do[ct][xm]|p[op]t[mx]|xl[st][xm]|pyz)" [modplug123]="!*.@(669|abc|am[fs]|d[bs]m|dmf|far|it|mdl|m[eo]d|mid?(i)|mt[2m]|oct|okt?(a)|p[st]m|s[3t]m|ult|umx|wav|xm)" [dvipdfm]="!*.dvi" [oobase]="!*.odb" [zipinfo]="!*.@(zip|[egjsw]ar|exe|pk3|wsz|zargo|xpi|s[tx][cdiw]|sx[gm]|o[dt][tspgfc]|od[bm]|oxt|epub|apk|ipa|do[ct][xm]|p[op]t[mx]|xl[st][xm]|pyz)" [epiphany]="!*.@(?([xX]|[sS])[hH][tT][mM]?([lL]))" [galeon]="!*.@(?([xX]|[sS])[hH][tT][mM]?([lL]))" [bzme]="!*.@(zip|z|gz|tgz)" [xfig]="!*.fig" [xdvi]="!*.@(dvi|DVI)?(.@(gz|Z|bz2))" [cdiff]="!*.@(dif?(f)|?(d)patch)?(.@([gx]z|bz2|lzma))" [rgview]="*.@([ao]|so|so.!(conf|*/*)|[rs]pm|gif|jp?(e)g|mp3|mp?(e)g|avi|asf|ogg|class)" [oowriter]="!*.@(sxw|stw|sxg|sgl|doc?([mx])|dot?([mx])|rtf|txt|htm|html|?(f)odt|ott|odm|pdf)" [netscape]="!*.@(?([xX]|[sS])[hH][tT][mM]?([lL]))" [acroread]="!*.[pf]df" [makeinfo]="!*.texi*" [kwrite]="*.@([ao]|so|so.!(conf|*/*)|[rs]pm|gif|jp?(e)g|mp3|mp?(e)g|avi|asf|ogg|class)" [gview]="*.@([ao]|so|so.!(conf|*/*)|[rs]pm|gif|jp?(e)g|mp3|mp?(e)g|avi|asf|ogg|class)" [qiv]="!*.@(gif|jp?(e)g|tif?(f)|png|p[bgp]m|bmp|x[bp]m|rle|rgb|pcx|fits|pm|svg)" [bzcat]="!*.?(t)bz?(2)" [pdftex]="!*.@(?(la)tex|texi|dtx|ins|ltx|dbj)" [rpm2cpio]="!*.[rs]pm" [view]="*.@([ao]|so|so.!(conf|*/*)|[rs]pm|gif|jp?(e)g|mp3|mp?(e)g|avi|asf|ogg|class)" [unxz]="!*.@(?(t)xz|tlz|lzma)" [ly2dvi]="!*.ly" [mozilla]="!*.@(?([xX]|[sS])[hH][tT][mM]?([lL]))" [modplugplay]="!*.@(669|abc|am[fs]|d[bs]m|dmf|far|it|mdl|m[eo]d|mid?(i)|mt[2m]|oct|okt?(a)|p[st]m|s[3t]m|ult|umx|wav|xm)" [dillo]="!*.@(?([xX]|[sS])[hH][tT][mM]?([lL]))" [aaxine]="!*@(.@(mp?(e)g|MP?(E)G|wm[av]|WM[AV]|avi|AVI|asf|vob|VOB|bin|dat|divx|DIVX|vcd|ps|pes|fli|flv|FLV|fxm|FXM|viv|rm|ram|yuv|mov|MOV|qt|QT|web[am]|WEB[AM]|mp[234]|MP[234]|m?(p)4[av]|M?(P)4[AV]|mkv|MKV|og[agmvx]|OG[AGMVX]|t[ps]|T[PS]|m2t?(s)|M2T?(S)|mts|MTS|wav|WAV|flac|FLAC|asx|ASX|mng|MNG|srt|m[eo]d|M[EO]D|s[3t]m|S[3T]M|it|IT|xm|XM)|+([0-9]).@(vdr|VDR))?(.part)" [dvipdfmx]="!*.dvi" [advi]="!*.dvi" [lzmore]="!*.@(tlz|lzma)" [poedit]="!*.po" [firefox]="!*.@(?([xX]|[sS])[hH][tT][mM]?([lL])|[pP][dD][fF])" [gv]="!*.@(@(?(e)ps|?(E)PS|pdf|PDF)?(.gz|.GZ|.bz2|.BZ2|.Z))" [madplay]="!*.mp3" [gtranslator]="!*.po" [jadetex]="!*.@(?(la)tex|texi|dtx|ins|ltx|dbj)" [gpdf]="!*.[pf]df" [kghostview]="!*.@(@(?(e)ps|?(E)PS|pdf|PDF)?(.gz|.GZ|.bz2|.BZ2|.Z))" [pbzcat]="!*.?(t)bz?(2)" [lzcat]="!*.@(tlz|lzma)" [vim]="*.@([ao]|so|so.!(conf|*/*)|[rs]pm|gif|jp?(e)g|mp3|mp?(e)g|avi|asf|ogg|class)" [dvips]="!*.dvi" [pdfunite]="!*.pdf" [dvitype]="!*.dvi" [realplay]="!*.@(rm?(j)|ra?(m)|smi?(l))" [gqmpeg]="!*.@(mp3|og[ag]|pls|m3u)" [xelatex]="!*.@(?(la)tex|texi|dtx|ins|ltx|dbj)" [lzegrep]="!*.@(tlz|lzma)" [bunzip2]="!*.?(t)bz?(2)" [znew]="*.Z" [lokalize]="!*.po" [kate]="*.@([ao]|so|so.!(conf|*/*)|[rs]pm|gif|jp?(e)g|mp3|mp?(e)g|avi|asf|ogg|class)" [dragon]="!*@(.@(mp?(e)g|MP?(E)G|wm[av]|WM[AV]|avi|AVI|asf|vob|VOB|bin|dat|divx|DIVX|vcd|ps|pes|fli|flv|FLV|fxm|FXM|viv|rm|ram|yuv|mov|MOV|qt|QT|web[am]|WEB[AM]|mp[234]|MP[234]|m?(p)4[av]|M?(P)4[AV]|mkv|MKV|og[agmvx]|OG[AGMVX]|t[ps]|T[PS]|m2t?(s)|M2T?(S)|mts|MTS|wav|WAV|flac|FLAC|asx|ASX|mng|MNG|srt|m[eo]d|M[EO]D|s[3t]m|S[3T]M|it|IT|xm|XM|iso|ISO)|+([0-9]).@(vdr|VDR))?(.part)" [pdflatex]="!*.@(?(la)tex|texi|dtx|ins|ltx|dbj)" [mozilla-firefox]="!*.@(?([xX]|[sS])[hH][tT][mM]?([lL])|[pP][dD][fF])" [ooimpress]="!*.@(sxi|sti|pps?(x)|ppt?([mx])|pot?([mx])|?(f)odp|otp)" [uncompress]="!*.Z" [unpigz]="!*.@(Z|[gGdz]z|t[ag]z)" [luatex]="!*.@(?(la)tex|texi|dtx|ins|ltx|dbj)" [lynx]="!*.@(?([xX]|[sS])[hH][tT][mM]?([lL]))" [ps2pdf]="!*.@(?(e)ps|pdf)" [mpg321]="!*.mp3" [mpg123]="!*.mp3" [pbunzip2]="!*.?(t)bz?(2)" [kid3]="!*.@(mp[234c]|og[ag]|@(fl|a)ac|m4[abp]|spx|tta|w?(a)v|wma|aif?(f)|asf|ape)" [pdfjadetex]="!*.@(?(la)tex|texi|dtx|ins|ltx|dbj)" [dvipdf]="!*.dvi" [gharbour]="!*.@([Pp][Rr][Gg]|[Cc][Ll][Pp])" [texi2html]="!*.texi*" [gunzip]="!*.@(Z|[gGd]z|t[ag]z)" [google-chrome]="!*.@(?([xX]|[sS])[hH][tT][mM]?([lL])|[pP][dD][fF])" [okular]="!*.@(okular|@(?(e|x)ps|?(E|X)PS|[pf]df|[PF]DF|dvi|DVI|cb[rz]|CB[RZ]|djv?(u)|DJV?(U)|dvi|DVI|gif|jp?(e)g|miff|tif?(f)|pn[gm]|p[bgp]m|bmp|xpm|ico|xwd|tga|pcx|GIF|JP?(E)G|MIFF|TIF?(F)|PN[GM]|P[BGP]M|BMP|XPM|ICO|XWD|TGA|PCX|epub|EPUB|odt|ODT|fb?(2)|FB?(2)|mobi|MOBI|g3|G3|chm|CHM)?(.?(gz|GZ|bz2|BZ2)))" [slitex]="!*.@(?(la)tex|texi|dtx|ins|ltx|dbj)" [xzcat]="!*.@(?(t)xz|tlz|lzma)" [timidity]="!*.@(mid?(i)|rmi|rcp|[gr]36|g18|mod|xm|it|x3m|s[3t]m|kar)" [dviselect]="!*.dvi" )</text:p>
      <text:p text:style-name="Standard">a=bonjour</text:p>
      <text:p text:style-name="Standard"><text:soft-page-break/>__expand_tilde_by_ref () </text:p>
      <text:p text:style-name="Standard">{ </text:p>
      <text:p text:style-name="Standard"><text:s text:c="4"/>if [[ ${!1} == \~* ]]; then</text:p>
      <text:p text:style-name="Standard"><text:s text:c="8"/>eval $1=$(printf ~%q "${!1#\~}");</text:p>
      <text:p text:style-name="Standard"><text:s text:c="4"/>fi</text:p>
      <text:p text:style-name="Standard">}</text:p>
      <text:p text:style-name="Standard">__get_cword_at_cursor_by_ref () </text:p>
      <text:p text:style-name="Standard">{ </text:p>
      <text:p text:style-name="Standard"><text:s text:c="4"/>local cword words=();</text:p>
      <text:p text:style-name="Standard"><text:s text:c="4"/>__reassemble_comp_words_by_ref "$1" words cword;</text:p>
      <text:p text:style-name="Standard"><text:s text:c="4"/>local i cur index=$COMP_POINT lead=${COMP_LINE:0:$COMP_POINT};</text:p>
      <text:p text:style-name="Standard"><text:s text:c="4"/>if [[ $index -gt 0 &amp;&amp; ( -n $lead &amp;&amp; -n ${lead//[[:space:]]} ) ]]; then</text:p>
      <text:p text:style-name="Standard"><text:s text:c="8"/>cur=$COMP_LINE;</text:p>
      <text:p text:style-name="Standard"><text:s text:c="8"/>for ((i = 0; i &lt;= cword; ++i ))</text:p>
      <text:p text:style-name="Standard"><text:s text:c="8"/>do</text:p>
      <text:p text:style-name="Standard"><text:s text:c="12"/>while [[ ${#cur} -ge ${#words[i]} &amp;&amp; "${cur:0:${#words[i]}}" != "${words[i]}" ]]; do</text:p>
      <text:p text:style-name="Standard"><text:s text:c="16"/>cur="${cur:1}";</text:p>
      <text:p text:style-name="Standard"><text:s text:c="16"/>[[ $index -gt 0 ]] &amp;&amp; ((index--));</text:p>
      <text:p text:style-name="Standard"><text:s text:c="12"/>done;</text:p>
      <text:p text:style-name="Standard"><text:s text:c="12"/>if [[ $i -lt $cword ]]; then</text:p>
      <text:p text:style-name="Standard"><text:s text:c="16"/>local old_size=${#cur};</text:p>
      <text:p text:style-name="Standard"><text:s text:c="16"/>cur="${cur#"${words[i]}"}";</text:p>
      <text:p text:style-name="Standard"><text:s text:c="16"/>local new_size=${#cur};</text:p>
      <text:p text:style-name="Standard"><text:s text:c="16"/>index=$(( index - old_size + new_size ));</text:p>
      <text:p text:style-name="Standard"><text:s text:c="12"/>fi;</text:p>
      <text:p text:style-name="Standard"><text:s text:c="8"/>done;</text:p>
      <text:p text:style-name="Standard"><text:s text:c="8"/>[[ -n $cur &amp;&amp; ! -n ${cur//[[:space:]]} ]] &amp;&amp; cur=;</text:p>
      <text:p text:style-name="Standard"><text:s text:c="8"/>[[ $index -lt 0 ]] &amp;&amp; index=0;</text:p>
      <text:p text:style-name="Standard"><text:s text:c="4"/>fi;</text:p>
      <text:p text:style-name="Standard"><text:s text:c="4"/>local "$2" "$3" "$4" &amp;&amp; _upvars -a${#words[@]} $2 "${words[@]}" -v $3 "$cword" -v $4 "${cur:0:$index}"</text:p>
      <text:p text:style-name="Standard">}</text:p>
      <text:p text:style-name="Standard">__git_eread () </text:p>
      <text:p text:style-name="Standard">{ </text:p>
      <text:p text:style-name="Standard"><text:s text:c="4"/>test -r "$1" &amp;&amp; IFS='</text:p>
      <text:p text:style-name="Standard">' read "$2" &lt; "$1"</text:p>
      <text:p text:style-name="Standard">}</text:p>
      <text:p text:style-name="Standard">__git_ps1 () </text:p>
      <text:p text:style-name="Standard">{ </text:p>
      <text:p text:style-name="Standard"><text:s text:c="4"/>local exit=$?;</text:p>
      <text:p text:style-name="Standard"><text:s text:c="4"/>local pcmode=no;</text:p>
      <text:p text:style-name="Standard"><text:s text:c="4"/>local detached=no;</text:p>
      <text:p text:style-name="Standard"><text:s text:c="4"/>local ps1pc_start='\u@\h:\w ';</text:p>
      <text:p text:style-name="Standard"><text:s text:c="4"/>local ps1pc_end='\$ ';</text:p>
      <text:p text:style-name="Standard"><text:s text:c="4"/>local printf_format=' (%s)';</text:p>
      <text:p text:style-name="Standard"><text:s text:c="4"/>case "$#" in </text:p>
      <text:p text:style-name="Standard"><text:s text:c="8"/>2 | 3)</text:p>
      <text:p text:style-name="Standard"><text:s text:c="12"/>pcmode=yes;</text:p>
      <text:p text:style-name="Standard"><text:s text:c="12"/>ps1pc_start="$1";</text:p>
      <text:p text:style-name="Standard"><text:s text:c="12"/>ps1pc_end="$2";</text:p>
      <text:p text:style-name="Standard"><text:s text:c="12"/>printf_format="${3:-$printf_format}";</text:p>
      <text:p text:style-name="Standard"><text:s text:c="12"/>PS1="$ps1pc_start$ps1pc_end"</text:p>
      <text:p text:style-name="Standard"><text:soft-page-break/><text:s text:c="8"/>;;</text:p>
      <text:p text:style-name="Standard"><text:s text:c="8"/>0 | 1)</text:p>
      <text:p text:style-name="Standard"><text:s text:c="12"/>printf_format="${1:-$printf_format}"</text:p>
      <text:p text:style-name="Standard"><text:s text:c="8"/>;;</text:p>
      <text:p text:style-name="Standard"><text:s text:c="8"/>*)</text:p>
      <text:p text:style-name="Standard"><text:s text:c="12"/>return $exit</text:p>
      <text:p text:style-name="Standard"><text:s text:c="8"/>;;</text:p>
      <text:p text:style-name="Standard"><text:s text:c="4"/>esac;</text:p>
      <text:p text:style-name="Standard"><text:s text:c="4"/>local ps1_expanded=yes;</text:p>
      <text:p text:style-name="Standard"><text:s text:c="4"/>[ -z "${ZSH_VERSION-}" ] || [[ -o PROMPT_SUBST ]] || ps1_expanded=no;</text:p>
      <text:p text:style-name="Standard"><text:s text:c="4"/>[ -z "${BASH_VERSION-}" ] || shopt -q promptvars || ps1_expanded=no;</text:p>
      <text:p text:style-name="Standard"><text:s text:c="4"/>local repo_info rev_parse_exit_code;</text:p>
      <text:p text:style-name="Standard"><text:s text:c="4"/>repo_info="$(git rev-parse --git-dir --is-inside-git-dir <text:tab/><text:tab/>--is-bare-repository --is-inside-work-tree <text:tab/><text:tab/>--short HEAD 2&gt;/dev/null)";</text:p>
      <text:p text:style-name="Standard"><text:s text:c="4"/>rev_parse_exit_code="$?";</text:p>
      <text:p text:style-name="Standard"><text:s text:c="4"/>if [ -z "$repo_info" ]; then</text:p>
      <text:p text:style-name="Standard"><text:s text:c="8"/>return $exit;</text:p>
      <text:p text:style-name="Standard"><text:s text:c="4"/>fi;</text:p>
      <text:p text:style-name="Standard"><text:s text:c="4"/>local short_sha="";</text:p>
      <text:p text:style-name="Standard"><text:s text:c="4"/>if [ "$rev_parse_exit_code" = "0" ]; then</text:p>
      <text:p text:style-name="Standard"><text:s text:c="8"/>short_sha="${repo_info##*</text:p>
      <text:p text:style-name="Standard">}";</text:p>
      <text:p text:style-name="Standard"><text:s text:c="8"/>repo_info="${repo_info%</text:p>
      <text:p text:style-name="Standard">*}";</text:p>
      <text:p text:style-name="Standard"><text:s text:c="4"/>fi;</text:p>
      <text:p text:style-name="Standard"><text:s text:c="4"/>local inside_worktree="${repo_info##*</text:p>
      <text:p text:style-name="Standard">}";</text:p>
      <text:p text:style-name="Standard"><text:s text:c="4"/>repo_info="${repo_info%</text:p>
      <text:p text:style-name="Standard">*}";</text:p>
      <text:p text:style-name="Standard"><text:s text:c="4"/>local bare_repo="${repo_info##*</text:p>
      <text:p text:style-name="Standard">}";</text:p>
      <text:p text:style-name="Standard"><text:s text:c="4"/>repo_info="${repo_info%</text:p>
      <text:p text:style-name="Standard">*}";</text:p>
      <text:p text:style-name="Standard"><text:s text:c="4"/>local inside_gitdir="${repo_info##*</text:p>
      <text:p text:style-name="Standard">}";</text:p>
      <text:p text:style-name="Standard"><text:s text:c="4"/>local g="${repo_info%</text:p>
      <text:p text:style-name="Standard">*}";</text:p>
      <text:p text:style-name="Standard"><text:s text:c="4"/>if [ "true" = "$inside_worktree" ] &amp;&amp; [ -n "${GIT_PS1_HIDE_IF_PWD_IGNORED-}" ] &amp;&amp; [ "$(git config --bool bash.hideIfPwdIgnored)" != "false" ] &amp;&amp; git check-ignore -q .; then</text:p>
      <text:p text:style-name="Standard"><text:s text:c="8"/>return $exit;</text:p>
      <text:p text:style-name="Standard"><text:s text:c="4"/>fi;</text:p>
      <text:p text:style-name="Standard"><text:s text:c="4"/>local r="";</text:p>
      <text:p text:style-name="Standard"><text:s text:c="4"/>local b="";</text:p>
      <text:p text:style-name="Standard"><text:s text:c="4"/>local step="";</text:p>
      <text:p text:style-name="Standard"><text:s text:c="4"/>local total="";</text:p>
      <text:p text:style-name="Standard"><text:s text:c="4"/>if [ -d "$g/rebase-merge" ]; then</text:p>
      <text:p text:style-name="Standard"><text:s text:c="8"/>__git_eread "$g/rebase-merge/head-name" b;</text:p>
      <text:p text:style-name="Standard"><text:s text:c="8"/>__git_eread "$g/rebase-merge/msgnum" step;</text:p>
      <text:p text:style-name="Standard"><text:s text:c="8"/>__git_eread "$g/rebase-merge/end" total;</text:p>
      <text:p text:style-name="Standard"><text:s text:c="8"/>if [ -f "$g/rebase-merge/interactive" ]; then</text:p>
      <text:p text:style-name="Standard"><text:s text:c="12"/>r="|REBASE-i";</text:p>
      <text:p text:style-name="Standard"><text:s text:c="8"/>else</text:p>
      <text:p text:style-name="Standard"><text:soft-page-break/><text:s text:c="12"/>r="|REBASE-m";</text:p>
      <text:p text:style-name="Standard"><text:s text:c="8"/>fi;</text:p>
      <text:p text:style-name="Standard"><text:s text:c="4"/>else</text:p>
      <text:p text:style-name="Standard"><text:s text:c="8"/>if [ -d "$g/rebase-apply" ]; then</text:p>
      <text:p text:style-name="Standard"><text:s text:c="12"/>__git_eread "$g/rebase-apply/next" step;</text:p>
      <text:p text:style-name="Standard"><text:s text:c="12"/>__git_eread "$g/rebase-apply/last" total;</text:p>
      <text:p text:style-name="Standard"><text:s text:c="12"/>if [ -f "$g/rebase-apply/rebasing" ]; then</text:p>
      <text:p text:style-name="Standard"><text:s text:c="16"/>__git_eread "$g/rebase-apply/head-name" b;</text:p>
      <text:p text:style-name="Standard"><text:s text:c="16"/>r="|REBASE";</text:p>
      <text:p text:style-name="Standard"><text:s text:c="12"/>else</text:p>
      <text:p text:style-name="Standard"><text:s text:c="16"/>if [ -f "$g/rebase-apply/applying" ]; then</text:p>
      <text:p text:style-name="Standard"><text:s text:c="20"/>r="|AM";</text:p>
      <text:p text:style-name="Standard"><text:s text:c="16"/>else</text:p>
      <text:p text:style-name="Standard"><text:s text:c="20"/>r="|AM/REBASE";</text:p>
      <text:p text:style-name="Standard"><text:s text:c="16"/>fi;</text:p>
      <text:p text:style-name="Standard"><text:s text:c="12"/>fi;</text:p>
      <text:p text:style-name="Standard"><text:s text:c="8"/>else</text:p>
      <text:p text:style-name="Standard"><text:s text:c="12"/>if [ -f "$g/MERGE_HEAD" ]; then</text:p>
      <text:p text:style-name="Standard"><text:s text:c="16"/>r="|MERGING";</text:p>
      <text:p text:style-name="Standard"><text:s text:c="12"/>else</text:p>
      <text:p text:style-name="Standard"><text:s text:c="16"/>if [ -f "$g/CHERRY_PICK_HEAD" ]; then</text:p>
      <text:p text:style-name="Standard"><text:s text:c="20"/>r="|CHERRY-PICKING";</text:p>
      <text:p text:style-name="Standard"><text:s text:c="16"/>else</text:p>
      <text:p text:style-name="Standard"><text:s text:c="20"/>if [ -f "$g/REVERT_HEAD" ]; then</text:p>
      <text:p text:style-name="Standard"><text:s text:c="24"/>r="|REVERTING";</text:p>
      <text:p text:style-name="Standard"><text:s text:c="20"/>else</text:p>
      <text:p text:style-name="Standard"><text:s text:c="24"/>if [ -f "$g/BISECT_LOG" ]; then</text:p>
      <text:p text:style-name="Standard"><text:s text:c="28"/>r="|BISECTING";</text:p>
      <text:p text:style-name="Standard"><text:s text:c="24"/>fi;</text:p>
      <text:p text:style-name="Standard"><text:s text:c="20"/>fi;</text:p>
      <text:p text:style-name="Standard"><text:s text:c="16"/>fi;</text:p>
      <text:p text:style-name="Standard"><text:s text:c="12"/>fi;</text:p>
      <text:p text:style-name="Standard"><text:s text:c="8"/>fi;</text:p>
      <text:p text:style-name="Standard"><text:s text:c="8"/>if [ -n "$b" ]; then</text:p>
      <text:p text:style-name="Standard"><text:s text:c="12"/>:;</text:p>
      <text:p text:style-name="Standard"><text:s text:c="8"/>else</text:p>
      <text:p text:style-name="Standard"><text:s text:c="12"/>if [ -h "$g/HEAD" ]; then</text:p>
      <text:p text:style-name="Standard"><text:s text:c="16"/>b="$(git symbolic-ref HEAD 2&gt;/dev/null)";</text:p>
      <text:p text:style-name="Standard"><text:s text:c="12"/>else</text:p>
      <text:p text:style-name="Standard"><text:s text:c="16"/>local head="";</text:p>
      <text:p text:style-name="Standard"><text:s text:c="16"/>if ! __git_eread "$g/HEAD" head; then</text:p>
      <text:p text:style-name="Standard"><text:s text:c="20"/>return $exit;</text:p>
      <text:p text:style-name="Standard"><text:s text:c="16"/>fi;</text:p>
      <text:p text:style-name="Standard"><text:s text:c="16"/>b="${head#ref: }";</text:p>
      <text:p text:style-name="Standard"><text:s text:c="16"/>if [ "$head" = "$b" ]; then</text:p>
      <text:p text:style-name="Standard"><text:s text:c="20"/>detached=yes;</text:p>
      <text:p text:style-name="Standard"><text:s text:c="20"/>b="$(</text:p>
      <text:p text:style-name="Standard"><text:tab/><text:tab/><text:tab/><text:tab/>case "${GIT_PS1_DESCRIBE_STYLE-}" in</text:p>
      <text:p text:style-name="Standard"><text:tab/><text:tab/><text:tab/><text:tab/>(contains)</text:p>
      <text:p text:style-name="Standard"><text:tab/><text:tab/><text:tab/><text:tab/><text:tab/>git describe --contains HEAD ;;</text:p>
      <text:p text:style-name="Standard"><text:tab/><text:tab/><text:tab/><text:tab/>(branch)</text:p>
      <text:p text:style-name="Standard"><text:tab/><text:tab/><text:tab/><text:tab/><text:tab/>git describe --contains --all HEAD ;;</text:p>
      <text:p text:style-name="Standard"><text:soft-page-break/><text:tab/><text:tab/><text:tab/><text:tab/>(tag)</text:p>
      <text:p text:style-name="Standard"><text:tab/><text:tab/><text:tab/><text:tab/><text:tab/>git describe --tags HEAD ;;</text:p>
      <text:p text:style-name="Standard"><text:tab/><text:tab/><text:tab/><text:tab/>(describe)</text:p>
      <text:p text:style-name="Standard"><text:tab/><text:tab/><text:tab/><text:tab/><text:tab/>git describe HEAD ;;</text:p>
      <text:p text:style-name="Standard"><text:tab/><text:tab/><text:tab/><text:tab/>(* | default)</text:p>
      <text:p text:style-name="Standard"><text:tab/><text:tab/><text:tab/><text:tab/><text:tab/>git describe --tags --exact-match HEAD ;;</text:p>
      <text:p text:style-name="Standard"><text:tab/><text:tab/><text:tab/><text:tab/>esac 2&gt;/dev/null)" || b="$short_sha...";</text:p>
      <text:p text:style-name="Standard"><text:s text:c="20"/>b="($b)";</text:p>
      <text:p text:style-name="Standard"><text:s text:c="16"/>fi;</text:p>
      <text:p text:style-name="Standard"><text:s text:c="12"/>fi;</text:p>
      <text:p text:style-name="Standard"><text:s text:c="8"/>fi;</text:p>
      <text:p text:style-name="Standard"><text:s text:c="4"/>fi;</text:p>
      <text:p text:style-name="Standard"><text:s text:c="4"/>if [ -n "$step" ] &amp;&amp; [ -n "$total" ]; then</text:p>
      <text:p text:style-name="Standard"><text:s text:c="8"/>r="$r $step/$total";</text:p>
      <text:p text:style-name="Standard"><text:s text:c="4"/>fi;</text:p>
      <text:p text:style-name="Standard"><text:s text:c="4"/>local w="";</text:p>
      <text:p text:style-name="Standard"><text:s text:c="4"/>local i="";</text:p>
      <text:p text:style-name="Standard"><text:s text:c="4"/>local s="";</text:p>
      <text:p text:style-name="Standard"><text:s text:c="4"/>local u="";</text:p>
      <text:p text:style-name="Standard"><text:s text:c="4"/>local c="";</text:p>
      <text:p text:style-name="Standard"><text:s text:c="4"/>local p="";</text:p>
      <text:p text:style-name="Standard"><text:s text:c="4"/>if [ "true" = "$inside_gitdir" ]; then</text:p>
      <text:p text:style-name="Standard"><text:s text:c="8"/>if [ "true" = "$bare_repo" ]; then</text:p>
      <text:p text:style-name="Standard"><text:s text:c="12"/>c="BARE:";</text:p>
      <text:p text:style-name="Standard"><text:s text:c="8"/>else</text:p>
      <text:p text:style-name="Standard"><text:s text:c="12"/>b="GIT_DIR!";</text:p>
      <text:p text:style-name="Standard"><text:s text:c="8"/>fi;</text:p>
      <text:p text:style-name="Standard"><text:s text:c="4"/>else</text:p>
      <text:p text:style-name="Standard"><text:s text:c="8"/>if [ "true" = "$inside_worktree" ]; then</text:p>
      <text:p text:style-name="Standard"><text:s text:c="12"/>if [ -n "${GIT_PS1_SHOWDIRTYSTATE-}" ] &amp;&amp; [ "$(git config --bool bash.showDirtyState)" != "false" ]; then</text:p>
      <text:p text:style-name="Standard"><text:s text:c="16"/>git diff --no-ext-diff --quiet || w="*";</text:p>
      <text:p text:style-name="Standard"><text:s text:c="16"/>git diff --no-ext-diff --cached --quiet || i="+";</text:p>
      <text:p text:style-name="Standard"><text:s text:c="16"/>if [ -z "$short_sha" ] &amp;&amp; [ -z "$i" ]; then</text:p>
      <text:p text:style-name="Standard"><text:s text:c="20"/>i="#";</text:p>
      <text:p text:style-name="Standard"><text:s text:c="16"/>fi;</text:p>
      <text:p text:style-name="Standard"><text:s text:c="12"/>fi;</text:p>
      <text:p text:style-name="Standard"><text:s text:c="12"/>if [ -n "${GIT_PS1_SHOWSTASHSTATE-}" ] &amp;&amp; git rev-parse --verify --quiet refs/stash &gt; /dev/null; then</text:p>
      <text:p text:style-name="Standard"><text:s text:c="16"/>s="$";</text:p>
      <text:p text:style-name="Standard"><text:s text:c="12"/>fi;</text:p>
      <text:p text:style-name="Standard"><text:s text:c="12"/>if [ -n "${GIT_PS1_SHOWUNTRACKEDFILES-}" ] &amp;&amp; [ "$(git config --bool bash.showUntrackedFiles)" != "false" ] &amp;&amp; git ls-files --others --exclude-standard --directory --no-empty-directory --error-unmatch -- ':/*' &gt; /dev/null 2&gt; /dev/null; then</text:p>
      <text:p text:style-name="Standard"><text:s text:c="16"/>u="%${ZSH_VERSION+%}";</text:p>
      <text:p text:style-name="Standard"><text:s text:c="12"/>fi;</text:p>
      <text:p text:style-name="Standard"><text:s text:c="12"/>if [ -n "${GIT_PS1_SHOWUPSTREAM-}" ]; then</text:p>
      <text:p text:style-name="Standard"><text:s text:c="16"/>__git_ps1_show_upstream;</text:p>
      <text:p text:style-name="Standard"><text:s text:c="12"/>fi;</text:p>
      <text:p text:style-name="Standard"><text:s text:c="8"/>fi;</text:p>
      <text:p text:style-name="Standard"><text:s text:c="4"/>fi;</text:p>
      <text:p text:style-name="Standard"><text:s text:c="4"/>local z="${GIT_PS1_STATESEPARATOR-" "}";</text:p>
      <text:p text:style-name="Standard"><text:soft-page-break/><text:s text:c="4"/>if [ $pcmode = yes ] &amp;&amp; [ -n "${GIT_PS1_SHOWCOLORHINTS-}" ]; then</text:p>
      <text:p text:style-name="Standard"><text:s text:c="8"/>__git_ps1_colorize_gitstring;</text:p>
      <text:p text:style-name="Standard"><text:s text:c="4"/>fi;</text:p>
      <text:p text:style-name="Standard"><text:s text:c="4"/>b=${b##refs/heads/};</text:p>
      <text:p text:style-name="Standard"><text:s text:c="4"/>if [ $pcmode = yes ] &amp;&amp; [ $ps1_expanded = yes ]; then</text:p>
      <text:p text:style-name="Standard"><text:s text:c="8"/>__git_ps1_branch_name=$b;</text:p>
      <text:p text:style-name="Standard"><text:s text:c="8"/>b="\${__git_ps1_branch_name}";</text:p>
      <text:p text:style-name="Standard"><text:s text:c="4"/>fi;</text:p>
      <text:p text:style-name="Standard"><text:s text:c="4"/>local f="$w$i$s$u";</text:p>
      <text:p text:style-name="Standard"><text:s text:c="4"/>local gitstring="$c$b${f:+$z$f}$r$p";</text:p>
      <text:p text:style-name="Standard"><text:s text:c="4"/>if [ $pcmode = yes ]; then</text:p>
      <text:p text:style-name="Standard"><text:s text:c="8"/>if [ "${__git_printf_supports_v-}" != yes ]; then</text:p>
      <text:p text:style-name="Standard"><text:s text:c="12"/>gitstring=$(printf -- "$printf_format" "$gitstring");</text:p>
      <text:p text:style-name="Standard"><text:s text:c="8"/>else</text:p>
      <text:p text:style-name="Standard"><text:s text:c="12"/>printf -v gitstring -- "$printf_format" "$gitstring";</text:p>
      <text:p text:style-name="Standard"><text:s text:c="8"/>fi;</text:p>
      <text:p text:style-name="Standard"><text:s text:c="8"/>PS1="$ps1pc_start$gitstring$ps1pc_end";</text:p>
      <text:p text:style-name="Standard"><text:s text:c="4"/>else</text:p>
      <text:p text:style-name="Standard"><text:s text:c="8"/>printf -- "$printf_format" "$gitstring";</text:p>
      <text:p text:style-name="Standard"><text:s text:c="4"/>fi;</text:p>
      <text:p text:style-name="Standard"><text:s text:c="4"/>return $exit</text:p>
      <text:p text:style-name="Standard">}</text:p>
      <text:p text:style-name="Standard">__git_ps1_colorize_gitstring () </text:p>
      <text:p text:style-name="Standard">{ </text:p>
      <text:p text:style-name="Standard"><text:s text:c="4"/>if [[ -n ${ZSH_VERSION-} ]]; then</text:p>
      <text:p text:style-name="Standard"><text:s text:c="8"/>local c_red='%F{red}';</text:p>
      <text:p text:style-name="Standard"><text:s text:c="8"/>local c_green='%F{green}';</text:p>
      <text:p text:style-name="Standard"><text:s text:c="8"/>local c_lblue='%F{blue}';</text:p>
      <text:p text:style-name="Standard"><text:s text:c="8"/>local c_clear='%f';</text:p>
      <text:p text:style-name="Standard"><text:s text:c="4"/>else</text:p>
      <text:p text:style-name="Standard"><text:s text:c="8"/>local c_red='\[\e[31m\]';</text:p>
      <text:p text:style-name="Standard"><text:s text:c="8"/>local c_green='\[\e[32m\]';</text:p>
      <text:p text:style-name="Standard"><text:s text:c="8"/>local c_lblue='\[\e[1;34m\]';</text:p>
      <text:p text:style-name="Standard"><text:s text:c="8"/>local c_clear='\[\e[0m\]';</text:p>
      <text:p text:style-name="Standard"><text:s text:c="4"/>fi;</text:p>
      <text:p text:style-name="Standard"><text:s text:c="4"/>local bad_color=$c_red;</text:p>
      <text:p text:style-name="Standard"><text:s text:c="4"/>local ok_color=$c_green;</text:p>
      <text:p text:style-name="Standard"><text:s text:c="4"/>local flags_color="$c_lblue";</text:p>
      <text:p text:style-name="Standard"><text:s text:c="4"/>local branch_color="";</text:p>
      <text:p text:style-name="Standard"><text:s text:c="4"/>if [ $detached = no ]; then</text:p>
      <text:p text:style-name="Standard"><text:s text:c="8"/>branch_color="$ok_color";</text:p>
      <text:p text:style-name="Standard"><text:s text:c="4"/>else</text:p>
      <text:p text:style-name="Standard"><text:s text:c="8"/>branch_color="$bad_color";</text:p>
      <text:p text:style-name="Standard"><text:s text:c="4"/>fi;</text:p>
      <text:p text:style-name="Standard"><text:s text:c="4"/>c="$branch_color$c";</text:p>
      <text:p text:style-name="Standard"><text:s text:c="4"/>z="$c_clear$z";</text:p>
      <text:p text:style-name="Standard"><text:s text:c="4"/>if [ "$w" = "*" ]; then</text:p>
      <text:p text:style-name="Standard"><text:s text:c="8"/>w="$bad_color$w";</text:p>
      <text:p text:style-name="Standard"><text:s text:c="4"/>fi;</text:p>
      <text:p text:style-name="Standard"><text:s text:c="4"/>if [ -n "$i" ]; then</text:p>
      <text:p text:style-name="Standard"><text:s text:c="8"/>i="$ok_color$i";</text:p>
      <text:p text:style-name="Standard"><text:s text:c="4"/>fi;</text:p>
      <text:p text:style-name="Standard"><text:soft-page-break/><text:s text:c="4"/>if [ -n "$s" ]; then</text:p>
      <text:p text:style-name="Standard"><text:s text:c="8"/>s="$flags_color$s";</text:p>
      <text:p text:style-name="Standard"><text:s text:c="4"/>fi;</text:p>
      <text:p text:style-name="Standard"><text:s text:c="4"/>if [ -n "$u" ]; then</text:p>
      <text:p text:style-name="Standard"><text:s text:c="8"/>u="$bad_color$u";</text:p>
      <text:p text:style-name="Standard"><text:s text:c="4"/>fi;</text:p>
      <text:p text:style-name="Standard"><text:s text:c="4"/>r="$c_clear$r"</text:p>
      <text:p text:style-name="Standard">}</text:p>
      <text:p text:style-name="Standard">__git_ps1_show_upstream () </text:p>
      <text:p text:style-name="Standard">{ </text:p>
      <text:p text:style-name="Standard"><text:s text:c="4"/>local key value;</text:p>
      <text:p text:style-name="Standard"><text:s text:c="4"/>local svn_remote svn_url_pattern count n;</text:p>
      <text:p text:style-name="Standard"><text:s text:c="4"/>local upstream=git legacy="" verbose="" name="";</text:p>
      <text:p text:style-name="Standard"><text:s text:c="4"/>svn_remote=();</text:p>
      <text:p text:style-name="Standard"><text:s text:c="4"/>local output="$(git config -z --get-regexp '^(svn-remote\..*\.url|bash\.showupstream)$' 2&gt;/dev/null | tr '\0\n' '\n ')";</text:p>
      <text:p text:style-name="Standard"><text:s text:c="4"/>while read -r key value; do</text:p>
      <text:p text:style-name="Standard"><text:s text:c="8"/>case "$key" in </text:p>
      <text:p text:style-name="Standard"><text:s text:c="12"/>bash.showupstream)</text:p>
      <text:p text:style-name="Standard"><text:s text:c="16"/>GIT_PS1_SHOWUPSTREAM="$value";</text:p>
      <text:p text:style-name="Standard"><text:s text:c="16"/>if [[ -z "${GIT_PS1_SHOWUPSTREAM}" ]]; then</text:p>
      <text:p text:style-name="Standard"><text:s text:c="20"/>p="";</text:p>
      <text:p text:style-name="Standard"><text:s text:c="20"/>return;</text:p>
      <text:p text:style-name="Standard"><text:s text:c="16"/>fi</text:p>
      <text:p text:style-name="Standard"><text:s text:c="12"/>;;</text:p>
      <text:p text:style-name="Standard"><text:s text:c="12"/>svn-remote.*.url)</text:p>
      <text:p text:style-name="Standard"><text:s text:c="16"/>svn_remote[$((${#svn_remote[@]} + 1))]="$value";</text:p>
      <text:p text:style-name="Standard"><text:s text:c="16"/>svn_url_pattern="$svn_url_pattern\\|$value";</text:p>
      <text:p text:style-name="Standard"><text:s text:c="16"/>upstream=svn+git</text:p>
      <text:p text:style-name="Standard"><text:s text:c="12"/>;;</text:p>
      <text:p text:style-name="Standard"><text:s text:c="8"/>esac;</text:p>
      <text:p text:style-name="Standard"><text:s text:c="4"/>done &lt;&lt;&lt; "$output";</text:p>
      <text:p text:style-name="Standard"><text:s text:c="4"/>for option in ${GIT_PS1_SHOWUPSTREAM};</text:p>
      <text:p text:style-name="Standard"><text:s text:c="4"/>do</text:p>
      <text:p text:style-name="Standard"><text:s text:c="8"/>case "$option" in </text:p>
      <text:p text:style-name="Standard"><text:s text:c="12"/>git | svn)</text:p>
      <text:p text:style-name="Standard"><text:s text:c="16"/>upstream="$option"</text:p>
      <text:p text:style-name="Standard"><text:s text:c="12"/>;;</text:p>
      <text:p text:style-name="Standard"><text:s text:c="12"/>verbose)</text:p>
      <text:p text:style-name="Standard"><text:s text:c="16"/>verbose=1</text:p>
      <text:p text:style-name="Standard"><text:s text:c="12"/>;;</text:p>
      <text:p text:style-name="Standard"><text:s text:c="12"/>legacy)</text:p>
      <text:p text:style-name="Standard"><text:s text:c="16"/>legacy=1</text:p>
      <text:p text:style-name="Standard"><text:s text:c="12"/>;;</text:p>
      <text:p text:style-name="Standard"><text:s text:c="12"/>name)</text:p>
      <text:p text:style-name="Standard"><text:s text:c="16"/>name=1</text:p>
      <text:p text:style-name="Standard"><text:s text:c="12"/>;;</text:p>
      <text:p text:style-name="Standard"><text:s text:c="8"/>esac;</text:p>
      <text:p text:style-name="Standard"><text:s text:c="4"/>done;</text:p>
      <text:p text:style-name="Standard"><text:s text:c="4"/>case "$upstream" in </text:p>
      <text:p text:style-name="Standard"><text:s text:c="8"/>git)</text:p>
      <text:p text:style-name="Standard"><text:s text:c="12"/>upstream="@{upstream}"</text:p>
      <text:p text:style-name="Standard"><text:soft-page-break/><text:s text:c="8"/>;;</text:p>
      <text:p text:style-name="Standard"><text:s text:c="8"/>svn*)</text:p>
      <text:p text:style-name="Standard"><text:s text:c="12"/>local -a svn_upstream;</text:p>
      <text:p text:style-name="Standard"><text:s text:c="12"/>svn_upstream=($(git log --first-parent -1 <text:tab/><text:tab/><text:tab/><text:tab/>--grep="^git-svn-id: \(${svn_url_pattern#??}\)" 2&gt;/dev/null));</text:p>
      <text:p text:style-name="Standard"><text:s text:c="12"/>if [[ 0 -ne ${#svn_upstream[@]} ]]; then</text:p>
      <text:p text:style-name="Standard"><text:s text:c="16"/>svn_upstream=${svn_upstream[${#svn_upstream[@]} - 2]};</text:p>
      <text:p text:style-name="Standard"><text:s text:c="16"/>svn_upstream=${svn_upstream%@*};</text:p>
      <text:p text:style-name="Standard"><text:s text:c="16"/>local n_stop="${#svn_remote[@]}";</text:p>
      <text:p text:style-name="Standard"><text:s text:c="16"/>for ((n=1; n &lt;= n_stop; n++))</text:p>
      <text:p text:style-name="Standard"><text:s text:c="16"/>do</text:p>
      <text:p text:style-name="Standard"><text:s text:c="20"/>svn_upstream=${svn_upstream#${svn_remote[$n]}};</text:p>
      <text:p text:style-name="Standard"><text:s text:c="16"/>done;</text:p>
      <text:p text:style-name="Standard"><text:s text:c="16"/>if [[ -z "$svn_upstream" ]]; then</text:p>
      <text:p text:style-name="Standard"><text:s text:c="20"/>upstream=${GIT_SVN_ID:-git-svn};</text:p>
      <text:p text:style-name="Standard"><text:s text:c="16"/>else</text:p>
      <text:p text:style-name="Standard"><text:s text:c="20"/>upstream=${svn_upstream#/};</text:p>
      <text:p text:style-name="Standard"><text:s text:c="16"/>fi;</text:p>
      <text:p text:style-name="Standard"><text:s text:c="12"/>else</text:p>
      <text:p text:style-name="Standard"><text:s text:c="16"/>if [[ "svn+git" = "$upstream" ]]; then</text:p>
      <text:p text:style-name="Standard"><text:s text:c="20"/>upstream="@{upstream}";</text:p>
      <text:p text:style-name="Standard"><text:s text:c="16"/>fi;</text:p>
      <text:p text:style-name="Standard"><text:s text:c="12"/>fi</text:p>
      <text:p text:style-name="Standard"><text:s text:c="8"/>;;</text:p>
      <text:p text:style-name="Standard"><text:s text:c="4"/>esac;</text:p>
      <text:p text:style-name="Standard"><text:s text:c="4"/>if [[ -z "$legacy" ]]; then</text:p>
      <text:p text:style-name="Standard"><text:s text:c="8"/>count="$(git rev-list --count --left-right <text:tab/><text:tab/><text:tab/><text:tab/>"$upstream"...HEAD 2&gt;/dev/null)";</text:p>
      <text:p text:style-name="Standard"><text:s text:c="4"/>else</text:p>
      <text:p text:style-name="Standard"><text:s text:c="8"/>local commits;</text:p>
      <text:p text:style-name="Standard"><text:s text:c="8"/>if commits="$(git rev-list --left-right "$upstream"...HEAD 2&gt;/dev/null)"; then</text:p>
      <text:p text:style-name="Standard"><text:s text:c="12"/>local commit behind=0 ahead=0;</text:p>
      <text:p text:style-name="Standard"><text:s text:c="12"/>for commit in $commits;</text:p>
      <text:p text:style-name="Standard"><text:s text:c="12"/>do</text:p>
      <text:p text:style-name="Standard"><text:s text:c="16"/>case "$commit" in </text:p>
      <text:p text:style-name="Standard"><text:s text:c="20"/>"&lt;"*)</text:p>
      <text:p text:style-name="Standard"><text:s text:c="24"/>((behind++))</text:p>
      <text:p text:style-name="Standard"><text:s text:c="20"/>;;</text:p>
      <text:p text:style-name="Standard"><text:s text:c="20"/>*)</text:p>
      <text:p text:style-name="Standard"><text:s text:c="24"/>((ahead++))</text:p>
      <text:p text:style-name="Standard"><text:s text:c="20"/>;;</text:p>
      <text:p text:style-name="Standard"><text:s text:c="16"/>esac;</text:p>
      <text:p text:style-name="Standard"><text:s text:c="12"/>done;</text:p>
      <text:p text:style-name="Standard"><text:s text:c="12"/>count="$behind<text:tab/>$ahead";</text:p>
      <text:p text:style-name="Standard"><text:s text:c="8"/>else</text:p>
      <text:p text:style-name="Standard"><text:s text:c="12"/>count="";</text:p>
      <text:p text:style-name="Standard"><text:s text:c="8"/>fi;</text:p>
      <text:p text:style-name="Standard"><text:s text:c="4"/>fi;</text:p>
      <text:p text:style-name="Standard"><text:s text:c="4"/>if [[ -z "$verbose" ]]; then</text:p>
      <text:p text:style-name="Standard"><text:s text:c="8"/>case "$count" in </text:p>
      <text:p text:style-name="Standard"><text:s text:c="12"/>"")</text:p>
      <text:p text:style-name="Standard"><text:s text:c="16"/>p=""</text:p>
      <text:p text:style-name="Standard"><text:soft-page-break/><text:s text:c="12"/>;;</text:p>
      <text:p text:style-name="Standard"><text:s text:c="12"/>"0<text:tab/>0")</text:p>
      <text:p text:style-name="Standard"><text:s text:c="16"/>p="="</text:p>
      <text:p text:style-name="Standard"><text:s text:c="12"/>;;</text:p>
      <text:p text:style-name="Standard"><text:s text:c="12"/>"0<text:tab/>"*)</text:p>
      <text:p text:style-name="Standard"><text:s text:c="16"/>p="&gt;"</text:p>
      <text:p text:style-name="Standard"><text:s text:c="12"/>;;</text:p>
      <text:p text:style-name="Standard"><text:s text:c="12"/>*"<text:tab/>0")</text:p>
      <text:p text:style-name="Standard"><text:s text:c="16"/>p="&lt;"</text:p>
      <text:p text:style-name="Standard"><text:s text:c="12"/>;;</text:p>
      <text:p text:style-name="Standard"><text:s text:c="12"/>*)</text:p>
      <text:p text:style-name="Standard"><text:s text:c="16"/>p="&lt;&gt;"</text:p>
      <text:p text:style-name="Standard"><text:s text:c="12"/>;;</text:p>
      <text:p text:style-name="Standard"><text:s text:c="8"/>esac;</text:p>
      <text:p text:style-name="Standard"><text:s text:c="4"/>else</text:p>
      <text:p text:style-name="Standard"><text:s text:c="8"/>case "$count" in </text:p>
      <text:p text:style-name="Standard"><text:s text:c="12"/>"")</text:p>
      <text:p text:style-name="Standard"><text:s text:c="16"/>p=""</text:p>
      <text:p text:style-name="Standard"><text:s text:c="12"/>;;</text:p>
      <text:p text:style-name="Standard"><text:s text:c="12"/>"0<text:tab/>0")</text:p>
      <text:p text:style-name="Standard"><text:s text:c="16"/>p=" u="</text:p>
      <text:p text:style-name="Standard"><text:s text:c="12"/>;;</text:p>
      <text:p text:style-name="Standard"><text:s text:c="12"/>"0<text:tab/>"*)</text:p>
      <text:p text:style-name="Standard"><text:s text:c="16"/>p=" u+${count#0<text:tab/>}"</text:p>
      <text:p text:style-name="Standard"><text:s text:c="12"/>;;</text:p>
      <text:p text:style-name="Standard"><text:s text:c="12"/>*"<text:tab/>0")</text:p>
      <text:p text:style-name="Standard"><text:s text:c="16"/>p=" u-${count%<text:tab/>0}"</text:p>
      <text:p text:style-name="Standard"><text:s text:c="12"/>;;</text:p>
      <text:p text:style-name="Standard"><text:s text:c="12"/>*)</text:p>
      <text:p text:style-name="Standard"><text:s text:c="16"/>p=" u+${count#*<text:tab/>}-${count%<text:tab/>*}"</text:p>
      <text:p text:style-name="Standard"><text:s text:c="12"/>;;</text:p>
      <text:p text:style-name="Standard"><text:s text:c="8"/>esac;</text:p>
      <text:p text:style-name="Standard"><text:s text:c="8"/>if [[ -n "$count" &amp;&amp; -n "$name" ]]; then</text:p>
      <text:p text:style-name="Standard"><text:s text:c="12"/>__git_ps1_upstream_name=$(git rev-parse <text:tab/><text:tab/><text:tab/><text:tab/>--abbrev-ref "$upstream" 2&gt;/dev/null);</text:p>
      <text:p text:style-name="Standard"><text:s text:c="12"/>if [ $pcmode = yes ] &amp;&amp; [ $ps1_expanded = yes ]; then</text:p>
      <text:p text:style-name="Standard"><text:s text:c="16"/>p="$p \${__git_ps1_upstream_name}";</text:p>
      <text:p text:style-name="Standard"><text:s text:c="12"/>else</text:p>
      <text:p text:style-name="Standard"><text:s text:c="16"/>p="$p ${__git_ps1_upstream_name}";</text:p>
      <text:p text:style-name="Standard"><text:s text:c="16"/>unset __git_ps1_upstream_name;</text:p>
      <text:p text:style-name="Standard"><text:s text:c="12"/>fi;</text:p>
      <text:p text:style-name="Standard"><text:s text:c="8"/>fi;</text:p>
      <text:p text:style-name="Standard"><text:s text:c="4"/>fi</text:p>
      <text:p text:style-name="Standard">}</text:p>
      <text:p text:style-name="Standard">__grub_dir () </text:p>
      <text:p text:style-name="Standard">{ </text:p>
      <text:p text:style-name="Standard"><text:s text:c="4"/>local i c=1 boot_dir;</text:p>
      <text:p text:style-name="Standard"><text:s text:c="4"/>for ((c=1; c &lt;= ${#COMP_WORDS[@]}; c++ ))</text:p>
      <text:p text:style-name="Standard"><text:s text:c="4"/>do</text:p>
      <text:p text:style-name="Standard"><text:s text:c="8"/>i="${COMP_WORDS[c]}";</text:p>
      <text:p text:style-name="Standard"><text:s text:c="8"/>case "$i" in </text:p>
      <text:p text:style-name="Standard"><text:s text:c="12"/>--boot-directory)</text:p>
      <text:p text:style-name="Standard"><text:soft-page-break/><text:s text:c="16"/>c=$((++c));</text:p>
      <text:p text:style-name="Standard"><text:s text:c="16"/>i="${COMP_WORDS[c]}";</text:p>
      <text:p text:style-name="Standard"><text:s text:c="16"/>boot_dir="${i##*=}";</text:p>
      <text:p text:style-name="Standard"><text:s text:c="16"/>break</text:p>
      <text:p text:style-name="Standard"><text:s text:c="12"/>;;</text:p>
      <text:p text:style-name="Standard"><text:s text:c="8"/>esac;</text:p>
      <text:p text:style-name="Standard"><text:s text:c="4"/>done;</text:p>
      <text:p text:style-name="Standard"><text:s text:c="4"/>boot_dir=${boot_dir-/boot};</text:p>
      <text:p text:style-name="Standard"><text:s text:c="4"/>echo "${boot_dir%/}/grub"</text:p>
      <text:p text:style-name="Standard">}</text:p>
      <text:p text:style-name="Standard">__grub_get_last_option () </text:p>
      <text:p text:style-name="Standard">{ </text:p>
      <text:p text:style-name="Standard"><text:s text:c="4"/>local i;</text:p>
      <text:p text:style-name="Standard"><text:s text:c="4"/>for ((i=$COMP_CWORD-1; i &gt; 0; i-- ))</text:p>
      <text:p text:style-name="Standard"><text:s text:c="4"/>do</text:p>
      <text:p text:style-name="Standard"><text:s text:c="8"/>if [[ "${COMP_WORDS[i]}" == -* ]]; then</text:p>
      <text:p text:style-name="Standard"><text:s text:c="12"/>echo "${COMP_WORDS[i]}";</text:p>
      <text:p text:style-name="Standard"><text:s text:c="12"/>break;</text:p>
      <text:p text:style-name="Standard"><text:s text:c="8"/>fi;</text:p>
      <text:p text:style-name="Standard"><text:s text:c="4"/>done</text:p>
      <text:p text:style-name="Standard">}</text:p>
      <text:p text:style-name="Standard">__grub_get_options_from_help () </text:p>
      <text:p text:style-name="Standard">{ </text:p>
      <text:p text:style-name="Standard"><text:s text:c="4"/>local prog;</text:p>
      <text:p text:style-name="Standard"><text:s text:c="4"/>if [ $# -ge 1 ]; then</text:p>
      <text:p text:style-name="Standard"><text:s text:c="8"/>prog="$1";</text:p>
      <text:p text:style-name="Standard"><text:s text:c="4"/>else</text:p>
      <text:p text:style-name="Standard"><text:s text:c="8"/>prog="${COMP_WORDS[0]}";</text:p>
      <text:p text:style-name="Standard"><text:s text:c="4"/>fi;</text:p>
      <text:p text:style-name="Standard"><text:s text:c="4"/>local i IFS=" "'<text:tab/>''</text:p>
      <text:p text:style-name="Standard">';</text:p>
      <text:p text:style-name="Standard"><text:s text:c="4"/>for i in $(LC_ALL=C $prog --help);</text:p>
      <text:p text:style-name="Standard"><text:s text:c="4"/>do</text:p>
      <text:p text:style-name="Standard"><text:s text:c="8"/>case $i in </text:p>
      <text:p text:style-name="Standard"><text:s text:c="12"/>--*)</text:p>
      <text:p text:style-name="Standard"><text:s text:c="16"/>echo "${i%=*}"</text:p>
      <text:p text:style-name="Standard"><text:s text:c="12"/>;;</text:p>
      <text:p text:style-name="Standard"><text:s text:c="8"/>esac;</text:p>
      <text:p text:style-name="Standard"><text:s text:c="4"/>done</text:p>
      <text:p text:style-name="Standard">}</text:p>
      <text:p text:style-name="Standard">__grub_get_options_from_usage () </text:p>
      <text:p text:style-name="Standard">{ </text:p>
      <text:p text:style-name="Standard"><text:s text:c="4"/>local prog;</text:p>
      <text:p text:style-name="Standard"><text:s text:c="4"/>if [ $# -ge 1 ]; then</text:p>
      <text:p text:style-name="Standard"><text:s text:c="8"/>prog="$1";</text:p>
      <text:p text:style-name="Standard"><text:s text:c="4"/>else</text:p>
      <text:p text:style-name="Standard"><text:s text:c="8"/>prog="${COMP_WORDS[0]}";</text:p>
      <text:p text:style-name="Standard"><text:s text:c="4"/>fi;</text:p>
      <text:p text:style-name="Standard"><text:s text:c="4"/>local i IFS=" "'<text:tab/>''</text:p>
      <text:p text:style-name="Standard">';</text:p>
      <text:p text:style-name="Standard"><text:s text:c="4"/>for i in $(LC_ALL=C $prog --usage);</text:p>
      <text:p text:style-name="Standard"><text:s text:c="4"/>do</text:p>
      <text:p text:style-name="Standard"><text:soft-page-break/><text:s text:c="8"/>case $i in </text:p>
      <text:p text:style-name="Standard"><text:s text:c="12"/>\[--*\])</text:p>
      <text:p text:style-name="Standard"><text:s text:c="16"/>i=${i#[};</text:p>
      <text:p text:style-name="Standard"><text:s text:c="16"/>echo ${i%%?(=*)]}</text:p>
      <text:p text:style-name="Standard"><text:s text:c="12"/>;;</text:p>
      <text:p text:style-name="Standard"><text:s text:c="8"/>esac;</text:p>
      <text:p text:style-name="Standard"><text:s text:c="4"/>done</text:p>
      <text:p text:style-name="Standard">}</text:p>
      <text:p text:style-name="Standard">__grub_list_menuentries () </text:p>
      <text:p text:style-name="Standard">{ </text:p>
      <text:p text:style-name="Standard"><text:s text:c="4"/>local cur="${COMP_WORDS[COMP_CWORD]}";</text:p>
      <text:p text:style-name="Standard"><text:s text:c="4"/>local config_file=$(__grub_dir)/grub.cfg;</text:p>
      <text:p text:style-name="Standard"><text:s text:c="4"/>if [ -f "$config_file" ]; then</text:p>
      <text:p text:style-name="Standard"><text:s text:c="8"/>local IFS='</text:p>
      <text:p text:style-name="Standard">';</text:p>
      <text:p text:style-name="Standard"><text:s text:c="8"/>COMPREPLY=($(compgen <text:s text:c="12"/>-W "$( awk -F "[\"']" '/menuentry/ { print $2 }' $config_file )" <text:s text:c="12"/>-- "$cur" ));</text:p>
      <text:p text:style-name="Standard"><text:s text:c="4"/>fi</text:p>
      <text:p text:style-name="Standard">}</text:p>
      <text:p text:style-name="Standard">__grub_list_modules () </text:p>
      <text:p text:style-name="Standard">{ </text:p>
      <text:p text:style-name="Standard"><text:s text:c="4"/>local grub_dir=$(__grub_dir);</text:p>
      <text:p text:style-name="Standard"><text:s text:c="4"/>local IFS='</text:p>
      <text:p text:style-name="Standard">';</text:p>
      <text:p text:style-name="Standard"><text:s text:c="4"/>COMPREPLY=($( compgen -f -X '!*/*.mod' -- "${grub_dir}/$cur" | {</text:p>
      <text:p text:style-name="Standard"><text:s text:c="9"/>while read -r tmp; do</text:p>
      <text:p text:style-name="Standard"><text:s text:c="13"/>[ -n $tmp ] &amp;&amp; {</text:p>
      <text:p text:style-name="Standard"><text:s text:c="17"/>tmp=${tmp##*/}</text:p>
      <text:p text:style-name="Standard"><text:s text:c="17"/>printf '%s\n' ${tmp%.mod}</text:p>
      <text:p text:style-name="Standard"><text:s text:c="13"/>}</text:p>
      <text:p text:style-name="Standard"><text:s text:c="9"/>done</text:p>
      <text:p text:style-name="Standard"><text:s text:c="9"/>}</text:p>
      <text:p text:style-name="Standard"><text:s text:c="8"/>))</text:p>
      <text:p text:style-name="Standard">}</text:p>
      <text:p text:style-name="Standard">__grubcomp () </text:p>
      <text:p text:style-name="Standard">{ </text:p>
      <text:p text:style-name="Standard"><text:s text:c="4"/>local cur="${COMP_WORDS[COMP_CWORD]}";</text:p>
      <text:p text:style-name="Standard"><text:s text:c="4"/>if [ $# -gt 2 ]; then</text:p>
      <text:p text:style-name="Standard"><text:s text:c="8"/>cur="$3";</text:p>
      <text:p text:style-name="Standard"><text:s text:c="4"/>fi;</text:p>
      <text:p text:style-name="Standard"><text:s text:c="4"/>case "$cur" in </text:p>
      <text:p text:style-name="Standard"><text:s text:c="8"/>--*=)</text:p>
      <text:p text:style-name="Standard"><text:s text:c="12"/>COMPREPLY=()</text:p>
      <text:p text:style-name="Standard"><text:s text:c="8"/>;;</text:p>
      <text:p text:style-name="Standard"><text:s text:c="8"/>*)</text:p>
      <text:p text:style-name="Standard"><text:s text:c="12"/>local IFS=' ''<text:tab/>''</text:p>
      <text:p text:style-name="Standard">';</text:p>
      <text:p text:style-name="Standard"><text:s text:c="12"/>COMPREPLY=($(compgen -P "${2-}" -W "${1-}" -S "${4-}" -- "$cur"))</text:p>
      <text:p text:style-name="Standard"><text:s text:c="8"/>;;</text:p>
      <text:p text:style-name="Standard"><text:s text:c="4"/>esac</text:p>
      <text:p text:style-name="Standard">}</text:p>
      <text:p text:style-name="Standard">__load_completion () </text:p>
      <text:p text:style-name="Standard"><text:soft-page-break/>{ </text:p>
      <text:p text:style-name="Standard"><text:s text:c="4"/>local -a dirs=(${BASH_COMPLETION_USER_DIR:-${XDG_DATA_HOME:-$HOME/.local/share}/bash-completion}/completions);</text:p>
      <text:p text:style-name="Standard"><text:s text:c="4"/>local OIFS=$IFS IFS=: dir cmd="${1##*/}" compfile;</text:p>
      <text:p text:style-name="Standard"><text:s text:c="4"/>for dir in ${XDG_DATA_DIRS:-/usr/local/share:/usr/share};</text:p>
      <text:p text:style-name="Standard"><text:s text:c="4"/>do</text:p>
      <text:p text:style-name="Standard"><text:s text:c="8"/>dirs+=($dir/bash-completion/completions);</text:p>
      <text:p text:style-name="Standard"><text:s text:c="4"/>done;</text:p>
      <text:p text:style-name="Standard"><text:s text:c="4"/>IFS=$OIFS;</text:p>
      <text:p text:style-name="Standard"><text:s text:c="4"/>if [[ $BASH_SOURCE == */* ]]; then</text:p>
      <text:p text:style-name="Standard"><text:s text:c="8"/>dirs+=("${BASH_SOURCE%/*}/completions");</text:p>
      <text:p text:style-name="Standard"><text:s text:c="4"/>else</text:p>
      <text:p text:style-name="Standard"><text:s text:c="8"/>dirs+=(./completions);</text:p>
      <text:p text:style-name="Standard"><text:s text:c="4"/>fi;</text:p>
      <text:p text:style-name="Standard"><text:s text:c="4"/>for dir in "${dirs[@]}";</text:p>
      <text:p text:style-name="Standard"><text:s text:c="4"/>do</text:p>
      <text:p text:style-name="Standard"><text:s text:c="8"/>for compfile in "$cmd" "$cmd.bash" "_$cmd";</text:p>
      <text:p text:style-name="Standard"><text:s text:c="8"/>do</text:p>
      <text:p text:style-name="Standard"><text:s text:c="12"/>compfile="$dir/$compfile";</text:p>
      <text:p text:style-name="Standard"><text:s text:c="12"/>[[ -f "$compfile" ]] &amp;&amp; . "$compfile" &amp;&gt; /dev/null &amp;&amp; return 0;</text:p>
      <text:p text:style-name="Standard"><text:s text:c="8"/>done;</text:p>
      <text:p text:style-name="Standard"><text:s text:c="4"/>done;</text:p>
      <text:p text:style-name="Standard"><text:s text:c="4"/>[[ -n "${_xspecs[$cmd]}" ]] &amp;&amp; complete -F _filedir_xspec "$cmd" &amp;&amp; return 0;</text:p>
      <text:p text:style-name="Standard"><text:s text:c="4"/>return 1</text:p>
      <text:p text:style-name="Standard">}</text:p>
      <text:p text:style-name="Standard">__ltrim_colon_completions () </text:p>
      <text:p text:style-name="Standard">{ </text:p>
      <text:p text:style-name="Standard"><text:s text:c="4"/>if [[ "$1" == *:* &amp;&amp; "$COMP_WORDBREAKS" == *:* ]]; then</text:p>
      <text:p text:style-name="Standard"><text:s text:c="8"/>local colon_word=${1%"${1##*:}"};</text:p>
      <text:p text:style-name="Standard"><text:s text:c="8"/>local i=${#COMPREPLY[*]};</text:p>
      <text:p text:style-name="Standard"><text:s text:c="8"/>while [[ $((--i)) -ge 0 ]]; do</text:p>
      <text:p text:style-name="Standard"><text:s text:c="12"/>COMPREPLY[$i]=${COMPREPLY[$i]#"$colon_word"};</text:p>
      <text:p text:style-name="Standard"><text:s text:c="8"/>done;</text:p>
      <text:p text:style-name="Standard"><text:s text:c="4"/>fi</text:p>
      <text:p text:style-name="Standard">}</text:p>
      <text:p text:style-name="Standard">__parse_options () </text:p>
      <text:p text:style-name="Standard">{ </text:p>
      <text:p text:style-name="Standard"><text:s text:c="4"/>local option option2 i IFS=' <text:tab/></text:p>
      <text:p text:style-name="Standard">,/|';</text:p>
      <text:p text:style-name="Standard"><text:s text:c="4"/>option=;</text:p>
      <text:p text:style-name="Standard"><text:s text:c="4"/>local -a array;</text:p>
      <text:p text:style-name="Standard"><text:s text:c="4"/>read -a array &lt;&lt;&lt; "$1";</text:p>
      <text:p text:style-name="Standard"><text:s text:c="4"/>for i in "${array[@]}";</text:p>
      <text:p text:style-name="Standard"><text:s text:c="4"/>do</text:p>
      <text:p text:style-name="Standard"><text:s text:c="8"/>case "$i" in </text:p>
      <text:p text:style-name="Standard"><text:s text:c="12"/>---*)</text:p>
      <text:p text:style-name="Standard"><text:s text:c="16"/>break</text:p>
      <text:p text:style-name="Standard"><text:s text:c="12"/>;;</text:p>
      <text:p text:style-name="Standard"><text:s text:c="12"/>--?*)</text:p>
      <text:p text:style-name="Standard"><text:s text:c="16"/>option=$i;</text:p>
      <text:p text:style-name="Standard"><text:s text:c="16"/>break</text:p>
      <text:p text:style-name="Standard"><text:soft-page-break/><text:s text:c="12"/>;;</text:p>
      <text:p text:style-name="Standard"><text:s text:c="12"/>-?*)</text:p>
      <text:p text:style-name="Standard"><text:s text:c="16"/>[[ -n $option ]] || option=$i</text:p>
      <text:p text:style-name="Standard"><text:s text:c="12"/>;;</text:p>
      <text:p text:style-name="Standard"><text:s text:c="12"/>*)</text:p>
      <text:p text:style-name="Standard"><text:s text:c="16"/>break</text:p>
      <text:p text:style-name="Standard"><text:s text:c="12"/>;;</text:p>
      <text:p text:style-name="Standard"><text:s text:c="8"/>esac;</text:p>
      <text:p text:style-name="Standard"><text:s text:c="4"/>done;</text:p>
      <text:p text:style-name="Standard"><text:s text:c="4"/>[[ -n $option ]] || return;</text:p>
      <text:p text:style-name="Standard"><text:s text:c="4"/>IFS=' <text:tab/></text:p>
      <text:p text:style-name="Standard">';</text:p>
      <text:p text:style-name="Standard"><text:s text:c="4"/>if [[ $option =~ (\[((no|dont)-?)\]). ]]; then</text:p>
      <text:p text:style-name="Standard"><text:s text:c="8"/>option2=${option/"${BASH_REMATCH[1]}"/};</text:p>
      <text:p text:style-name="Standard"><text:s text:c="8"/>option2=${option2%%[&lt;{().[]*};</text:p>
      <text:p text:style-name="Standard"><text:s text:c="8"/>printf '%s\n' "${option2/=*/=}";</text:p>
      <text:p text:style-name="Standard"><text:s text:c="8"/>option=${option/"${BASH_REMATCH[1]}"/"${BASH_REMATCH[2]}"};</text:p>
      <text:p text:style-name="Standard"><text:s text:c="4"/>fi;</text:p>
      <text:p text:style-name="Standard"><text:s text:c="4"/>option=${option%%[&lt;{().[]*};</text:p>
      <text:p text:style-name="Standard"><text:s text:c="4"/>printf '%s\n' "${option/=*/=}"</text:p>
      <text:p text:style-name="Standard">}</text:p>
      <text:p text:style-name="Standard">__reassemble_comp_words_by_ref () </text:p>
      <text:p text:style-name="Standard">{ </text:p>
      <text:p text:style-name="Standard"><text:s text:c="4"/>local exclude i j line ref;</text:p>
      <text:p text:style-name="Standard"><text:s text:c="4"/>if [[ -n $1 ]]; then</text:p>
      <text:p text:style-name="Standard"><text:s text:c="8"/>exclude="${1//[^$COMP_WORDBREAKS]}";</text:p>
      <text:p text:style-name="Standard"><text:s text:c="4"/>fi;</text:p>
      <text:p text:style-name="Standard"><text:s text:c="4"/>printf -v "$3" %s "$COMP_CWORD";</text:p>
      <text:p text:style-name="Standard"><text:s text:c="4"/>if [[ -n $exclude ]]; then</text:p>
      <text:p text:style-name="Standard"><text:s text:c="8"/>line=$COMP_LINE;</text:p>
      <text:p text:style-name="Standard"><text:s text:c="8"/>for ((i=0, j=0; i &lt; ${#COMP_WORDS[@]}; i++, j++))</text:p>
      <text:p text:style-name="Standard"><text:s text:c="8"/>do</text:p>
      <text:p text:style-name="Standard"><text:s text:c="12"/>while [[ $i -gt 0 &amp;&amp; ${COMP_WORDS[$i]} == +([$exclude]) ]]; do</text:p>
      <text:p text:style-name="Standard"><text:s text:c="16"/>[[ $line != [[:blank:]]* ]] &amp;&amp; (( j &gt;= 2 )) &amp;&amp; ((j--));</text:p>
      <text:p text:style-name="Standard"><text:s text:c="16"/>ref="$2[$j]";</text:p>
      <text:p text:style-name="Standard"><text:s text:c="16"/>printf -v "$ref" %s "${!ref}${COMP_WORDS[i]}";</text:p>
      <text:p text:style-name="Standard"><text:s text:c="16"/>[[ $i == $COMP_CWORD ]] &amp;&amp; printf -v "$3" %s "$j";</text:p>
      <text:p text:style-name="Standard"><text:s text:c="16"/>line=${line#*"${COMP_WORDS[$i]}"};</text:p>
      <text:p text:style-name="Standard"><text:s text:c="16"/>[[ $line == [[:blank:]]* ]] &amp;&amp; ((j++));</text:p>
      <text:p text:style-name="Standard"><text:s text:c="16"/>(( $i &lt; ${#COMP_WORDS[@]} - 1)) &amp;&amp; ((i++)) || break 2;</text:p>
      <text:p text:style-name="Standard"><text:s text:c="12"/>done;</text:p>
      <text:p text:style-name="Standard"><text:s text:c="12"/>ref="$2[$j]";</text:p>
      <text:p text:style-name="Standard"><text:s text:c="12"/>printf -v "$ref" %s "${!ref}${COMP_WORDS[i]}";</text:p>
      <text:p text:style-name="Standard"><text:s text:c="12"/>line=${line#*"${COMP_WORDS[i]}"};</text:p>
      <text:p text:style-name="Standard"><text:s text:c="12"/>[[ $i == $COMP_CWORD ]] &amp;&amp; printf -v "$3" %s "$j";</text:p>
      <text:p text:style-name="Standard"><text:s text:c="8"/>done;</text:p>
      <text:p text:style-name="Standard"><text:s text:c="8"/>[[ $i == $COMP_CWORD ]] &amp;&amp; printf -v "$3" %s "$j";</text:p>
      <text:p text:style-name="Standard"><text:s text:c="4"/>else</text:p>
      <text:p text:style-name="Standard"><text:s text:c="8"/>for i in ${!COMP_WORDS[@]};</text:p>
      <text:p text:style-name="Standard"><text:s text:c="8"/>do</text:p>
      <text:p text:style-name="Standard"><text:s text:c="12"/>printf -v "$2[i]" %s "${COMP_WORDS[i]}";</text:p>
      <text:p text:style-name="Standard"><text:s text:c="8"/>done;</text:p>
      <text:p text:style-name="Standard"><text:soft-page-break/><text:s text:c="4"/>fi</text:p>
      <text:p text:style-name="Standard">}</text:p>
      <text:p text:style-name="Standard">_allowed_groups () </text:p>
      <text:p text:style-name="Standard">{ </text:p>
      <text:p text:style-name="Standard"><text:s text:c="4"/>if _complete_as_root; then</text:p>
      <text:p text:style-name="Standard"><text:s text:c="8"/>local IFS='</text:p>
      <text:p text:style-name="Standard">';</text:p>
      <text:p text:style-name="Standard"><text:s text:c="8"/>COMPREPLY=($( compgen -g -- "$1" ));</text:p>
      <text:p text:style-name="Standard"><text:s text:c="4"/>else</text:p>
      <text:p text:style-name="Standard"><text:s text:c="8"/>local IFS='</text:p>
      <text:p text:style-name="Standard"><text:s/>';</text:p>
      <text:p text:style-name="Standard"><text:s text:c="8"/>COMPREPLY=($( compgen -W <text:s text:c="12"/>"$( id -Gn 2&gt;/dev/null || groups 2&gt;/dev/null )" -- "$1" ));</text:p>
      <text:p text:style-name="Standard"><text:s text:c="4"/>fi</text:p>
      <text:p text:style-name="Standard">}</text:p>
      <text:p text:style-name="Standard">_allowed_users () </text:p>
      <text:p text:style-name="Standard">{ </text:p>
      <text:p text:style-name="Standard"><text:s text:c="4"/>if _complete_as_root; then</text:p>
      <text:p text:style-name="Standard"><text:s text:c="8"/>local IFS='</text:p>
      <text:p text:style-name="Standard">';</text:p>
      <text:p text:style-name="Standard"><text:s text:c="8"/>COMPREPLY=($( compgen -u -- "${1:-$cur}" ));</text:p>
      <text:p text:style-name="Standard"><text:s text:c="4"/>else</text:p>
      <text:p text:style-name="Standard"><text:s text:c="8"/>local IFS='</text:p>
      <text:p text:style-name="Standard"><text:s/>';</text:p>
      <text:p text:style-name="Standard"><text:s text:c="8"/>COMPREPLY=($( compgen -W <text:s text:c="12"/>"$( id -un 2&gt;/dev/null || whoami 2&gt;/dev/null )" -- "${1:-$cur}" ));</text:p>
      <text:p text:style-name="Standard"><text:s text:c="4"/>fi</text:p>
      <text:p text:style-name="Standard">}</text:p>
      <text:p text:style-name="Standard">_apport-bug () </text:p>
      <text:p text:style-name="Standard">{ </text:p>
      <text:p text:style-name="Standard"><text:s text:c="4"/>local cur dashoptions prev param;</text:p>
      <text:p text:style-name="Standard"><text:s text:c="4"/>COMPREPLY=();</text:p>
      <text:p text:style-name="Standard"><text:s text:c="4"/>cur=`_get_cword`;</text:p>
      <text:p text:style-name="Standard"><text:s text:c="4"/>prev=${COMP_WORDS[COMP_CWORD-1]};</text:p>
      <text:p text:style-name="Standard"><text:s text:c="4"/>dashoptions='-h --help --save -v --version --tag -w --window';</text:p>
      <text:p text:style-name="Standard"><text:s text:c="4"/>case "$prev" in </text:p>
      <text:p text:style-name="Standard"><text:s text:c="8"/>ubuntu-bug | apport-bug)</text:p>
      <text:p text:style-name="Standard"><text:s text:c="12"/>case "$cur" in </text:p>
      <text:p text:style-name="Standard"><text:s text:c="16"/>-*)</text:p>
      <text:p text:style-name="Standard"><text:s text:c="20"/>COMPREPLY=($( compgen -W "$dashoptions" -- $cur ))</text:p>
      <text:p text:style-name="Standard"><text:s text:c="16"/>;;</text:p>
      <text:p text:style-name="Standard"><text:s text:c="16"/>*)</text:p>
      <text:p text:style-name="Standard"><text:s text:c="20"/>_apport_parameterless</text:p>
      <text:p text:style-name="Standard"><text:s text:c="16"/>;;</text:p>
      <text:p text:style-name="Standard"><text:s text:c="12"/>esac</text:p>
      <text:p text:style-name="Standard"><text:s text:c="8"/>;;</text:p>
      <text:p text:style-name="Standard"><text:s text:c="8"/>--save)</text:p>
      <text:p text:style-name="Standard"><text:s text:c="12"/>COMPREPLY=($( compgen -o default -G "$cur*" ))</text:p>
      <text:p text:style-name="Standard"><text:s text:c="8"/>;;</text:p>
      <text:p text:style-name="Standard"><text:s text:c="8"/>-w | --window)</text:p>
      <text:p text:style-name="Standard"><text:s text:c="12"/>dashoptions="--save --tag";</text:p>
      <text:p text:style-name="Standard"><text:s text:c="12"/>COMPREPLY=($( compgen -W "$dashoptions" -- $cur ))</text:p>
      <text:p text:style-name="Standard"><text:soft-page-break/><text:s text:c="8"/>;;</text:p>
      <text:p text:style-name="Standard"><text:s text:c="8"/>-h | --help | -v | --version | --tag)</text:p>
      <text:p text:style-name="Standard"><text:s text:c="12"/>return 0</text:p>
      <text:p text:style-name="Standard"><text:s text:c="8"/>;;</text:p>
      <text:p text:style-name="Standard"><text:s text:c="8"/>*)</text:p>
      <text:p text:style-name="Standard"><text:s text:c="12"/>dashoptions="--tag";</text:p>
      <text:p text:style-name="Standard"><text:s text:c="12"/>if ! [[ "${COMP_WORDS[*]}" =~ .*--save.* ]]; then</text:p>
      <text:p text:style-name="Standard"><text:s text:c="16"/>dashoptions="--save $dashoptions";</text:p>
      <text:p text:style-name="Standard"><text:s text:c="12"/>fi;</text:p>
      <text:p text:style-name="Standard"><text:s text:c="12"/>if ! [[ "${COMP_WORDS[*]}" =~ .*--window.* || "${COMP_WORDS[*]}" =~ .*\ -w\ .* ]]; then</text:p>
      <text:p text:style-name="Standard"><text:s text:c="16"/>dashoptions="-w --window $dashoptions";</text:p>
      <text:p text:style-name="Standard"><text:s text:c="12"/>fi;</text:p>
      <text:p text:style-name="Standard"><text:s text:c="12"/>case "$cur" in </text:p>
      <text:p text:style-name="Standard"><text:s text:c="16"/>-*)</text:p>
      <text:p text:style-name="Standard"><text:s text:c="20"/>COMPREPLY=($( compgen -W "$dashoptions" -- $cur ))</text:p>
      <text:p text:style-name="Standard"><text:s text:c="16"/>;;</text:p>
      <text:p text:style-name="Standard"><text:s text:c="16"/>*)</text:p>
      <text:p text:style-name="Standard"><text:s text:c="20"/>_apport_parameterless</text:p>
      <text:p text:style-name="Standard"><text:s text:c="16"/>;;</text:p>
      <text:p text:style-name="Standard"><text:s text:c="12"/>esac</text:p>
      <text:p text:style-name="Standard"><text:s text:c="8"/>;;</text:p>
      <text:p text:style-name="Standard"><text:s text:c="4"/>esac</text:p>
      <text:p text:style-name="Standard">}</text:p>
      <text:p text:style-name="Standard">_apport-cli () </text:p>
      <text:p text:style-name="Standard">{ </text:p>
      <text:p text:style-name="Standard"><text:s text:c="4"/>local cur dashoptions prev param;</text:p>
      <text:p text:style-name="Standard"><text:s text:c="4"/>COMPREPLY=();</text:p>
      <text:p text:style-name="Standard"><text:s text:c="4"/>cur=`_get_cword`;</text:p>
      <text:p text:style-name="Standard"><text:s text:c="4"/>prev=${COMP_WORDS[COMP_CWORD-1]};</text:p>
      <text:p text:style-name="Standard"><text:s text:c="4"/>dashoptions='-h --help -f --file-bug -u --update-bug -s --symptom \</text:p>
      <text:p text:style-name="Standard"><text:s text:c="17"/>-c --crash-file --save -v --version --tag -w --window';</text:p>
      <text:p text:style-name="Standard"><text:s text:c="4"/>case "$prev" in </text:p>
      <text:p text:style-name="Standard"><text:s text:c="8"/>apport-cli)</text:p>
      <text:p text:style-name="Standard"><text:s text:c="12"/>case "$cur" in </text:p>
      <text:p text:style-name="Standard"><text:s text:c="16"/>-*)</text:p>
      <text:p text:style-name="Standard"><text:s text:c="20"/>COMPREPLY=($( compgen -W "$dashoptions" -- $cur ))</text:p>
      <text:p text:style-name="Standard"><text:s text:c="16"/>;;</text:p>
      <text:p text:style-name="Standard"><text:s text:c="16"/>*)</text:p>
      <text:p text:style-name="Standard"><text:s text:c="20"/>_apport_parameterless</text:p>
      <text:p text:style-name="Standard"><text:s text:c="16"/>;;</text:p>
      <text:p text:style-name="Standard"><text:s text:c="12"/>esac</text:p>
      <text:p text:style-name="Standard"><text:s text:c="8"/>;;</text:p>
      <text:p text:style-name="Standard"><text:s text:c="8"/>-f | --file-bug)</text:p>
      <text:p text:style-name="Standard"><text:s text:c="12"/>param="-P --pid -p --package -s --symptom";</text:p>
      <text:p text:style-name="Standard"><text:s text:c="12"/>COMPREPLY=($( compgen -W "$param $(_apport_symptoms)" -- $cur))</text:p>
      <text:p text:style-name="Standard"><text:s text:c="8"/>;;</text:p>
      <text:p text:style-name="Standard"><text:s text:c="8"/>-s | --symptom)</text:p>
      <text:p text:style-name="Standard"><text:s text:c="12"/>COMPREPLY=($( compgen -W "$(_apport_symptoms)" -- $cur))</text:p>
      <text:p text:style-name="Standard"><text:s text:c="8"/>;;</text:p>
      <text:p text:style-name="Standard"><text:s text:c="8"/>--save)</text:p>
      <text:p text:style-name="Standard"><text:s text:c="12"/>COMPREPLY=($( compgen -o default -G "$cur*" ))</text:p>
      <text:p text:style-name="Standard"><text:soft-page-break/><text:s text:c="8"/>;;</text:p>
      <text:p text:style-name="Standard"><text:s text:c="8"/>-c | --crash-file)</text:p>
      <text:p text:style-name="Standard"><text:s text:c="12"/>COMPREPLY=($( compgen -G "${cur}*.apport"</text:p>
      <text:p text:style-name="Standard"><text:s text:c="23"/>compgen -G "${cur}*.crash" ))</text:p>
      <text:p text:style-name="Standard"><text:s text:c="8"/>;;</text:p>
      <text:p text:style-name="Standard"><text:s text:c="8"/>-w | --window)</text:p>
      <text:p text:style-name="Standard"><text:s text:c="12"/>dashoptions="--save --tag";</text:p>
      <text:p text:style-name="Standard"><text:s text:c="12"/>COMPREPLY=($( compgen -W "$dashoptions" -- $cur ))</text:p>
      <text:p text:style-name="Standard"><text:s text:c="8"/>;;</text:p>
      <text:p text:style-name="Standard"><text:s text:c="8"/>-h | --help | -v | --version | --tag)</text:p>
      <text:p text:style-name="Standard"><text:s text:c="12"/>return 0</text:p>
      <text:p text:style-name="Standard"><text:s text:c="8"/>;;</text:p>
      <text:p text:style-name="Standard"><text:s text:c="8"/>*)</text:p>
      <text:p text:style-name="Standard"><text:s text:c="12"/>dashoptions='--tag';</text:p>
      <text:p text:style-name="Standard"><text:s text:c="12"/>if ! [[ "${COMP_WORDS[*]}" =~ .*--save.* ]]; then</text:p>
      <text:p text:style-name="Standard"><text:s text:c="16"/>dashoptions="--save $dashoptions";</text:p>
      <text:p text:style-name="Standard"><text:s text:c="12"/>fi;</text:p>
      <text:p text:style-name="Standard"><text:s text:c="12"/>if ! [[ "${COMP_WORDS[*]}" =~ .*--window.* || "${COMP_WORDS[*]}" =~ .*\ -w\ .* ]]; then</text:p>
      <text:p text:style-name="Standard"><text:s text:c="16"/>dashoptions="-w --window $dashoptions";</text:p>
      <text:p text:style-name="Standard"><text:s text:c="12"/>fi;</text:p>
      <text:p text:style-name="Standard"><text:s text:c="12"/>if ! [[ "${COMP_WORDS[*]}" =~ .*--symptom.* || "${COMP_WORDS[*]}" =~ .*\ -s\ .* ]]; then</text:p>
      <text:p text:style-name="Standard"><text:s text:c="16"/>dashoptions="-s --symptom $dashoptions";</text:p>
      <text:p text:style-name="Standard"><text:s text:c="12"/>fi;</text:p>
      <text:p text:style-name="Standard"><text:s text:c="12"/>if ! [[ "${COMP_WORDS[*]}" =~ .*--update.* || "${COMP_WORDS[*]}" =~ .*\ -u\ .* ]]; then</text:p>
      <text:p text:style-name="Standard"><text:s text:c="16"/>dashoptions="-u --update $dashoptions";</text:p>
      <text:p text:style-name="Standard"><text:s text:c="12"/>fi;</text:p>
      <text:p text:style-name="Standard"><text:s text:c="12"/>if ! [[ "${COMP_WORDS[*]}" =~ .*--file-bug.* || "${COMP_WORDS[*]}" =~ .*\ -f\ .* ]]; then</text:p>
      <text:p text:style-name="Standard"><text:s text:c="16"/>dashoptions="-f --file-bug $dashoptions";</text:p>
      <text:p text:style-name="Standard"><text:s text:c="12"/>fi;</text:p>
      <text:p text:style-name="Standard"><text:s text:c="12"/>if ! [[ "${COMP_WORDS[*]}" =~ .*--crash-file.* || "${COMP_WORDS[*]}" =~ .*\ -c\ .* ]]; then</text:p>
      <text:p text:style-name="Standard"><text:s text:c="16"/>dashoptions="-c --crash-file $dashoptions";</text:p>
      <text:p text:style-name="Standard"><text:s text:c="12"/>fi;</text:p>
      <text:p text:style-name="Standard"><text:s text:c="12"/>case "$cur" in </text:p>
      <text:p text:style-name="Standard"><text:s text:c="16"/>-*)</text:p>
      <text:p text:style-name="Standard"><text:s text:c="20"/>COMPREPLY=($( compgen -W "$dashoptions" -- $cur ))</text:p>
      <text:p text:style-name="Standard"><text:s text:c="16"/>;;</text:p>
      <text:p text:style-name="Standard"><text:s text:c="16"/>*)</text:p>
      <text:p text:style-name="Standard"><text:s text:c="20"/>_apport_parameterless</text:p>
      <text:p text:style-name="Standard"><text:s text:c="16"/>;;</text:p>
      <text:p text:style-name="Standard"><text:s text:c="12"/>esac</text:p>
      <text:p text:style-name="Standard"><text:s text:c="8"/>;;</text:p>
      <text:p text:style-name="Standard"><text:s text:c="4"/>esac</text:p>
      <text:p text:style-name="Standard">}</text:p>
      <text:p text:style-name="Standard">_apport-collect () </text:p>
      <text:p text:style-name="Standard">{ </text:p>
      <text:p text:style-name="Standard"><text:s text:c="4"/>local cur prev;</text:p>
      <text:p text:style-name="Standard"><text:s text:c="4"/>COMPREPLY=();</text:p>
      <text:p text:style-name="Standard"><text:soft-page-break/><text:s text:c="4"/>cur=`_get_cword`;</text:p>
      <text:p text:style-name="Standard"><text:s text:c="4"/>prev=${COMP_WORDS[COMP_CWORD-1]};</text:p>
      <text:p text:style-name="Standard"><text:s text:c="4"/>case "$prev" in </text:p>
      <text:p text:style-name="Standard"><text:s text:c="8"/>apport-collect)</text:p>
      <text:p text:style-name="Standard"><text:s text:c="12"/>COMPREPLY=($( compgen -W "-p --package --tag" -- $cur))</text:p>
      <text:p text:style-name="Standard"><text:s text:c="8"/>;;</text:p>
      <text:p text:style-name="Standard"><text:s text:c="8"/>-p | --package)</text:p>
      <text:p text:style-name="Standard"><text:s text:c="12"/>COMPREPLY=($( apt-cache pkgnames $cur 2&gt; /dev/null ))</text:p>
      <text:p text:style-name="Standard"><text:s text:c="8"/>;;</text:p>
      <text:p text:style-name="Standard"><text:s text:c="8"/>--tag)</text:p>
      <text:p text:style-name="Standard"><text:s text:c="12"/>return 0</text:p>
      <text:p text:style-name="Standard"><text:s text:c="8"/>;;</text:p>
      <text:p text:style-name="Standard"><text:s text:c="8"/>*)</text:p>
      <text:p text:style-name="Standard"><text:s text:c="12"/>if [[ "${COMP_WORDS[*]}" =~ .*\ -p.* || "${COMP_WORDS[*]}" =~ .*--package.* ]]; then</text:p>
      <text:p text:style-name="Standard"><text:s text:c="16"/>COMPREPLY=($( compgen -W "--tag" -- $cur));</text:p>
      <text:p text:style-name="Standard"><text:s text:c="12"/>else</text:p>
      <text:p text:style-name="Standard"><text:s text:c="16"/>COMPREPLY=($( compgen -W "-p --package --tag" -- $cur));</text:p>
      <text:p text:style-name="Standard"><text:s text:c="12"/>fi</text:p>
      <text:p text:style-name="Standard"><text:s text:c="8"/>;;</text:p>
      <text:p text:style-name="Standard"><text:s text:c="4"/>esac</text:p>
      <text:p text:style-name="Standard">}</text:p>
      <text:p text:style-name="Standard">_apport-unpack () </text:p>
      <text:p text:style-name="Standard">{ </text:p>
      <text:p text:style-name="Standard"><text:s text:c="4"/>local cur prev;</text:p>
      <text:p text:style-name="Standard"><text:s text:c="4"/>COMPREPLY=();</text:p>
      <text:p text:style-name="Standard"><text:s text:c="4"/>cur=`_get_cword`;</text:p>
      <text:p text:style-name="Standard"><text:s text:c="4"/>prev=${COMP_WORDS[COMP_CWORD-1]};</text:p>
      <text:p text:style-name="Standard"><text:s text:c="4"/>case "$prev" in </text:p>
      <text:p text:style-name="Standard"><text:s text:c="8"/>apport-unpack)</text:p>
      <text:p text:style-name="Standard"><text:s text:c="12"/>COMPREPLY=($( compgen -G "${cur}*.apport"</text:p>
      <text:p text:style-name="Standard"><text:s text:c="23"/>compgen -G "${cur}*.crash" ))</text:p>
      <text:p text:style-name="Standard"><text:s text:c="8"/>;;</text:p>
      <text:p text:style-name="Standard"><text:s text:c="4"/>esac</text:p>
      <text:p text:style-name="Standard">}</text:p>
      <text:p text:style-name="Standard">_apport_parameterless () </text:p>
      <text:p text:style-name="Standard">{ </text:p>
      <text:p text:style-name="Standard"><text:s text:c="4"/>local param;</text:p>
      <text:p text:style-name="Standard"><text:s text:c="4"/>param="$dashoptions <text:s text:c="11"/>$( apt-cache pkgnames $cur 2&gt; /dev/null ) <text:s text:c="11"/>$( command ps axo pid | sed 1d ) <text:s text:c="11"/>$( _apport_symptoms ) <text:s text:c="11"/>$( compgen -G "${cur}*" )";</text:p>
      <text:p text:style-name="Standard"><text:s text:c="4"/>COMPREPLY=($( compgen -W "$param" -- $cur))</text:p>
      <text:p text:style-name="Standard">}</text:p>
      <text:p text:style-name="Standard">_apport_symptoms () </text:p>
      <text:p text:style-name="Standard">{ </text:p>
      <text:p text:style-name="Standard"><text:s text:c="4"/>local syms;</text:p>
      <text:p text:style-name="Standard"><text:s text:c="4"/>if [ -r /usr/share/apport/symptoms ]; then</text:p>
      <text:p text:style-name="Standard"><text:s text:c="8"/>for FILE in $(ls /usr/share/apport/symptoms);</text:p>
      <text:p text:style-name="Standard"><text:s text:c="8"/>do</text:p>
      <text:p text:style-name="Standard"><text:s text:c="12"/>if [[ ! "$FILE" =~ ^_.* &amp;&amp; -n $(egrep "^def run\s*\(.*\):" /usr/share/apport/symptoms/$FILE) ]]; then</text:p>
      <text:p text:style-name="Standard"><text:s text:c="16"/>syms="$syms ${FILE%.py}";</text:p>
      <text:p text:style-name="Standard"><text:s text:c="12"/>fi;</text:p>
      <text:p text:style-name="Standard"><text:soft-page-break/><text:s text:c="8"/>done;</text:p>
      <text:p text:style-name="Standard"><text:s text:c="4"/>fi;</text:p>
      <text:p text:style-name="Standard"><text:s text:c="4"/>echo $syms</text:p>
      <text:p text:style-name="Standard">}</text:p>
      <text:p text:style-name="Standard">_available_interfaces () </text:p>
      <text:p text:style-name="Standard">{ </text:p>
      <text:p text:style-name="Standard"><text:s text:c="4"/>local PATH=$PATH:/sbin;</text:p>
      <text:p text:style-name="Standard"><text:s text:c="4"/>COMPREPLY=($( {</text:p>
      <text:p text:style-name="Standard"><text:s text:c="8"/>if [[ ${1:-} == -w ]]; then</text:p>
      <text:p text:style-name="Standard"><text:s text:c="12"/>iwconfig</text:p>
      <text:p text:style-name="Standard"><text:s text:c="8"/>elif [[ ${1:-} == -a ]]; then</text:p>
      <text:p text:style-name="Standard"><text:s text:c="12"/>ifconfig || ip link show up</text:p>
      <text:p text:style-name="Standard"><text:s text:c="8"/>else</text:p>
      <text:p text:style-name="Standard"><text:s text:c="12"/>ifconfig -a || ip link show</text:p>
      <text:p text:style-name="Standard"><text:s text:c="8"/>fi</text:p>
      <text:p text:style-name="Standard"><text:s text:c="4"/>} 2&gt;/dev/null | awk <text:s text:c="8"/>'/^[^ \t]/ { if ($1 ~ /^[0-9]+:/) { print $2 } else { print $1 } }' ));</text:p>
      <text:p text:style-name="Standard"><text:s text:c="4"/>COMPREPLY=($( compgen -W '${COMPREPLY[@]/%[[:punct:]]/}' -- "$cur" ))</text:p>
      <text:p text:style-name="Standard">}</text:p>
      <text:p text:style-name="Standard">_cd () </text:p>
      <text:p text:style-name="Standard">{ </text:p>
      <text:p text:style-name="Standard"><text:s text:c="4"/>local cur prev words cword;</text:p>
      <text:p text:style-name="Standard"><text:s text:c="4"/>_init_completion || return;</text:p>
      <text:p text:style-name="Standard"><text:s text:c="4"/>local IFS='</text:p>
      <text:p text:style-name="Standard">' i j k;</text:p>
      <text:p text:style-name="Standard"><text:s text:c="4"/>compopt -o filenames;</text:p>
      <text:p text:style-name="Standard"><text:s text:c="4"/>if [[ -z "${CDPATH:-}" || "$cur" == ?(.)?(.)/* ]]; then</text:p>
      <text:p text:style-name="Standard"><text:s text:c="8"/>_filedir -d;</text:p>
      <text:p text:style-name="Standard"><text:s text:c="8"/>return;</text:p>
      <text:p text:style-name="Standard"><text:s text:c="4"/>fi;</text:p>
      <text:p text:style-name="Standard"><text:s text:c="4"/>local -r mark_dirs=$(_rl_enabled mark-directories &amp;&amp; echo y);</text:p>
      <text:p text:style-name="Standard"><text:s text:c="4"/>local -r mark_symdirs=$(_rl_enabled mark-symlinked-directories &amp;&amp; echo y);</text:p>
      <text:p text:style-name="Standard"><text:s text:c="4"/>for i in ${CDPATH//:/'</text:p>
      <text:p text:style-name="Standard">'};</text:p>
      <text:p text:style-name="Standard"><text:s text:c="4"/>do</text:p>
      <text:p text:style-name="Standard"><text:s text:c="8"/>k="${#COMPREPLY[@]}";</text:p>
      <text:p text:style-name="Standard"><text:s text:c="8"/>for j in $( compgen -d -- $i/$cur );</text:p>
      <text:p text:style-name="Standard"><text:s text:c="8"/>do</text:p>
      <text:p text:style-name="Standard"><text:s text:c="12"/>if [[ ( -n $mark_symdirs &amp;&amp; -h $j || -n $mark_dirs &amp;&amp; ! -h $j ) &amp;&amp; ! -d ${j#$i/} ]]; then</text:p>
      <text:p text:style-name="Standard"><text:s text:c="16"/>j+="/";</text:p>
      <text:p text:style-name="Standard"><text:s text:c="12"/>fi;</text:p>
      <text:p text:style-name="Standard"><text:s text:c="12"/>COMPREPLY[k++]=${j#$i/};</text:p>
      <text:p text:style-name="Standard"><text:s text:c="8"/>done;</text:p>
      <text:p text:style-name="Standard"><text:s text:c="4"/>done;</text:p>
      <text:p text:style-name="Standard"><text:s text:c="4"/>_filedir -d;</text:p>
      <text:p text:style-name="Standard"><text:s text:c="4"/>if [[ ${#COMPREPLY[@]} -eq 1 ]]; then</text:p>
      <text:p text:style-name="Standard"><text:s text:c="8"/>i=${COMPREPLY[0]};</text:p>
      <text:p text:style-name="Standard"><text:s text:c="8"/>if [[ "$i" == "$cur" &amp;&amp; $i != "*/" ]]; then</text:p>
      <text:p text:style-name="Standard"><text:s text:c="12"/>COMPREPLY[0]="${i}/";</text:p>
      <text:p text:style-name="Standard"><text:s text:c="8"/>fi;</text:p>
      <text:p text:style-name="Standard"><text:s text:c="4"/>fi;</text:p>
      <text:p text:style-name="Standard"><text:s text:c="4"/>return</text:p>
      <text:p text:style-name="Standard">}</text:p>
      <text:p text:style-name="Standard"><text:soft-page-break/>_cd_devices () </text:p>
      <text:p text:style-name="Standard">{ </text:p>
      <text:p text:style-name="Standard"><text:s text:c="4"/>COMPREPLY+=($( compgen -f -d -X "!*/?([amrs])cd*" -- "${cur:-/dev/}" ))</text:p>
      <text:p text:style-name="Standard">}</text:p>
      <text:p text:style-name="Standard">_command () </text:p>
      <text:p text:style-name="Standard">{ </text:p>
      <text:p text:style-name="Standard"><text:s text:c="4"/>local offset i;</text:p>
      <text:p text:style-name="Standard"><text:s text:c="4"/>offset=1;</text:p>
      <text:p text:style-name="Standard"><text:s text:c="4"/>for ((i=1; i &lt;= COMP_CWORD; i++ ))</text:p>
      <text:p text:style-name="Standard"><text:s text:c="4"/>do</text:p>
      <text:p text:style-name="Standard"><text:s text:c="8"/>if [[ "${COMP_WORDS[i]}" != -* ]]; then</text:p>
      <text:p text:style-name="Standard"><text:s text:c="12"/>offset=$i;</text:p>
      <text:p text:style-name="Standard"><text:s text:c="12"/>break;</text:p>
      <text:p text:style-name="Standard"><text:s text:c="8"/>fi;</text:p>
      <text:p text:style-name="Standard"><text:s text:c="4"/>done;</text:p>
      <text:p text:style-name="Standard"><text:s text:c="4"/>_command_offset $offset</text:p>
      <text:p text:style-name="Standard">}</text:p>
      <text:p text:style-name="Standard">_command_offset () </text:p>
      <text:p text:style-name="Standard">{ </text:p>
      <text:p text:style-name="Standard"><text:s text:c="4"/>local word_offset=$1 i j;</text:p>
      <text:p text:style-name="Standard"><text:s text:c="4"/>for ((i=0; i &lt; $word_offset; i++ ))</text:p>
      <text:p text:style-name="Standard"><text:s text:c="4"/>do</text:p>
      <text:p text:style-name="Standard"><text:s text:c="8"/>for ((j=0; j &lt;= ${#COMP_LINE}; j++ ))</text:p>
      <text:p text:style-name="Standard"><text:s text:c="8"/>do</text:p>
      <text:p text:style-name="Standard"><text:s text:c="12"/>[[ "$COMP_LINE" == "${COMP_WORDS[i]}"* ]] &amp;&amp; break;</text:p>
      <text:p text:style-name="Standard"><text:s text:c="12"/>COMP_LINE=${COMP_LINE:1};</text:p>
      <text:p text:style-name="Standard"><text:s text:c="12"/>((COMP_POINT--));</text:p>
      <text:p text:style-name="Standard"><text:s text:c="8"/>done;</text:p>
      <text:p text:style-name="Standard"><text:s text:c="8"/>COMP_LINE=${COMP_LINE#"${COMP_WORDS[i]}"};</text:p>
      <text:p text:style-name="Standard"><text:s text:c="8"/>((COMP_POINT-=${#COMP_WORDS[i]}));</text:p>
      <text:p text:style-name="Standard"><text:s text:c="4"/>done;</text:p>
      <text:p text:style-name="Standard"><text:s text:c="4"/>for ((i=0; i &lt;= COMP_CWORD - $word_offset; i++ ))</text:p>
      <text:p text:style-name="Standard"><text:s text:c="4"/>do</text:p>
      <text:p text:style-name="Standard"><text:s text:c="8"/>COMP_WORDS[i]=${COMP_WORDS[i+$word_offset]};</text:p>
      <text:p text:style-name="Standard"><text:s text:c="4"/>done;</text:p>
      <text:p text:style-name="Standard"><text:s text:c="4"/>for ((i; i &lt;= COMP_CWORD; i++ ))</text:p>
      <text:p text:style-name="Standard"><text:s text:c="4"/>do</text:p>
      <text:p text:style-name="Standard"><text:s text:c="8"/>unset 'COMP_WORDS[i]';</text:p>
      <text:p text:style-name="Standard"><text:s text:c="4"/>done;</text:p>
      <text:p text:style-name="Standard"><text:s text:c="4"/>((COMP_CWORD -= $word_offset));</text:p>
      <text:p text:style-name="Standard"><text:s text:c="4"/>COMPREPLY=();</text:p>
      <text:p text:style-name="Standard"><text:s text:c="4"/>local cur;</text:p>
      <text:p text:style-name="Standard"><text:s text:c="4"/>_get_comp_words_by_ref cur;</text:p>
      <text:p text:style-name="Standard"><text:s text:c="4"/>if [[ $COMP_CWORD -eq 0 ]]; then</text:p>
      <text:p text:style-name="Standard"><text:s text:c="8"/>local IFS='</text:p>
      <text:p text:style-name="Standard">';</text:p>
      <text:p text:style-name="Standard"><text:s text:c="8"/>compopt -o filenames;</text:p>
      <text:p text:style-name="Standard"><text:s text:c="8"/>COMPREPLY=($( compgen -d -c -- "$cur" ));</text:p>
      <text:p text:style-name="Standard"><text:s text:c="4"/>else</text:p>
      <text:p text:style-name="Standard"><text:s text:c="8"/>local cmd=${COMP_WORDS[0]} compcmd=${COMP_WORDS[0]};</text:p>
      <text:p text:style-name="Standard"><text:s text:c="8"/>local cspec=$( complete -p $cmd 2&gt;/dev/null );</text:p>
      <text:p text:style-name="Standard"><text:s text:c="8"/>if [[ ! -n $cspec &amp;&amp; $cmd == */* ]]; then</text:p>
      <text:p text:style-name="Standard"><text:soft-page-break/><text:s text:c="12"/>cspec=$( complete -p ${cmd##*/} 2&gt;/dev/null );</text:p>
      <text:p text:style-name="Standard"><text:s text:c="12"/>[[ -n $cspec ]] &amp;&amp; compcmd=${cmd##*/};</text:p>
      <text:p text:style-name="Standard"><text:s text:c="8"/>fi;</text:p>
      <text:p text:style-name="Standard"><text:s text:c="8"/>if [[ ! -n $cspec ]]; then</text:p>
      <text:p text:style-name="Standard"><text:s text:c="12"/>compcmd=${cmd##*/};</text:p>
      <text:p text:style-name="Standard"><text:s text:c="12"/>_completion_loader $compcmd;</text:p>
      <text:p text:style-name="Standard"><text:s text:c="12"/>cspec=$( complete -p $compcmd 2&gt;/dev/null );</text:p>
      <text:p text:style-name="Standard"><text:s text:c="8"/>fi;</text:p>
      <text:p text:style-name="Standard"><text:s text:c="8"/>if [[ -n $cspec ]]; then</text:p>
      <text:p text:style-name="Standard"><text:s text:c="12"/>if [[ ${cspec#* -F } != $cspec ]]; then</text:p>
      <text:p text:style-name="Standard"><text:s text:c="16"/>local func=${cspec#*-F };</text:p>
      <text:p text:style-name="Standard"><text:s text:c="16"/>func=${func%% *};</text:p>
      <text:p text:style-name="Standard"><text:s text:c="16"/>if [[ ${#COMP_WORDS[@]} -ge 2 ]]; then</text:p>
      <text:p text:style-name="Standard"><text:s text:c="20"/>$func $cmd "${COMP_WORDS[${#COMP_WORDS[@]}-1]}" "${COMP_WORDS[${#COMP_WORDS[@]}-2]}";</text:p>
      <text:p text:style-name="Standard"><text:s text:c="16"/>else</text:p>
      <text:p text:style-name="Standard"><text:s text:c="20"/>$func $cmd "${COMP_WORDS[${#COMP_WORDS[@]}-1]}";</text:p>
      <text:p text:style-name="Standard"><text:s text:c="16"/>fi;</text:p>
      <text:p text:style-name="Standard"><text:s text:c="16"/>local opt;</text:p>
      <text:p text:style-name="Standard"><text:s text:c="16"/>while [[ $cspec == *" -o "* ]]; do</text:p>
      <text:p text:style-name="Standard"><text:s text:c="20"/>cspec=${cspec#*-o };</text:p>
      <text:p text:style-name="Standard"><text:s text:c="20"/>opt=${cspec%% *};</text:p>
      <text:p text:style-name="Standard"><text:s text:c="20"/>compopt -o $opt;</text:p>
      <text:p text:style-name="Standard"><text:s text:c="20"/>cspec=${cspec#$opt};</text:p>
      <text:p text:style-name="Standard"><text:s text:c="16"/>done;</text:p>
      <text:p text:style-name="Standard"><text:s text:c="12"/>else</text:p>
      <text:p text:style-name="Standard"><text:s text:c="16"/>cspec=${cspec#complete};</text:p>
      <text:p text:style-name="Standard"><text:s text:c="16"/>cspec=${cspec%%$compcmd};</text:p>
      <text:p text:style-name="Standard"><text:s text:c="16"/>COMPREPLY=($( eval compgen "$cspec" -- '$cur' ));</text:p>
      <text:p text:style-name="Standard"><text:s text:c="12"/>fi;</text:p>
      <text:p text:style-name="Standard"><text:s text:c="8"/>else</text:p>
      <text:p text:style-name="Standard"><text:s text:c="12"/>if [[ ${#COMPREPLY[@]} -eq 0 ]]; then</text:p>
      <text:p text:style-name="Standard"><text:s text:c="16"/>_minimal;</text:p>
      <text:p text:style-name="Standard"><text:s text:c="12"/>fi;</text:p>
      <text:p text:style-name="Standard"><text:s text:c="8"/>fi;</text:p>
      <text:p text:style-name="Standard"><text:s text:c="4"/>fi</text:p>
      <text:p text:style-name="Standard">}</text:p>
      <text:p text:style-name="Standard">_complete_as_root () </text:p>
      <text:p text:style-name="Standard">{ </text:p>
      <text:p text:style-name="Standard"><text:s text:c="4"/>[[ $EUID -eq 0 || -n ${root_command:-} ]]</text:p>
      <text:p text:style-name="Standard">}</text:p>
      <text:p text:style-name="Standard">_completion_loader () </text:p>
      <text:p text:style-name="Standard">{ </text:p>
      <text:p text:style-name="Standard"><text:s text:c="4"/>local cmd="${1:-_EmptycmD_}";</text:p>
      <text:p text:style-name="Standard"><text:s text:c="4"/>__load_completion "$cmd" &amp;&amp; return 124;</text:p>
      <text:p text:style-name="Standard"><text:s text:c="4"/>complete -F _minimal -- "$cmd" &amp;&amp; return 124</text:p>
      <text:p text:style-name="Standard">}</text:p>
      <text:p text:style-name="Standard">_configured_interfaces () </text:p>
      <text:p text:style-name="Standard">{ </text:p>
      <text:p text:style-name="Standard"><text:s text:c="4"/>if [[ -f /etc/debian_version ]]; then</text:p>
      <text:p text:style-name="Standard"><text:s text:c="8"/>COMPREPLY=($( compgen -W "$( command sed -ne 's|^iface \([^ ]\{1,\}\).*$|\1|p' <text:s text:c="11"/>/etc/network/interfaces /etc/network/interfaces.d/* 2&gt;/dev/null )" <text:s text:c="12"/>-- "$cur" ));</text:p>
      <text:p text:style-name="Standard"><text:soft-page-break/><text:s text:c="4"/>else</text:p>
      <text:p text:style-name="Standard"><text:s text:c="8"/>if [[ -f /etc/SuSE-release ]]; then</text:p>
      <text:p text:style-name="Standard"><text:s text:c="12"/>COMPREPLY=($( compgen -W "$( printf '%s\n' <text:s text:c="12"/>/etc/sysconfig/network/ifcfg-* | <text:s text:c="12"/>command sed -ne 's|.*ifcfg-\([^*].*\)$|\1|p' )" -- "$cur" ));</text:p>
      <text:p text:style-name="Standard"><text:s text:c="8"/>else</text:p>
      <text:p text:style-name="Standard"><text:s text:c="12"/>if [[ -f /etc/pld-release ]]; then</text:p>
      <text:p text:style-name="Standard"><text:s text:c="16"/>COMPREPLY=($( compgen -W "$( command ls -B <text:s text:c="12"/>/etc/sysconfig/interfaces | <text:s text:c="12"/>command sed -ne 's|.*ifcfg-\([^*].*\)$|\1|p' )" -- "$cur" ));</text:p>
      <text:p text:style-name="Standard"><text:s text:c="12"/>else</text:p>
      <text:p text:style-name="Standard"><text:s text:c="16"/>COMPREPLY=($( compgen -W "$( printf '%s\n' <text:s text:c="12"/>/etc/sysconfig/network-scripts/ifcfg-* | <text:s text:c="12"/>command sed -ne 's|.*ifcfg-\([^*].*\)$|\1|p' )" -- "$cur" ));</text:p>
      <text:p text:style-name="Standard"><text:s text:c="12"/>fi;</text:p>
      <text:p text:style-name="Standard"><text:s text:c="8"/>fi;</text:p>
      <text:p text:style-name="Standard"><text:s text:c="4"/>fi</text:p>
      <text:p text:style-name="Standard">}</text:p>
      <text:p text:style-name="Standard">_count_args () </text:p>
      <text:p text:style-name="Standard">{ </text:p>
      <text:p text:style-name="Standard"><text:s text:c="4"/>local i cword words;</text:p>
      <text:p text:style-name="Standard"><text:s text:c="4"/>__reassemble_comp_words_by_ref "$1" words cword;</text:p>
      <text:p text:style-name="Standard"><text:s text:c="4"/>args=1;</text:p>
      <text:p text:style-name="Standard"><text:s text:c="4"/>for i in "${words[@]:1:cword-1}";</text:p>
      <text:p text:style-name="Standard"><text:s text:c="4"/>do</text:p>
      <text:p text:style-name="Standard"><text:s text:c="8"/>[[ "$i" != -* ]] &amp;&amp; args=$(($args+1));</text:p>
      <text:p text:style-name="Standard"><text:s text:c="4"/>done</text:p>
      <text:p text:style-name="Standard">}</text:p>
      <text:p text:style-name="Standard">_dkms () </text:p>
      <text:p text:style-name="Standard">{ </text:p>
      <text:p text:style-name="Standard"><text:s text:c="4"/>local cur prev command module i;</text:p>
      <text:p text:style-name="Standard"><text:s text:c="4"/>COMPREPLY=();</text:p>
      <text:p text:style-name="Standard"><text:s text:c="4"/>cur=${COMP_WORDS[COMP_CWORD]};</text:p>
      <text:p text:style-name="Standard"><text:s text:c="4"/>if [[ $COMP_CWORD -eq 1 ]]; then</text:p>
      <text:p text:style-name="Standard"><text:s text:c="8"/>COMPREPLY=($( compgen -W "add autoinstall remove build install uninstall <text:tab/><text:tab/><text:tab/>match mkdriverdisk mktarball ldtarball mkrpm mkdeb mkdsc mkkmp <text:tab/><text:tab/><text:tab/>status" -- $cur ));</text:p>
      <text:p text:style-name="Standard"><text:s text:c="4"/>else</text:p>
      <text:p text:style-name="Standard"><text:s text:c="8"/>prev=${COMP_WORDS[COMP_CWORD-1]};</text:p>
      <text:p text:style-name="Standard"><text:s text:c="8"/>command=${COMP_WORDS[1]};</text:p>
      <text:p text:style-name="Standard"><text:s text:c="8"/>case $prev in </text:p>
      <text:p text:style-name="Standard"><text:s text:c="12"/>-m)</text:p>
      <text:p text:style-name="Standard"><text:s text:c="16"/>if [ "$command" = 'add' ]; then</text:p>
      <text:p text:style-name="Standard"><text:s text:c="20"/>_filename_parts '.*-.*' 1;</text:p>
      <text:p text:style-name="Standard"><text:s text:c="16"/>else</text:p>
      <text:p text:style-name="Standard"><text:s text:c="20"/>_subdirectories /var/lib/dkms;</text:p>
      <text:p text:style-name="Standard"><text:s text:c="16"/>fi;</text:p>
      <text:p text:style-name="Standard"><text:s text:c="16"/>return 0</text:p>
      <text:p text:style-name="Standard"><text:s text:c="12"/>;;</text:p>
      <text:p text:style-name="Standard"><text:s text:c="12"/>-v)</text:p>
      <text:p text:style-name="Standard"><text:s text:c="16"/>for ((i=1; i &lt; COMP_CWORD; i++ ))</text:p>
      <text:p text:style-name="Standard"><text:s text:c="16"/>do</text:p>
      <text:p text:style-name="Standard"><text:s text:c="20"/>if [[ "${COMP_WORDS[i]}" == -m ]]; then</text:p>
      <text:p text:style-name="Standard"><text:s text:c="24"/>module=${COMP_WORDS[i+1]};</text:p>
      <text:p text:style-name="Standard"><text:soft-page-break/><text:s text:c="24"/>break;</text:p>
      <text:p text:style-name="Standard"><text:s text:c="20"/>fi;</text:p>
      <text:p text:style-name="Standard"><text:s text:c="16"/>done;</text:p>
      <text:p text:style-name="Standard"><text:s text:c="16"/>if [ -n "$module" ]; then</text:p>
      <text:p text:style-name="Standard"><text:s text:c="20"/>if [ "$command" = 'add' ]; then</text:p>
      <text:p text:style-name="Standard"><text:s text:c="24"/>_filename_parts "$module-.*" 2;</text:p>
      <text:p text:style-name="Standard"><text:s text:c="20"/>else</text:p>
      <text:p text:style-name="Standard"><text:s text:c="24"/>_subdirectories /var/lib/dkms/$module;</text:p>
      <text:p text:style-name="Standard"><text:s text:c="20"/>fi;</text:p>
      <text:p text:style-name="Standard"><text:s text:c="20"/>return 0;</text:p>
      <text:p text:style-name="Standard"><text:s text:c="16"/>fi</text:p>
      <text:p text:style-name="Standard"><text:s text:c="12"/>;;</text:p>
      <text:p text:style-name="Standard"><text:s text:c="12"/>-k)</text:p>
      <text:p text:style-name="Standard"><text:s text:c="16"/>_kernels;</text:p>
      <text:p text:style-name="Standard"><text:s text:c="16"/>return 0</text:p>
      <text:p text:style-name="Standard"><text:s text:c="12"/>;;</text:p>
      <text:p text:style-name="Standard"><text:s text:c="12"/>-@\(c | -spec | -archive | -config\))</text:p>
      <text:p text:style-name="Standard"><text:s text:c="16"/>_filedir;</text:p>
      <text:p text:style-name="Standard"><text:s text:c="16"/>return 0</text:p>
      <text:p text:style-name="Standard"><text:s text:c="12"/>;;</text:p>
      <text:p text:style-name="Standard"><text:s text:c="12"/>--kernelsourcedir)</text:p>
      <text:p text:style-name="Standard"><text:s text:c="16"/>_filedir -d;</text:p>
      <text:p text:style-name="Standard"><text:s text:c="16"/>return 0</text:p>
      <text:p text:style-name="Standard"><text:s text:c="12"/>;;</text:p>
      <text:p text:style-name="Standard"><text:s text:c="8"/>esac;</text:p>
      <text:p text:style-name="Standard"><text:s text:c="8"/>if [[ "$cur" == -* ]]; then</text:p>
      <text:p text:style-name="Standard"><text:s text:c="12"/>case $command in </text:p>
      <text:p text:style-name="Standard"><text:s text:c="16"/>add)</text:p>
      <text:p text:style-name="Standard"><text:s text:c="20"/>options='-c --rpm_safe_upgrade'</text:p>
      <text:p text:style-name="Standard"><text:s text:c="16"/>;;</text:p>
      <text:p text:style-name="Standard"><text:s text:c="16"/>remove)</text:p>
      <text:p text:style-name="Standard"><text:s text:c="20"/>options='--rpm_safe_upgrade'</text:p>
      <text:p text:style-name="Standard"><text:s text:c="16"/>;;</text:p>
      <text:p text:style-name="Standard"><text:s text:c="16"/>build)</text:p>
      <text:p text:style-name="Standard"><text:s text:c="20"/>options='--config'</text:p>
      <text:p text:style-name="Standard"><text:s text:c="16"/>;;</text:p>
      <text:p text:style-name="Standard"><text:s text:c="16"/>mkdriverdisk)</text:p>
      <text:p text:style-name="Standard"><text:s text:c="20"/>options='-d --distro -r --release --size'</text:p>
      <text:p text:style-name="Standard"><text:s text:c="16"/>;;</text:p>
      <text:p text:style-name="Standard"><text:s text:c="16"/>ldtarball)</text:p>
      <text:p text:style-name="Standard"><text:s text:c="20"/>options='--archive --force'</text:p>
      <text:p text:style-name="Standard"><text:s text:c="16"/>;;</text:p>
      <text:p text:style-name="Standard"><text:s text:c="16"/>mktarball)</text:p>
      <text:p text:style-name="Standard"><text:s text:c="20"/>options='--source-only --binaries-only'</text:p>
      <text:p text:style-name="Standard"><text:s text:c="16"/>;;</text:p>
      <text:p text:style-name="Standard"><text:s text:c="16"/>mkrpm)</text:p>
      <text:p text:style-name="Standard"><text:s text:c="20"/>options='--source-only'</text:p>
      <text:p text:style-name="Standard"><text:s text:c="16"/>;;</text:p>
      <text:p text:style-name="Standard"><text:s text:c="16"/>mkkmp)</text:p>
      <text:p text:style-name="Standard"><text:s text:c="20"/>options='--spec'</text:p>
      <text:p text:style-name="Standard"><text:s text:c="16"/>;;</text:p>
      <text:p text:style-name="Standard"><text:s text:c="16"/>match)</text:p>
      <text:p text:style-name="Standard"><text:soft-page-break/><text:s text:c="20"/>options='--templatekernel'</text:p>
      <text:p text:style-name="Standard"><text:s text:c="16"/>;;</text:p>
      <text:p text:style-name="Standard"><text:s text:c="12"/>esac;</text:p>
      <text:p text:style-name="Standard"><text:s text:c="12"/>options="$options -m -v -k -a --arch -q --quiet -V <text:tab/><text:tab/><text:tab/>--version --all --no-prepare-kernel <text:tab/><text:tab/><text:tab/><text:tab/>--no-clean-kernel --kernelsourcedir <text:tab/><text:tab/><text:tab/><text:tab/>--directive";</text:p>
      <text:p text:style-name="Standard"><text:s text:c="12"/>COMPREPLY=($( compgen -W "$options" -- $cur ));</text:p>
      <text:p text:style-name="Standard"><text:s text:c="8"/>fi;</text:p>
      <text:p text:style-name="Standard"><text:s text:c="4"/>fi</text:p>
      <text:p text:style-name="Standard">}</text:p>
      <text:p text:style-name="Standard">_dvd_devices () </text:p>
      <text:p text:style-name="Standard">{ </text:p>
      <text:p text:style-name="Standard"><text:s text:c="4"/>COMPREPLY+=($( compgen -f -d -X "!*/?(r)dvd*" -- "${cur:-/dev/}" ))</text:p>
      <text:p text:style-name="Standard">}</text:p>
      <text:p text:style-name="Standard">_expand () </text:p>
      <text:p text:style-name="Standard">{ </text:p>
      <text:p text:style-name="Standard"><text:s text:c="4"/>if [[ "$cur" == \~*/* ]]; then</text:p>
      <text:p text:style-name="Standard"><text:s text:c="8"/>__expand_tilde_by_ref cur;</text:p>
      <text:p text:style-name="Standard"><text:s text:c="4"/>else</text:p>
      <text:p text:style-name="Standard"><text:s text:c="8"/>if [[ "$cur" == \~* ]]; then</text:p>
      <text:p text:style-name="Standard"><text:s text:c="12"/>_tilde "$cur" || eval COMPREPLY[0]=$(printf ~%q "${COMPREPLY[0]#\~}");</text:p>
      <text:p text:style-name="Standard"><text:s text:c="12"/>return ${#COMPREPLY[@]};</text:p>
      <text:p text:style-name="Standard"><text:s text:c="8"/>fi;</text:p>
      <text:p text:style-name="Standard"><text:s text:c="4"/>fi</text:p>
      <text:p text:style-name="Standard">}</text:p>
      <text:p text:style-name="Standard">_filedir () </text:p>
      <text:p text:style-name="Standard">{ </text:p>
      <text:p text:style-name="Standard"><text:s text:c="4"/>local IFS='</text:p>
      <text:p text:style-name="Standard">';</text:p>
      <text:p text:style-name="Standard"><text:s text:c="4"/>_tilde "$cur" || return;</text:p>
      <text:p text:style-name="Standard"><text:s text:c="4"/>local -a toks;</text:p>
      <text:p text:style-name="Standard"><text:s text:c="4"/>local x tmp;</text:p>
      <text:p text:style-name="Standard"><text:s text:c="4"/>x=$( compgen -d -- "$cur" ) &amp;&amp; while read -r tmp; do</text:p>
      <text:p text:style-name="Standard"><text:s text:c="8"/>toks+=("$tmp");</text:p>
      <text:p text:style-name="Standard"><text:s text:c="4"/>done &lt;&lt;&lt; "$x";</text:p>
      <text:p text:style-name="Standard"><text:s text:c="4"/>if [[ "$1" != -d ]]; then</text:p>
      <text:p text:style-name="Standard"><text:s text:c="8"/>local quoted;</text:p>
      <text:p text:style-name="Standard"><text:s text:c="8"/>_quote_readline_by_ref "$cur" quoted;</text:p>
      <text:p text:style-name="Standard"><text:s text:c="8"/>local xspec=${1:+"!*.@($1|${1^^})"};</text:p>
      <text:p text:style-name="Standard"><text:s text:c="8"/>x=$( compgen -f -X "$xspec" -- $quoted ) &amp;&amp; while read -r tmp; do</text:p>
      <text:p text:style-name="Standard"><text:s text:c="12"/>toks+=("$tmp");</text:p>
      <text:p text:style-name="Standard"><text:s text:c="8"/>done &lt;&lt;&lt; "$x";</text:p>
      <text:p text:style-name="Standard"><text:s text:c="8"/>[[ -n ${COMP_FILEDIR_FALLBACK:-} &amp;&amp; -n "$1" &amp;&amp; ${#toks[@]} -lt 1 ]] &amp;&amp; x=$( compgen -f -- $quoted ) &amp;&amp; while read -r tmp; do</text:p>
      <text:p text:style-name="Standard"><text:s text:c="12"/>toks+=("$tmp");</text:p>
      <text:p text:style-name="Standard"><text:s text:c="8"/>done &lt;&lt;&lt; "$x";</text:p>
      <text:p text:style-name="Standard"><text:s text:c="4"/>fi;</text:p>
      <text:p text:style-name="Standard"><text:s text:c="4"/>if [[ ${#toks[@]} -ne 0 ]]; then</text:p>
      <text:p text:style-name="Standard"><text:s text:c="8"/>compopt -o filenames 2&gt; /dev/null;</text:p>
      <text:p text:style-name="Standard"><text:s text:c="8"/>COMPREPLY+=("${toks[@]}");</text:p>
      <text:p text:style-name="Standard"><text:s text:c="4"/>fi</text:p>
      <text:p text:style-name="Standard">}</text:p>
      <text:p text:style-name="Standard"><text:soft-page-break/>_filedir_xspec () </text:p>
      <text:p text:style-name="Standard">{ </text:p>
      <text:p text:style-name="Standard"><text:s text:c="4"/>local cur prev words cword;</text:p>
      <text:p text:style-name="Standard"><text:s text:c="4"/>_init_completion || return;</text:p>
      <text:p text:style-name="Standard"><text:s text:c="4"/>_tilde "$cur" || return;</text:p>
      <text:p text:style-name="Standard"><text:s text:c="4"/>local IFS='</text:p>
      <text:p text:style-name="Standard">' xspec=${_xspecs[${1##*/}]} tmp;</text:p>
      <text:p text:style-name="Standard"><text:s text:c="4"/>local -a toks;</text:p>
      <text:p text:style-name="Standard"><text:s text:c="4"/>toks=($(</text:p>
      <text:p text:style-name="Standard"><text:s text:c="8"/>compgen -d -- "$(quote_readline "$cur")" | {</text:p>
      <text:p text:style-name="Standard"><text:s text:c="8"/>while read -r tmp; do</text:p>
      <text:p text:style-name="Standard"><text:s text:c="12"/>printf '%s\n' $tmp</text:p>
      <text:p text:style-name="Standard"><text:s text:c="8"/>done</text:p>
      <text:p text:style-name="Standard"><text:s text:c="8"/>}</text:p>
      <text:p text:style-name="Standard"><text:s text:c="8"/>));</text:p>
      <text:p text:style-name="Standard"><text:s text:c="4"/>eval xspec="${xspec}";</text:p>
      <text:p text:style-name="Standard"><text:s text:c="4"/>local matchop=!;</text:p>
      <text:p text:style-name="Standard"><text:s text:c="4"/>if [[ $xspec == !* ]]; then</text:p>
      <text:p text:style-name="Standard"><text:s text:c="8"/>xspec=${xspec#!};</text:p>
      <text:p text:style-name="Standard"><text:s text:c="8"/>matchop=@;</text:p>
      <text:p text:style-name="Standard"><text:s text:c="4"/>fi;</text:p>
      <text:p text:style-name="Standard"><text:s text:c="4"/>xspec="$matchop($xspec|${xspec^^})";</text:p>
      <text:p text:style-name="Standard"><text:s text:c="4"/>toks+=($(</text:p>
      <text:p text:style-name="Standard"><text:s text:c="8"/>eval compgen -f -X "'!$xspec'" -- "\$(quote_readline "\$cur")" | {</text:p>
      <text:p text:style-name="Standard"><text:s text:c="8"/>while read -r tmp; do</text:p>
      <text:p text:style-name="Standard"><text:s text:c="12"/>[[ -n $tmp ]] &amp;&amp; printf '%s\n' $tmp</text:p>
      <text:p text:style-name="Standard"><text:s text:c="8"/>done</text:p>
      <text:p text:style-name="Standard"><text:s text:c="8"/>}</text:p>
      <text:p text:style-name="Standard"><text:s text:c="8"/>));</text:p>
      <text:p text:style-name="Standard"><text:s text:c="4"/>if [[ ${#toks[@]} -ne 0 ]]; then</text:p>
      <text:p text:style-name="Standard"><text:s text:c="8"/>compopt -o filenames;</text:p>
      <text:p text:style-name="Standard"><text:s text:c="8"/>COMPREPLY=("${toks[@]}");</text:p>
      <text:p text:style-name="Standard"><text:s text:c="4"/>fi</text:p>
      <text:p text:style-name="Standard">}</text:p>
      <text:p text:style-name="Standard">_filename_parts () </text:p>
      <text:p text:style-name="Standard">{ </text:p>
      <text:p text:style-name="Standard"><text:s text:c="4"/>COMPREPLY=($( command ls -F /usr/src/ 2&gt;/dev/null | grep -E '^'$1'/$' <text:tab/>| sed -r -e 's/^([^-]+)-(.+)\/$/\'$2'/' | grep "^$cur" ))</text:p>
      <text:p text:style-name="Standard">}</text:p>
      <text:p text:style-name="Standard">_fstypes () </text:p>
      <text:p text:style-name="Standard">{ </text:p>
      <text:p text:style-name="Standard"><text:s text:c="4"/>local fss;</text:p>
      <text:p text:style-name="Standard"><text:s text:c="4"/>if [[ -e /proc/filesystems ]]; then</text:p>
      <text:p text:style-name="Standard"><text:s text:c="8"/>fss="$( cut -d'<text:tab/>' -f2 /proc/filesystems )</text:p>
      <text:p text:style-name="Standard"><text:s text:c="12"/>$( awk '! /\*/ { print $NF }' /etc/filesystems 2&gt;/dev/null )";</text:p>
      <text:p text:style-name="Standard"><text:s text:c="4"/>else</text:p>
      <text:p text:style-name="Standard"><text:s text:c="8"/>fss="$( awk '/^[ \t]*[^#]/ { print $3 }' /etc/fstab 2&gt;/dev/null )</text:p>
      <text:p text:style-name="Standard"><text:s text:c="12"/>$( awk '/^[ \t]*[^#]/ { print $3 }' /etc/mnttab 2&gt;/dev/null )</text:p>
      <text:p text:style-name="Standard"><text:s text:c="12"/>$( awk '/^[ \t]*[^#]/ { print $4 }' /etc/vfstab 2&gt;/dev/null )</text:p>
      <text:p text:style-name="Standard"><text:s text:c="12"/>$( awk '{ print $1 }' /etc/dfs/fstypes 2&gt;/dev/null )</text:p>
      <text:p text:style-name="Standard"><text:s text:c="12"/>$( [[ -d /etc/fs ]] &amp;&amp; command ls /etc/fs )";</text:p>
      <text:p text:style-name="Standard"><text:s text:c="4"/>fi;</text:p>
      <text:p text:style-name="Standard"><text:soft-page-break/><text:s text:c="4"/>[[ -n $fss ]] &amp;&amp; COMPREPLY+=($( compgen -W "$fss" -- "$cur" ))</text:p>
      <text:p text:style-name="Standard">}</text:p>
      <text:p text:style-name="Standard">_get_comp_words_by_ref () </text:p>
      <text:p text:style-name="Standard">{ </text:p>
      <text:p text:style-name="Standard"><text:s text:c="4"/>local exclude flag i OPTIND=1;</text:p>
      <text:p text:style-name="Standard"><text:s text:c="4"/>local cur cword words=();</text:p>
      <text:p text:style-name="Standard"><text:s text:c="4"/>local upargs=() upvars=() vcur vcword vprev vwords;</text:p>
      <text:p text:style-name="Standard"><text:s text:c="4"/>while getopts "c:i:n:p:w:" flag "$@"; do</text:p>
      <text:p text:style-name="Standard"><text:s text:c="8"/>case $flag in </text:p>
      <text:p text:style-name="Standard"><text:s text:c="12"/>c)</text:p>
      <text:p text:style-name="Standard"><text:s text:c="16"/>vcur=$OPTARG</text:p>
      <text:p text:style-name="Standard"><text:s text:c="12"/>;;</text:p>
      <text:p text:style-name="Standard"><text:s text:c="12"/>i)</text:p>
      <text:p text:style-name="Standard"><text:s text:c="16"/>vcword=$OPTARG</text:p>
      <text:p text:style-name="Standard"><text:s text:c="12"/>;;</text:p>
      <text:p text:style-name="Standard"><text:s text:c="12"/>n)</text:p>
      <text:p text:style-name="Standard"><text:s text:c="16"/>exclude=$OPTARG</text:p>
      <text:p text:style-name="Standard"><text:s text:c="12"/>;;</text:p>
      <text:p text:style-name="Standard"><text:s text:c="12"/>p)</text:p>
      <text:p text:style-name="Standard"><text:s text:c="16"/>vprev=$OPTARG</text:p>
      <text:p text:style-name="Standard"><text:s text:c="12"/>;;</text:p>
      <text:p text:style-name="Standard"><text:s text:c="12"/>w)</text:p>
      <text:p text:style-name="Standard"><text:s text:c="16"/>vwords=$OPTARG</text:p>
      <text:p text:style-name="Standard"><text:s text:c="12"/>;;</text:p>
      <text:p text:style-name="Standard"><text:s text:c="8"/>esac;</text:p>
      <text:p text:style-name="Standard"><text:s text:c="4"/>done;</text:p>
      <text:p text:style-name="Standard"><text:s text:c="4"/>while [[ $# -ge $OPTIND ]]; do</text:p>
      <text:p text:style-name="Standard"><text:s text:c="8"/>case ${!OPTIND} in </text:p>
      <text:p text:style-name="Standard"><text:s text:c="12"/>cur)</text:p>
      <text:p text:style-name="Standard"><text:s text:c="16"/>vcur=cur</text:p>
      <text:p text:style-name="Standard"><text:s text:c="12"/>;;</text:p>
      <text:p text:style-name="Standard"><text:s text:c="12"/>prev)</text:p>
      <text:p text:style-name="Standard"><text:s text:c="16"/>vprev=prev</text:p>
      <text:p text:style-name="Standard"><text:s text:c="12"/>;;</text:p>
      <text:p text:style-name="Standard"><text:s text:c="12"/>cword)</text:p>
      <text:p text:style-name="Standard"><text:s text:c="16"/>vcword=cword</text:p>
      <text:p text:style-name="Standard"><text:s text:c="12"/>;;</text:p>
      <text:p text:style-name="Standard"><text:s text:c="12"/>words)</text:p>
      <text:p text:style-name="Standard"><text:s text:c="16"/>vwords=words</text:p>
      <text:p text:style-name="Standard"><text:s text:c="12"/>;;</text:p>
      <text:p text:style-name="Standard"><text:s text:c="12"/>*)</text:p>
      <text:p text:style-name="Standard"><text:s text:c="16"/>echo "bash: $FUNCNAME(): \`${!OPTIND}': unknown argument" 1&gt;&amp;2;</text:p>
      <text:p text:style-name="Standard"><text:s text:c="16"/>return 1</text:p>
      <text:p text:style-name="Standard"><text:s text:c="12"/>;;</text:p>
      <text:p text:style-name="Standard"><text:s text:c="8"/>esac;</text:p>
      <text:p text:style-name="Standard"><text:s text:c="8"/>let "OPTIND += 1";</text:p>
      <text:p text:style-name="Standard"><text:s text:c="4"/>done;</text:p>
      <text:p text:style-name="Standard"><text:s text:c="4"/>__get_cword_at_cursor_by_ref "$exclude" words cword cur;</text:p>
      <text:p text:style-name="Standard"><text:s text:c="4"/>[[ -n $vcur ]] &amp;&amp; { </text:p>
      <text:p text:style-name="Standard"><text:s text:c="8"/>upvars+=("$vcur");</text:p>
      <text:p text:style-name="Standard"><text:s text:c="8"/>upargs+=(-v $vcur "$cur")</text:p>
      <text:p text:style-name="Standard"><text:s text:c="4"/>};</text:p>
      <text:p text:style-name="Standard"><text:soft-page-break/><text:s text:c="4"/>[[ -n $vcword ]] &amp;&amp; { </text:p>
      <text:p text:style-name="Standard"><text:s text:c="8"/>upvars+=("$vcword");</text:p>
      <text:p text:style-name="Standard"><text:s text:c="8"/>upargs+=(-v $vcword "$cword")</text:p>
      <text:p text:style-name="Standard"><text:s text:c="4"/>};</text:p>
      <text:p text:style-name="Standard"><text:s text:c="4"/>[[ -n $vprev &amp;&amp; $cword -ge 1 ]] &amp;&amp; { </text:p>
      <text:p text:style-name="Standard"><text:s text:c="8"/>upvars+=("$vprev");</text:p>
      <text:p text:style-name="Standard"><text:s text:c="8"/>upargs+=(-v $vprev "${words[cword - 1]}")</text:p>
      <text:p text:style-name="Standard"><text:s text:c="4"/>};</text:p>
      <text:p text:style-name="Standard"><text:s text:c="4"/>[[ -n $vwords ]] &amp;&amp; { </text:p>
      <text:p text:style-name="Standard"><text:s text:c="8"/>upvars+=("$vwords");</text:p>
      <text:p text:style-name="Standard"><text:s text:c="8"/>upargs+=(-a${#words[@]} $vwords "${words[@]}")</text:p>
      <text:p text:style-name="Standard"><text:s text:c="4"/>};</text:p>
      <text:p text:style-name="Standard"><text:s text:c="4"/>(( ${#upvars[@]} )) &amp;&amp; local "${upvars[@]}" &amp;&amp; _upvars "${upargs[@]}"</text:p>
      <text:p text:style-name="Standard">}</text:p>
      <text:p text:style-name="Standard">_get_cword () </text:p>
      <text:p text:style-name="Standard">{ </text:p>
      <text:p text:style-name="Standard"><text:s text:c="4"/>local LC_CTYPE=C;</text:p>
      <text:p text:style-name="Standard"><text:s text:c="4"/>local cword words;</text:p>
      <text:p text:style-name="Standard"><text:s text:c="4"/>__reassemble_comp_words_by_ref "$1" words cword;</text:p>
      <text:p text:style-name="Standard"><text:s text:c="4"/>if [[ -n ${2//[^0-9]/} ]]; then</text:p>
      <text:p text:style-name="Standard"><text:s text:c="8"/>printf "%s" "${words[cword-$2]}";</text:p>
      <text:p text:style-name="Standard"><text:s text:c="4"/>else</text:p>
      <text:p text:style-name="Standard"><text:s text:c="8"/>if [[ "${#words[cword]}" -eq 0 || "$COMP_POINT" == "${#COMP_LINE}" ]]; then</text:p>
      <text:p text:style-name="Standard"><text:s text:c="12"/>printf "%s" "${words[cword]}";</text:p>
      <text:p text:style-name="Standard"><text:s text:c="8"/>else</text:p>
      <text:p text:style-name="Standard"><text:s text:c="12"/>local i;</text:p>
      <text:p text:style-name="Standard"><text:s text:c="12"/>local cur="$COMP_LINE";</text:p>
      <text:p text:style-name="Standard"><text:s text:c="12"/>local index="$COMP_POINT";</text:p>
      <text:p text:style-name="Standard"><text:s text:c="12"/>for ((i = 0; i &lt;= cword; ++i ))</text:p>
      <text:p text:style-name="Standard"><text:s text:c="12"/>do</text:p>
      <text:p text:style-name="Standard"><text:s text:c="16"/>while [[ "${#cur}" -ge ${#words[i]} &amp;&amp; "${cur:0:${#words[i]}}" != "${words[i]}" ]]; do</text:p>
      <text:p text:style-name="Standard"><text:s text:c="20"/>cur="${cur:1}";</text:p>
      <text:p text:style-name="Standard"><text:s text:c="20"/>[[ $index -gt 0 ]] &amp;&amp; ((index--));</text:p>
      <text:p text:style-name="Standard"><text:s text:c="16"/>done;</text:p>
      <text:p text:style-name="Standard"><text:s text:c="16"/>if [[ "$i" -lt "$cword" ]]; then</text:p>
      <text:p text:style-name="Standard"><text:s text:c="20"/>local old_size="${#cur}";</text:p>
      <text:p text:style-name="Standard"><text:s text:c="20"/>cur="${cur#${words[i]}}";</text:p>
      <text:p text:style-name="Standard"><text:s text:c="20"/>local new_size="${#cur}";</text:p>
      <text:p text:style-name="Standard"><text:s text:c="20"/>index=$(( index - old_size + new_size ));</text:p>
      <text:p text:style-name="Standard"><text:s text:c="16"/>fi;</text:p>
      <text:p text:style-name="Standard"><text:s text:c="12"/>done;</text:p>
      <text:p text:style-name="Standard"><text:s text:c="12"/>if [[ "${words[cword]:0:${#cur}}" != "$cur" ]]; then</text:p>
      <text:p text:style-name="Standard"><text:s text:c="16"/>printf "%s" "${words[cword]}";</text:p>
      <text:p text:style-name="Standard"><text:s text:c="12"/>else</text:p>
      <text:p text:style-name="Standard"><text:s text:c="16"/>printf "%s" "${cur:0:$index}";</text:p>
      <text:p text:style-name="Standard"><text:s text:c="12"/>fi;</text:p>
      <text:p text:style-name="Standard"><text:s text:c="8"/>fi;</text:p>
      <text:p text:style-name="Standard"><text:s text:c="4"/>fi</text:p>
      <text:p text:style-name="Standard">}</text:p>
      <text:p text:style-name="Standard">_get_first_arg () </text:p>
      <text:p text:style-name="Standard">{ </text:p>
      <text:p text:style-name="Standard"><text:s text:c="4"/>local i;</text:p>
      <text:p text:style-name="Standard"><text:soft-page-break/><text:s text:c="4"/>arg=;</text:p>
      <text:p text:style-name="Standard"><text:s text:c="4"/>for ((i=1; i &lt; COMP_CWORD; i++ ))</text:p>
      <text:p text:style-name="Standard"><text:s text:c="4"/>do</text:p>
      <text:p text:style-name="Standard"><text:s text:c="8"/>if [[ "${COMP_WORDS[i]}" != -* ]]; then</text:p>
      <text:p text:style-name="Standard"><text:s text:c="12"/>arg=${COMP_WORDS[i]};</text:p>
      <text:p text:style-name="Standard"><text:s text:c="12"/>break;</text:p>
      <text:p text:style-name="Standard"><text:s text:c="8"/>fi;</text:p>
      <text:p text:style-name="Standard"><text:s text:c="4"/>done</text:p>
      <text:p text:style-name="Standard">}</text:p>
      <text:p text:style-name="Standard">_get_pword () </text:p>
      <text:p text:style-name="Standard">{ </text:p>
      <text:p text:style-name="Standard"><text:s text:c="4"/>if [[ $COMP_CWORD -ge 1 ]]; then</text:p>
      <text:p text:style-name="Standard"><text:s text:c="8"/>_get_cword "${@:-}" 1;</text:p>
      <text:p text:style-name="Standard"><text:s text:c="4"/>fi</text:p>
      <text:p text:style-name="Standard">}</text:p>
      <text:p text:style-name="Standard">_gids () </text:p>
      <text:p text:style-name="Standard">{ </text:p>
      <text:p text:style-name="Standard"><text:s text:c="4"/>if type getent &amp;&gt; /dev/null; then</text:p>
      <text:p text:style-name="Standard"><text:s text:c="8"/>COMPREPLY=($( compgen -W '$( getent group | cut -d: -f3 )' <text:s text:c="12"/>-- "$cur" ));</text:p>
      <text:p text:style-name="Standard"><text:s text:c="4"/>else</text:p>
      <text:p text:style-name="Standard"><text:s text:c="8"/>if type perl &amp;&gt; /dev/null; then</text:p>
      <text:p text:style-name="Standard"><text:s text:c="12"/>COMPREPLY=($( compgen -W '$( perl -e '"'"'while (($gid) = (getgrent)[2]) { print $gid . "\n" }'"'"' )' -- "$cur" ));</text:p>
      <text:p text:style-name="Standard"><text:s text:c="8"/>else</text:p>
      <text:p text:style-name="Standard"><text:s text:c="12"/>COMPREPLY=($( compgen -W '$( cut -d: -f3 /etc/group )' -- "$cur" ));</text:p>
      <text:p text:style-name="Standard"><text:s text:c="8"/>fi;</text:p>
      <text:p text:style-name="Standard"><text:s text:c="4"/>fi</text:p>
      <text:p text:style-name="Standard">}</text:p>
      <text:p text:style-name="Standard">_grub_editenv () </text:p>
      <text:p text:style-name="Standard">{ </text:p>
      <text:p text:style-name="Standard"><text:s text:c="4"/>local cur prev;</text:p>
      <text:p text:style-name="Standard"><text:s text:c="4"/>COMPREPLY=();</text:p>
      <text:p text:style-name="Standard"><text:s text:c="4"/>cur=`_get_cword`;</text:p>
      <text:p text:style-name="Standard"><text:s text:c="4"/>prev=${COMP_WORDS[COMP_CWORD-1]};</text:p>
      <text:p text:style-name="Standard"><text:s text:c="4"/>case "$prev" in </text:p>
      <text:p text:style-name="Standard"><text:s text:c="8"/>create | list | set | unset)</text:p>
      <text:p text:style-name="Standard"><text:s text:c="12"/>COMPREPLY=("");</text:p>
      <text:p text:style-name="Standard"><text:s text:c="12"/>return</text:p>
      <text:p text:style-name="Standard"><text:s text:c="8"/>;;</text:p>
      <text:p text:style-name="Standard"><text:s text:c="4"/>esac;</text:p>
      <text:p text:style-name="Standard"><text:s text:c="4"/>__grubcomp "$(__grub_get_options_from_help)</text:p>
      <text:p text:style-name="Standard"><text:s text:c="16"/>create list set unset"</text:p>
      <text:p text:style-name="Standard">}</text:p>
      <text:p text:style-name="Standard">_grub_install () </text:p>
      <text:p text:style-name="Standard">{ </text:p>
      <text:p text:style-name="Standard"><text:s text:c="4"/>local cur prev last split=false;</text:p>
      <text:p text:style-name="Standard"><text:s text:c="4"/>COMPREPLY=();</text:p>
      <text:p text:style-name="Standard"><text:s text:c="4"/>cur=`_get_cword`;</text:p>
      <text:p text:style-name="Standard"><text:s text:c="4"/>prev=${COMP_WORDS[COMP_CWORD-1]};</text:p>
      <text:p text:style-name="Standard"><text:s text:c="4"/>last=$(__grub_get_last_option);</text:p>
      <text:p text:style-name="Standard"><text:s text:c="4"/>_split_longopt &amp;&amp; split=true;</text:p>
      <text:p text:style-name="Standard"><text:s text:c="4"/>case "$prev" in </text:p>
      <text:p text:style-name="Standard"><text:soft-page-break/><text:s text:c="8"/>--boot-directory)</text:p>
      <text:p text:style-name="Standard"><text:s text:c="12"/>_filedir -d;</text:p>
      <text:p text:style-name="Standard"><text:s text:c="12"/>return</text:p>
      <text:p text:style-name="Standard"><text:s text:c="8"/>;;</text:p>
      <text:p text:style-name="Standard"><text:s text:c="8"/>--disk-module)</text:p>
      <text:p text:style-name="Standard"><text:s text:c="12"/>__grubcomp "biosdisk ata";</text:p>
      <text:p text:style-name="Standard"><text:s text:c="12"/>return</text:p>
      <text:p text:style-name="Standard"><text:s text:c="8"/>;;</text:p>
      <text:p text:style-name="Standard"><text:s text:c="4"/>esac;</text:p>
      <text:p text:style-name="Standard"><text:s text:c="4"/>$split &amp;&amp; return 0;</text:p>
      <text:p text:style-name="Standard"><text:s text:c="4"/>if [[ "$cur" == -* ]]; then</text:p>
      <text:p text:style-name="Standard"><text:s text:c="8"/>__grubcomp "$(__grub_get_options_from_help)";</text:p>
      <text:p text:style-name="Standard"><text:s text:c="4"/>else</text:p>
      <text:p text:style-name="Standard"><text:s text:c="8"/>case "$last" in </text:p>
      <text:p text:style-name="Standard"><text:s text:c="12"/>--modules)</text:p>
      <text:p text:style-name="Standard"><text:s text:c="16"/>__grub_list_modules;</text:p>
      <text:p text:style-name="Standard"><text:s text:c="16"/>return</text:p>
      <text:p text:style-name="Standard"><text:s text:c="12"/>;;</text:p>
      <text:p text:style-name="Standard"><text:s text:c="8"/>esac;</text:p>
      <text:p text:style-name="Standard"><text:s text:c="8"/>_filedir;</text:p>
      <text:p text:style-name="Standard"><text:s text:c="4"/>fi</text:p>
      <text:p text:style-name="Standard">}</text:p>
      <text:p text:style-name="Standard">_grub_mkconfig () </text:p>
      <text:p text:style-name="Standard">{ </text:p>
      <text:p text:style-name="Standard"><text:s text:c="4"/>local cur prev;</text:p>
      <text:p text:style-name="Standard"><text:s text:c="4"/>COMPREPLY=();</text:p>
      <text:p text:style-name="Standard"><text:s text:c="4"/>cur=`_get_cword`;</text:p>
      <text:p text:style-name="Standard"><text:s text:c="4"/>if [[ "$cur" == -* ]]; then</text:p>
      <text:p text:style-name="Standard"><text:s text:c="8"/>__grubcomp "$(__grub_get_options_from_help)";</text:p>
      <text:p text:style-name="Standard"><text:s text:c="4"/>else</text:p>
      <text:p text:style-name="Standard"><text:s text:c="8"/>_filedir;</text:p>
      <text:p text:style-name="Standard"><text:s text:c="4"/>fi</text:p>
      <text:p text:style-name="Standard">}</text:p>
      <text:p text:style-name="Standard">_grub_mkfont () </text:p>
      <text:p text:style-name="Standard">{ </text:p>
      <text:p text:style-name="Standard"><text:s text:c="4"/>local cur;</text:p>
      <text:p text:style-name="Standard"><text:s text:c="4"/>COMPREPLY=();</text:p>
      <text:p text:style-name="Standard"><text:s text:c="4"/>cur=`_get_cword`;</text:p>
      <text:p text:style-name="Standard"><text:s text:c="4"/>if [[ "$cur" == -* ]]; then</text:p>
      <text:p text:style-name="Standard"><text:s text:c="8"/>__grubcomp "$(__grub_get_options_from_help)";</text:p>
      <text:p text:style-name="Standard"><text:s text:c="4"/>else</text:p>
      <text:p text:style-name="Standard"><text:s text:c="8"/>_filedir;</text:p>
      <text:p text:style-name="Standard"><text:s text:c="4"/>fi</text:p>
      <text:p text:style-name="Standard">}</text:p>
      <text:p text:style-name="Standard">_grub_mkimage () </text:p>
      <text:p text:style-name="Standard">{ </text:p>
      <text:p text:style-name="Standard"><text:s text:c="4"/>local cur prev split=false;</text:p>
      <text:p text:style-name="Standard"><text:s text:c="4"/>COMPREPLY=();</text:p>
      <text:p text:style-name="Standard"><text:s text:c="4"/>cur=`_get_cword`;</text:p>
      <text:p text:style-name="Standard"><text:s text:c="4"/>prev=${COMP_WORDS[COMP_CWORD-1]};</text:p>
      <text:p text:style-name="Standard"><text:s text:c="4"/>_split_longopt &amp;&amp; split=true;</text:p>
      <text:p text:style-name="Standard"><text:s text:c="4"/>case "$prev" in </text:p>
      <text:p text:style-name="Standard"><text:soft-page-break/><text:s text:c="8"/>-d | --directory | -p | --prefix)</text:p>
      <text:p text:style-name="Standard"><text:s text:c="12"/>_filedir -d;</text:p>
      <text:p text:style-name="Standard"><text:s text:c="12"/>return</text:p>
      <text:p text:style-name="Standard"><text:s text:c="8"/>;;</text:p>
      <text:p text:style-name="Standard"><text:s text:c="8"/>-O | --format)</text:p>
      <text:p text:style-name="Standard"><text:s text:c="12"/>local prog=${COMP_WORDS[0]};</text:p>
      <text:p text:style-name="Standard"><text:s text:c="12"/>__grubcomp "$(LC_ALL=C $prog --help | <text:s text:c="24"/>awk -F ":" '/available formats/ { print $2 }' | <text:s text:c="24"/>sed 's/, / /g')";</text:p>
      <text:p text:style-name="Standard"><text:s text:c="12"/>return</text:p>
      <text:p text:style-name="Standard"><text:s text:c="8"/>;;</text:p>
      <text:p text:style-name="Standard"><text:s text:c="4"/>esac;</text:p>
      <text:p text:style-name="Standard"><text:s text:c="4"/>$split &amp;&amp; return 0;</text:p>
      <text:p text:style-name="Standard"><text:s text:c="4"/>if [[ "$cur" == -* ]]; then</text:p>
      <text:p text:style-name="Standard"><text:s text:c="8"/>__grubcomp "$(__grub_get_options_from_help)";</text:p>
      <text:p text:style-name="Standard"><text:s text:c="4"/>else</text:p>
      <text:p text:style-name="Standard"><text:s text:c="8"/>_filedir;</text:p>
      <text:p text:style-name="Standard"><text:s text:c="4"/>fi</text:p>
      <text:p text:style-name="Standard">}</text:p>
      <text:p text:style-name="Standard">_grub_mkpasswd_pbkdf2 () </text:p>
      <text:p text:style-name="Standard">{ </text:p>
      <text:p text:style-name="Standard"><text:s text:c="4"/>local cur;</text:p>
      <text:p text:style-name="Standard"><text:s text:c="4"/>COMPREPLY=();</text:p>
      <text:p text:style-name="Standard"><text:s text:c="4"/>cur=`_get_cword`;</text:p>
      <text:p text:style-name="Standard"><text:s text:c="4"/>if [[ "$cur" == -* ]]; then</text:p>
      <text:p text:style-name="Standard"><text:s text:c="8"/>__grubcomp "$(__grub_get_options_from_help)";</text:p>
      <text:p text:style-name="Standard"><text:s text:c="4"/>else</text:p>
      <text:p text:style-name="Standard"><text:s text:c="8"/>_filedir;</text:p>
      <text:p text:style-name="Standard"><text:s text:c="4"/>fi</text:p>
      <text:p text:style-name="Standard">}</text:p>
      <text:p text:style-name="Standard">_grub_mkrescue () </text:p>
      <text:p text:style-name="Standard">{ </text:p>
      <text:p text:style-name="Standard"><text:s text:c="4"/>local cur prev last;</text:p>
      <text:p text:style-name="Standard"><text:s text:c="4"/>COMPREPLY=();</text:p>
      <text:p text:style-name="Standard"><text:s text:c="4"/>cur=`_get_cword`;</text:p>
      <text:p text:style-name="Standard"><text:s text:c="4"/>prev=${COMP_WORDS[COMP_CWORD-1]};</text:p>
      <text:p text:style-name="Standard"><text:s text:c="4"/>last=$(__grub_get_last_option);</text:p>
      <text:p text:style-name="Standard"><text:s text:c="4"/>if [[ "$cur" == -* ]]; then</text:p>
      <text:p text:style-name="Standard"><text:s text:c="8"/>__grubcomp "$(__grub_get_options_from_help)";</text:p>
      <text:p text:style-name="Standard"><text:s text:c="4"/>else</text:p>
      <text:p text:style-name="Standard"><text:s text:c="8"/>case "$last" in </text:p>
      <text:p text:style-name="Standard"><text:s text:c="12"/>--modules)</text:p>
      <text:p text:style-name="Standard"><text:s text:c="16"/>__grub_list_modules;</text:p>
      <text:p text:style-name="Standard"><text:s text:c="16"/>return</text:p>
      <text:p text:style-name="Standard"><text:s text:c="12"/>;;</text:p>
      <text:p text:style-name="Standard"><text:s text:c="8"/>esac;</text:p>
      <text:p text:style-name="Standard"><text:s text:c="8"/>_filedir;</text:p>
      <text:p text:style-name="Standard"><text:s text:c="4"/>fi</text:p>
      <text:p text:style-name="Standard">}</text:p>
      <text:p text:style-name="Standard">_grub_probe () </text:p>
      <text:p text:style-name="Standard">{ </text:p>
      <text:p text:style-name="Standard"><text:s text:c="4"/>local cur prev split=false;</text:p>
      <text:p text:style-name="Standard"><text:s text:c="4"/>COMPREPLY=();</text:p>
      <text:p text:style-name="Standard"><text:soft-page-break/><text:s text:c="4"/>cur=`_get_cword`;</text:p>
      <text:p text:style-name="Standard"><text:s text:c="4"/>prev=${COMP_WORDS[COMP_CWORD-1]};</text:p>
      <text:p text:style-name="Standard"><text:s text:c="4"/>_split_longopt &amp;&amp; split=true;</text:p>
      <text:p text:style-name="Standard"><text:s text:c="4"/>case "$prev" in </text:p>
      <text:p text:style-name="Standard"><text:s text:c="8"/>-t | --target)</text:p>
      <text:p text:style-name="Standard"><text:s text:c="12"/>local prog=${COMP_WORDS[0]};</text:p>
      <text:p text:style-name="Standard"><text:s text:c="12"/>__grubcomp "$(LC_ALL=C $prog --help | <text:s text:c="24"/>awk -F "[()]" '/--target=/ { print $2 }' | <text:s text:c="24"/>sed 's/|/ /g')";</text:p>
      <text:p text:style-name="Standard"><text:s text:c="12"/>return</text:p>
      <text:p text:style-name="Standard"><text:s text:c="8"/>;;</text:p>
      <text:p text:style-name="Standard"><text:s text:c="4"/>esac;</text:p>
      <text:p text:style-name="Standard"><text:s text:c="4"/>$split &amp;&amp; return 0;</text:p>
      <text:p text:style-name="Standard"><text:s text:c="4"/>if [[ "$cur" == -* ]]; then</text:p>
      <text:p text:style-name="Standard"><text:s text:c="8"/>__grubcomp "$(__grub_get_options_from_help)";</text:p>
      <text:p text:style-name="Standard"><text:s text:c="4"/>else</text:p>
      <text:p text:style-name="Standard"><text:s text:c="8"/>_filedir;</text:p>
      <text:p text:style-name="Standard"><text:s text:c="4"/>fi</text:p>
      <text:p text:style-name="Standard">}</text:p>
      <text:p text:style-name="Standard">_grub_script_check () </text:p>
      <text:p text:style-name="Standard">{ </text:p>
      <text:p text:style-name="Standard"><text:s text:c="4"/>local cur;</text:p>
      <text:p text:style-name="Standard"><text:s text:c="4"/>COMPREPLY=();</text:p>
      <text:p text:style-name="Standard"><text:s text:c="4"/>cur=`_get_cword`;</text:p>
      <text:p text:style-name="Standard"><text:s text:c="4"/>if [[ "$cur" == -* ]]; then</text:p>
      <text:p text:style-name="Standard"><text:s text:c="8"/>__grubcomp "$(__grub_get_options_from_help)";</text:p>
      <text:p text:style-name="Standard"><text:s text:c="4"/>else</text:p>
      <text:p text:style-name="Standard"><text:s text:c="8"/>_filedir;</text:p>
      <text:p text:style-name="Standard"><text:s text:c="4"/>fi</text:p>
      <text:p text:style-name="Standard">}</text:p>
      <text:p text:style-name="Standard">_grub_set_entry () </text:p>
      <text:p text:style-name="Standard">{ </text:p>
      <text:p text:style-name="Standard"><text:s text:c="4"/>local cur prev split=false;</text:p>
      <text:p text:style-name="Standard"><text:s text:c="4"/>COMPREPLY=();</text:p>
      <text:p text:style-name="Standard"><text:s text:c="4"/>cur=`_get_cword`;</text:p>
      <text:p text:style-name="Standard"><text:s text:c="4"/>prev=${COMP_WORDS[COMP_CWORD-1]};</text:p>
      <text:p text:style-name="Standard"><text:s text:c="4"/>_split_longopt &amp;&amp; split=true;</text:p>
      <text:p text:style-name="Standard"><text:s text:c="4"/>case "$prev" in </text:p>
      <text:p text:style-name="Standard"><text:s text:c="8"/>--boot-directory)</text:p>
      <text:p text:style-name="Standard"><text:s text:c="12"/>_filedir -d;</text:p>
      <text:p text:style-name="Standard"><text:s text:c="12"/>return</text:p>
      <text:p text:style-name="Standard"><text:s text:c="8"/>;;</text:p>
      <text:p text:style-name="Standard"><text:s text:c="4"/>esac;</text:p>
      <text:p text:style-name="Standard"><text:s text:c="4"/>$split &amp;&amp; return 0;</text:p>
      <text:p text:style-name="Standard"><text:s text:c="4"/>if [[ "$cur" == -* ]]; then</text:p>
      <text:p text:style-name="Standard"><text:s text:c="8"/>__grubcomp "$(__grub_get_options_from_help)";</text:p>
      <text:p text:style-name="Standard"><text:s text:c="4"/>else</text:p>
      <text:p text:style-name="Standard"><text:s text:c="8"/>__grub_list_menuentries;</text:p>
      <text:p text:style-name="Standard"><text:s text:c="4"/>fi</text:p>
      <text:p text:style-name="Standard">}</text:p>
      <text:p text:style-name="Standard">_grub_setup () </text:p>
      <text:p text:style-name="Standard">{ </text:p>
      <text:p text:style-name="Standard"><text:s text:c="4"/>local cur prev split=false;</text:p>
      <text:p text:style-name="Standard"><text:soft-page-break/><text:s text:c="4"/>COMPREPLY=();</text:p>
      <text:p text:style-name="Standard"><text:s text:c="4"/>cur=`_get_cword`;</text:p>
      <text:p text:style-name="Standard"><text:s text:c="4"/>prev=${COMP_WORDS[COMP_CWORD-1]};</text:p>
      <text:p text:style-name="Standard"><text:s text:c="4"/>_split_longopt &amp;&amp; split=true;</text:p>
      <text:p text:style-name="Standard"><text:s text:c="4"/>case "$prev" in </text:p>
      <text:p text:style-name="Standard"><text:s text:c="8"/>-d | --directory)</text:p>
      <text:p text:style-name="Standard"><text:s text:c="12"/>_filedir -d;</text:p>
      <text:p text:style-name="Standard"><text:s text:c="12"/>return</text:p>
      <text:p text:style-name="Standard"><text:s text:c="8"/>;;</text:p>
      <text:p text:style-name="Standard"><text:s text:c="4"/>esac;</text:p>
      <text:p text:style-name="Standard"><text:s text:c="4"/>$split &amp;&amp; return 0;</text:p>
      <text:p text:style-name="Standard"><text:s text:c="4"/>if [[ "$cur" == -* ]]; then</text:p>
      <text:p text:style-name="Standard"><text:s text:c="8"/>__grubcomp "$(__grub_get_options_from_help)";</text:p>
      <text:p text:style-name="Standard"><text:s text:c="4"/>else</text:p>
      <text:p text:style-name="Standard"><text:s text:c="8"/>_filedir;</text:p>
      <text:p text:style-name="Standard"><text:s text:c="4"/>fi</text:p>
      <text:p text:style-name="Standard">}</text:p>
      <text:p text:style-name="Standard">_have () </text:p>
      <text:p text:style-name="Standard">{ </text:p>
      <text:p text:style-name="Standard"><text:s text:c="4"/>PATH=$PATH:/usr/sbin:/sbin:/usr/local/sbin type $1 &amp;&gt; /dev/null</text:p>
      <text:p text:style-name="Standard">}</text:p>
      <text:p text:style-name="Standard">_included_ssh_config_files () </text:p>
      <text:p text:style-name="Standard">{ </text:p>
      <text:p text:style-name="Standard"><text:s text:c="4"/>[[ $# -lt 1 ]] &amp;&amp; echo "error: $FUNCNAME: missing mandatory argument CONFIG";</text:p>
      <text:p text:style-name="Standard"><text:s text:c="4"/>local configfile i f;</text:p>
      <text:p text:style-name="Standard"><text:s text:c="4"/>configfile=$1;</text:p>
      <text:p text:style-name="Standard"><text:s text:c="4"/>local included=$( command sed -ne 's/^[[:blank:]]*[Ii][Nn][Cc][Ll][Uu][Dd][Ee][[:blank:]]\{1,\}\([^#%]*\)\(#.*\)\{0,1\}$/\1/p' "${configfile}" );</text:p>
      <text:p text:style-name="Standard"><text:s text:c="4"/>for i in ${included[@]};</text:p>
      <text:p text:style-name="Standard"><text:s text:c="4"/>do</text:p>
      <text:p text:style-name="Standard"><text:s text:c="8"/>if ! [[ "$i" =~ ^\~.*|^\/.* ]]; then</text:p>
      <text:p text:style-name="Standard"><text:s text:c="12"/>if [[ "$configfile" =~ ^\/etc\/ssh.* ]]; then</text:p>
      <text:p text:style-name="Standard"><text:s text:c="16"/>i="/etc/ssh/$i";</text:p>
      <text:p text:style-name="Standard"><text:s text:c="12"/>else</text:p>
      <text:p text:style-name="Standard"><text:s text:c="16"/>i="$HOME/.ssh/$i";</text:p>
      <text:p text:style-name="Standard"><text:s text:c="12"/>fi;</text:p>
      <text:p text:style-name="Standard"><text:s text:c="8"/>fi;</text:p>
      <text:p text:style-name="Standard"><text:s text:c="8"/>__expand_tilde_by_ref i;</text:p>
      <text:p text:style-name="Standard"><text:s text:c="8"/>for f in ${i};</text:p>
      <text:p text:style-name="Standard"><text:s text:c="8"/>do</text:p>
      <text:p text:style-name="Standard"><text:s text:c="12"/>if [ -r $f ]; then</text:p>
      <text:p text:style-name="Standard"><text:s text:c="16"/>config+=("$f");</text:p>
      <text:p text:style-name="Standard"><text:s text:c="16"/>_included_ssh_config_files $f;</text:p>
      <text:p text:style-name="Standard"><text:s text:c="12"/>fi;</text:p>
      <text:p text:style-name="Standard"><text:s text:c="8"/>done;</text:p>
      <text:p text:style-name="Standard"><text:s text:c="4"/>done</text:p>
      <text:p text:style-name="Standard">}</text:p>
      <text:p text:style-name="Standard">_init_completion () </text:p>
      <text:p text:style-name="Standard">{ </text:p>
      <text:p text:style-name="Standard"><text:s text:c="4"/>local exclude= flag outx errx inx OPTIND=1;</text:p>
      <text:p text:style-name="Standard"><text:s text:c="4"/>while getopts "n:e:o:i:s" flag "$@"; do</text:p>
      <text:p text:style-name="Standard"><text:s text:c="8"/>case $flag in </text:p>
      <text:p text:style-name="Standard"><text:soft-page-break/><text:s text:c="12"/>n)</text:p>
      <text:p text:style-name="Standard"><text:s text:c="16"/>exclude+=$OPTARG</text:p>
      <text:p text:style-name="Standard"><text:s text:c="12"/>;;</text:p>
      <text:p text:style-name="Standard"><text:s text:c="12"/>e)</text:p>
      <text:p text:style-name="Standard"><text:s text:c="16"/>errx=$OPTARG</text:p>
      <text:p text:style-name="Standard"><text:s text:c="12"/>;;</text:p>
      <text:p text:style-name="Standard"><text:s text:c="12"/>o)</text:p>
      <text:p text:style-name="Standard"><text:s text:c="16"/>outx=$OPTARG</text:p>
      <text:p text:style-name="Standard"><text:s text:c="12"/>;;</text:p>
      <text:p text:style-name="Standard"><text:s text:c="12"/>i)</text:p>
      <text:p text:style-name="Standard"><text:s text:c="16"/>inx=$OPTARG</text:p>
      <text:p text:style-name="Standard"><text:s text:c="12"/>;;</text:p>
      <text:p text:style-name="Standard"><text:s text:c="12"/>s)</text:p>
      <text:p text:style-name="Standard"><text:s text:c="16"/>split=false;</text:p>
      <text:p text:style-name="Standard"><text:s text:c="16"/>exclude+==</text:p>
      <text:p text:style-name="Standard"><text:s text:c="12"/>;;</text:p>
      <text:p text:style-name="Standard"><text:s text:c="8"/>esac;</text:p>
      <text:p text:style-name="Standard"><text:s text:c="4"/>done;</text:p>
      <text:p text:style-name="Standard"><text:s text:c="4"/>COMPREPLY=();</text:p>
      <text:p text:style-name="Standard"><text:s text:c="4"/>local redir="@(?([0-9])&lt;|?([0-9&amp;])&gt;?(&gt;)|&gt;&amp;)";</text:p>
      <text:p text:style-name="Standard"><text:s text:c="4"/>_get_comp_words_by_ref -n "$exclude&lt;&gt;&amp;" cur prev words cword;</text:p>
      <text:p text:style-name="Standard"><text:s text:c="4"/>_variables &amp;&amp; return 1;</text:p>
      <text:p text:style-name="Standard"><text:s text:c="4"/>if [[ $cur == $redir* || $prev == $redir ]]; then</text:p>
      <text:p text:style-name="Standard"><text:s text:c="8"/>local xspec;</text:p>
      <text:p text:style-name="Standard"><text:s text:c="8"/>case $cur in </text:p>
      <text:p text:style-name="Standard"><text:s text:c="12"/>2'&gt;'*)</text:p>
      <text:p text:style-name="Standard"><text:s text:c="16"/>xspec=$errx</text:p>
      <text:p text:style-name="Standard"><text:s text:c="12"/>;;</text:p>
      <text:p text:style-name="Standard"><text:s text:c="12"/>*'&gt;'*)</text:p>
      <text:p text:style-name="Standard"><text:s text:c="16"/>xspec=$outx</text:p>
      <text:p text:style-name="Standard"><text:s text:c="12"/>;;</text:p>
      <text:p text:style-name="Standard"><text:s text:c="12"/>*'&lt;'*)</text:p>
      <text:p text:style-name="Standard"><text:s text:c="16"/>xspec=$inx</text:p>
      <text:p text:style-name="Standard"><text:s text:c="12"/>;;</text:p>
      <text:p text:style-name="Standard"><text:s text:c="12"/>*)</text:p>
      <text:p text:style-name="Standard"><text:s text:c="16"/>case $prev in </text:p>
      <text:p text:style-name="Standard"><text:s text:c="20"/>2'&gt;'*)</text:p>
      <text:p text:style-name="Standard"><text:s text:c="24"/>xspec=$errx</text:p>
      <text:p text:style-name="Standard"><text:s text:c="20"/>;;</text:p>
      <text:p text:style-name="Standard"><text:s text:c="20"/>*'&gt;'*)</text:p>
      <text:p text:style-name="Standard"><text:s text:c="24"/>xspec=$outx</text:p>
      <text:p text:style-name="Standard"><text:s text:c="20"/>;;</text:p>
      <text:p text:style-name="Standard"><text:s text:c="20"/>*'&lt;'*)</text:p>
      <text:p text:style-name="Standard"><text:s text:c="24"/>xspec=$inx</text:p>
      <text:p text:style-name="Standard"><text:s text:c="20"/>;;</text:p>
      <text:p text:style-name="Standard"><text:s text:c="16"/>esac</text:p>
      <text:p text:style-name="Standard"><text:s text:c="12"/>;;</text:p>
      <text:p text:style-name="Standard"><text:s text:c="8"/>esac;</text:p>
      <text:p text:style-name="Standard"><text:s text:c="8"/>cur="${cur##$redir}";</text:p>
      <text:p text:style-name="Standard"><text:s text:c="8"/>_filedir $xspec;</text:p>
      <text:p text:style-name="Standard"><text:s text:c="8"/>return 1;</text:p>
      <text:p text:style-name="Standard"><text:s text:c="4"/>fi;</text:p>
      <text:p text:style-name="Standard"><text:soft-page-break/><text:s text:c="4"/>local i skip;</text:p>
      <text:p text:style-name="Standard"><text:s text:c="4"/>for ((i=1; i &lt; ${#words[@]}; 1))</text:p>
      <text:p text:style-name="Standard"><text:s text:c="4"/>do</text:p>
      <text:p text:style-name="Standard"><text:s text:c="8"/>if [[ ${words[i]} == $redir* ]]; then</text:p>
      <text:p text:style-name="Standard"><text:s text:c="12"/>[[ ${words[i]} == $redir ]] &amp;&amp; skip=2 || skip=1;</text:p>
      <text:p text:style-name="Standard"><text:s text:c="12"/>words=("${words[@]:0:i}" "${words[@]:i+skip}");</text:p>
      <text:p text:style-name="Standard"><text:s text:c="12"/>[[ $i -le $cword ]] &amp;&amp; cword=$(( cword - skip ));</text:p>
      <text:p text:style-name="Standard"><text:s text:c="8"/>else</text:p>
      <text:p text:style-name="Standard"><text:s text:c="12"/>i=$(( ++i ));</text:p>
      <text:p text:style-name="Standard"><text:s text:c="8"/>fi;</text:p>
      <text:p text:style-name="Standard"><text:s text:c="4"/>done;</text:p>
      <text:p text:style-name="Standard"><text:s text:c="4"/>[[ $cword -le 0 ]] &amp;&amp; return 1;</text:p>
      <text:p text:style-name="Standard"><text:s text:c="4"/>prev=${words[cword-1]};</text:p>
      <text:p text:style-name="Standard"><text:s text:c="4"/>[[ -n ${split-} ]] &amp;&amp; _split_longopt &amp;&amp; split=true;</text:p>
      <text:p text:style-name="Standard"><text:s text:c="4"/>return 0</text:p>
      <text:p text:style-name="Standard">}</text:p>
      <text:p text:style-name="Standard">_installed_modules () </text:p>
      <text:p text:style-name="Standard">{ </text:p>
      <text:p text:style-name="Standard"><text:s text:c="4"/>COMPREPLY=($( compgen -W "$( PATH="$PATH:/sbin" lsmod | <text:s text:c="8"/>awk '{if (NR != 1) print $1}' )" -- "$1" ))</text:p>
      <text:p text:style-name="Standard">}</text:p>
      <text:p text:style-name="Standard">_ip_addresses () </text:p>
      <text:p text:style-name="Standard">{ </text:p>
      <text:p text:style-name="Standard"><text:s text:c="4"/>local PATH=$PATH:/sbin;</text:p>
      <text:p text:style-name="Standard"><text:s text:c="4"/>COMPREPLY+=($( compgen -W <text:s text:c="8"/>"$( { LC_ALL=C ifconfig -a || ip addr show; } 2&gt;/dev/null | command sed -ne <text:s text:c="12"/>'s/.*addr:\([^[:space:]]*\).*/\1/p' -ne <text:s text:c="12"/>'s|.*inet[[:space:]]\{1,\}\([^[:space:]/]*\).*|\1|p' )" <text:s text:c="8"/>-- "$cur" ))</text:p>
      <text:p text:style-name="Standard">}</text:p>
      <text:p text:style-name="Standard">_kernel_versions () </text:p>
      <text:p text:style-name="Standard">{ </text:p>
      <text:p text:style-name="Standard"><text:s text:c="4"/>COMPREPLY=($( compgen -W '$( command ls /lib/modules )' -- "$cur" ))</text:p>
      <text:p text:style-name="Standard">}</text:p>
      <text:p text:style-name="Standard">_kernels () </text:p>
      <text:p text:style-name="Standard">{ </text:p>
      <text:p text:style-name="Standard"><text:s text:c="4"/>COMPREPLY=($( cd /lib/modules &amp;&amp; compgen -d -- "$cur" ))</text:p>
      <text:p text:style-name="Standard">}</text:p>
      <text:p text:style-name="Standard">_known_hosts () </text:p>
      <text:p text:style-name="Standard">{ </text:p>
      <text:p text:style-name="Standard"><text:s text:c="4"/>local cur prev words cword;</text:p>
      <text:p text:style-name="Standard"><text:s text:c="4"/>_init_completion -n : || return;</text:p>
      <text:p text:style-name="Standard"><text:s text:c="4"/>local options;</text:p>
      <text:p text:style-name="Standard"><text:s text:c="4"/>[[ "$1" == -a || "$2" == -a ]] &amp;&amp; options=-a;</text:p>
      <text:p text:style-name="Standard"><text:s text:c="4"/>[[ "$1" == -c || "$2" == -c ]] &amp;&amp; options+=" -c";</text:p>
      <text:p text:style-name="Standard"><text:s text:c="4"/>_known_hosts_real $options -- "$cur"</text:p>
      <text:p text:style-name="Standard">}</text:p>
      <text:p text:style-name="Standard">_known_hosts_real () </text:p>
      <text:p text:style-name="Standard">{ </text:p>
      <text:p text:style-name="Standard"><text:s text:c="4"/>local configfile flag prefix;</text:p>
      <text:p text:style-name="Standard"><text:s text:c="4"/>local cur curd awkcur user suffix aliases i host ipv4 ipv6;</text:p>
      <text:p text:style-name="Standard"><text:s text:c="4"/>local -a kh khd config;</text:p>
      <text:p text:style-name="Standard"><text:s text:c="4"/>local OPTIND=1;</text:p>
      <text:p text:style-name="Standard"><text:s text:c="4"/>while getopts "ac46F:p:" flag "$@"; do</text:p>
      <text:p text:style-name="Standard"><text:soft-page-break/><text:s text:c="8"/>case $flag in </text:p>
      <text:p text:style-name="Standard"><text:s text:c="12"/>a)</text:p>
      <text:p text:style-name="Standard"><text:s text:c="16"/>aliases='yes'</text:p>
      <text:p text:style-name="Standard"><text:s text:c="12"/>;;</text:p>
      <text:p text:style-name="Standard"><text:s text:c="12"/>c)</text:p>
      <text:p text:style-name="Standard"><text:s text:c="16"/>suffix=':'</text:p>
      <text:p text:style-name="Standard"><text:s text:c="12"/>;;</text:p>
      <text:p text:style-name="Standard"><text:s text:c="12"/>F)</text:p>
      <text:p text:style-name="Standard"><text:s text:c="16"/>configfile=$OPTARG</text:p>
      <text:p text:style-name="Standard"><text:s text:c="12"/>;;</text:p>
      <text:p text:style-name="Standard"><text:s text:c="12"/>p)</text:p>
      <text:p text:style-name="Standard"><text:s text:c="16"/>prefix=$OPTARG</text:p>
      <text:p text:style-name="Standard"><text:s text:c="12"/>;;</text:p>
      <text:p text:style-name="Standard"><text:s text:c="12"/>4)</text:p>
      <text:p text:style-name="Standard"><text:s text:c="16"/>ipv4=1</text:p>
      <text:p text:style-name="Standard"><text:s text:c="12"/>;;</text:p>
      <text:p text:style-name="Standard"><text:s text:c="12"/>6)</text:p>
      <text:p text:style-name="Standard"><text:s text:c="16"/>ipv6=1</text:p>
      <text:p text:style-name="Standard"><text:s text:c="12"/>;;</text:p>
      <text:p text:style-name="Standard"><text:s text:c="8"/>esac;</text:p>
      <text:p text:style-name="Standard"><text:s text:c="4"/>done;</text:p>
      <text:p text:style-name="Standard"><text:s text:c="4"/>[[ $# -lt $OPTIND ]] &amp;&amp; echo "error: $FUNCNAME: missing mandatory argument CWORD";</text:p>
      <text:p text:style-name="Standard"><text:s text:c="4"/>cur=${!OPTIND};</text:p>
      <text:p text:style-name="Standard"><text:s text:c="4"/>let "OPTIND += 1";</text:p>
      <text:p text:style-name="Standard"><text:s text:c="4"/>[[ $# -ge $OPTIND ]] &amp;&amp; echo "error: $FUNCNAME("$@"): unprocessed arguments:" $(while [[ $# -ge $OPTIND ]]; do printf '%s\n' ${!OPTIND}; shift; done);</text:p>
      <text:p text:style-name="Standard"><text:s text:c="4"/>[[ $cur == *@* ]] &amp;&amp; user=${cur%@*}@ &amp;&amp; cur=${cur#*@};</text:p>
      <text:p text:style-name="Standard"><text:s text:c="4"/>kh=();</text:p>
      <text:p text:style-name="Standard"><text:s text:c="4"/>if [[ -n $configfile ]]; then</text:p>
      <text:p text:style-name="Standard"><text:s text:c="8"/>[[ -r $configfile ]] &amp;&amp; config+=("$configfile");</text:p>
      <text:p text:style-name="Standard"><text:s text:c="4"/>else</text:p>
      <text:p text:style-name="Standard"><text:s text:c="8"/>for i in /etc/ssh/ssh_config ~/.ssh/config ~/.ssh2/config;</text:p>
      <text:p text:style-name="Standard"><text:s text:c="8"/>do</text:p>
      <text:p text:style-name="Standard"><text:s text:c="12"/>[[ -r $i ]] &amp;&amp; config+=("$i");</text:p>
      <text:p text:style-name="Standard"><text:s text:c="8"/>done;</text:p>
      <text:p text:style-name="Standard"><text:s text:c="4"/>fi;</text:p>
      <text:p text:style-name="Standard"><text:s text:c="4"/>for i in "${config[@]}";</text:p>
      <text:p text:style-name="Standard"><text:s text:c="4"/>do</text:p>
      <text:p text:style-name="Standard"><text:s text:c="8"/>_included_ssh_config_files "$i";</text:p>
      <text:p text:style-name="Standard"><text:s text:c="4"/>done;</text:p>
      <text:p text:style-name="Standard"><text:s text:c="4"/>if [[ ${#config[@]} -gt 0 ]]; then</text:p>
      <text:p text:style-name="Standard"><text:s text:c="8"/>local OIFS=$IFS IFS='</text:p>
      <text:p text:style-name="Standard">' j;</text:p>
      <text:p text:style-name="Standard"><text:s text:c="8"/>local -a tmpkh;</text:p>
      <text:p text:style-name="Standard"><text:s text:c="8"/>tmpkh=($( awk 'sub("^[ \t]*([Gg][Ll][Oo][Bb][Aa][Ll]|[Uu][Ss][Ee][Rr])[Kk][Nn][Oo][Ww][Nn][Hh][Oo][Ss][Tt][Ss][Ff][Ii][Ll][Ee][ \t]+", "") { print $0 }' "${config[@]}" | sort -u ));</text:p>
      <text:p text:style-name="Standard"><text:s text:c="8"/>IFS=$OIFS;</text:p>
      <text:p text:style-name="Standard"><text:s text:c="8"/>for i in "${tmpkh[@]}";</text:p>
      <text:p text:style-name="Standard"><text:s text:c="8"/>do</text:p>
      <text:p text:style-name="Standard"><text:s text:c="12"/>while [[ $i =~ ^([^\"]*)\"([^\"]*)\"(.*)$ ]]; do</text:p>
      <text:p text:style-name="Standard"><text:s text:c="16"/>i=${BASH_REMATCH[1]}${BASH_REMATCH[3]};</text:p>
      <text:p text:style-name="Standard"><text:s text:c="16"/>j=${BASH_REMATCH[2]};</text:p>
      <text:p text:style-name="Standard"><text:soft-page-break/><text:s text:c="16"/>__expand_tilde_by_ref j;</text:p>
      <text:p text:style-name="Standard"><text:s text:c="16"/>[[ -r $j ]] &amp;&amp; kh+=("$j");</text:p>
      <text:p text:style-name="Standard"><text:s text:c="12"/>done;</text:p>
      <text:p text:style-name="Standard"><text:s text:c="12"/>for j in $i;</text:p>
      <text:p text:style-name="Standard"><text:s text:c="12"/>do</text:p>
      <text:p text:style-name="Standard"><text:s text:c="16"/>__expand_tilde_by_ref j;</text:p>
      <text:p text:style-name="Standard"><text:s text:c="16"/>[[ -r $j ]] &amp;&amp; kh+=("$j");</text:p>
      <text:p text:style-name="Standard"><text:s text:c="12"/>done;</text:p>
      <text:p text:style-name="Standard"><text:s text:c="8"/>done;</text:p>
      <text:p text:style-name="Standard"><text:s text:c="4"/>fi;</text:p>
      <text:p text:style-name="Standard"><text:s text:c="4"/>if [[ -z $configfile ]]; then</text:p>
      <text:p text:style-name="Standard"><text:s text:c="8"/>for i in /etc/ssh/ssh_known_hosts /etc/ssh/ssh_known_hosts2 /etc/known_hosts /etc/known_hosts2 ~/.ssh/known_hosts ~/.ssh/known_hosts2;</text:p>
      <text:p text:style-name="Standard"><text:s text:c="8"/>do</text:p>
      <text:p text:style-name="Standard"><text:s text:c="12"/>[[ -r $i ]] &amp;&amp; kh+=("$i");</text:p>
      <text:p text:style-name="Standard"><text:s text:c="8"/>done;</text:p>
      <text:p text:style-name="Standard"><text:s text:c="8"/>for i in /etc/ssh2/knownhosts ~/.ssh2/hostkeys;</text:p>
      <text:p text:style-name="Standard"><text:s text:c="8"/>do</text:p>
      <text:p text:style-name="Standard"><text:s text:c="12"/>[[ -d $i ]] &amp;&amp; khd+=("$i"/*pub);</text:p>
      <text:p text:style-name="Standard"><text:s text:c="8"/>done;</text:p>
      <text:p text:style-name="Standard"><text:s text:c="4"/>fi;</text:p>
      <text:p text:style-name="Standard"><text:s text:c="4"/>if [[ ${#kh[@]} -gt 0 || ${#khd[@]} -gt 0 ]]; then</text:p>
      <text:p text:style-name="Standard"><text:s text:c="8"/>awkcur=${cur//\//\\\/};</text:p>
      <text:p text:style-name="Standard"><text:s text:c="8"/>awkcur=${awkcur//\./\\\.};</text:p>
      <text:p text:style-name="Standard"><text:s text:c="8"/>curd=$awkcur;</text:p>
      <text:p text:style-name="Standard"><text:s text:c="8"/>if [[ "$awkcur" == [0-9]*[.:]* ]]; then</text:p>
      <text:p text:style-name="Standard"><text:s text:c="12"/>awkcur="^$awkcur[.:]*";</text:p>
      <text:p text:style-name="Standard"><text:s text:c="8"/>else</text:p>
      <text:p text:style-name="Standard"><text:s text:c="12"/>if [[ "$awkcur" == [0-9]* ]]; then</text:p>
      <text:p text:style-name="Standard"><text:s text:c="16"/>awkcur="^$awkcur.*[.:]";</text:p>
      <text:p text:style-name="Standard"><text:s text:c="12"/>else</text:p>
      <text:p text:style-name="Standard"><text:s text:c="16"/>if [[ -z $awkcur ]]; then</text:p>
      <text:p text:style-name="Standard"><text:s text:c="20"/>awkcur="[a-z.:]";</text:p>
      <text:p text:style-name="Standard"><text:s text:c="16"/>else</text:p>
      <text:p text:style-name="Standard"><text:s text:c="20"/>awkcur="^$awkcur";</text:p>
      <text:p text:style-name="Standard"><text:s text:c="16"/>fi;</text:p>
      <text:p text:style-name="Standard"><text:s text:c="12"/>fi;</text:p>
      <text:p text:style-name="Standard"><text:s text:c="8"/>fi;</text:p>
      <text:p text:style-name="Standard"><text:s text:c="8"/>if [[ ${#kh[@]} -gt 0 ]]; then</text:p>
      <text:p text:style-name="Standard"><text:s text:c="12"/>COMPREPLY+=($( awk 'BEGIN {FS=","}</text:p>
      <text:p text:style-name="Standard"><text:s text:c="12"/>/^\s*[^|\#]/ {</text:p>
      <text:p text:style-name="Standard"><text:s text:c="12"/>sub("^@[^ ]+ +", ""); \</text:p>
      <text:p text:style-name="Standard"><text:s text:c="12"/>sub(" .*$", ""); \</text:p>
      <text:p text:style-name="Standard"><text:s text:c="12"/>for (i=1; i&lt;=NF; ++i) { \</text:p>
      <text:p text:style-name="Standard"><text:s text:c="12"/>sub("^\\[", "", $i); sub("\\](:[0-9]+)?$", "", $i); \</text:p>
      <text:p text:style-name="Standard"><text:s text:c="12"/>if ($i !~ /[*?]/ &amp;&amp; $i ~ /'"$awkcur"'/) {print $i} \</text:p>
      <text:p text:style-name="Standard"><text:s text:c="12"/>}}' "${kh[@]}" 2&gt;/dev/null ));</text:p>
      <text:p text:style-name="Standard"><text:s text:c="8"/>fi;</text:p>
      <text:p text:style-name="Standard"><text:s text:c="8"/>if [[ ${#khd[@]} -gt 0 ]]; then</text:p>
      <text:p text:style-name="Standard"><text:s text:c="12"/>for i in "${khd[@]}";</text:p>
      <text:p text:style-name="Standard"><text:s text:c="12"/>do</text:p>
      <text:p text:style-name="Standard"><text:s text:c="16"/>if [[ "$i" == *key_22_$curd*.pub &amp;&amp; -r "$i" ]]; then</text:p>
      <text:p text:style-name="Standard"><text:soft-page-break/><text:s text:c="20"/>host=${i/#*key_22_/};</text:p>
      <text:p text:style-name="Standard"><text:s text:c="20"/>host=${host/%.pub/};</text:p>
      <text:p text:style-name="Standard"><text:s text:c="20"/>COMPREPLY+=($host);</text:p>
      <text:p text:style-name="Standard"><text:s text:c="16"/>fi;</text:p>
      <text:p text:style-name="Standard"><text:s text:c="12"/>done;</text:p>
      <text:p text:style-name="Standard"><text:s text:c="8"/>fi;</text:p>
      <text:p text:style-name="Standard"><text:s text:c="8"/>for ((i=0; i &lt; ${#COMPREPLY[@]}; i++ ))</text:p>
      <text:p text:style-name="Standard"><text:s text:c="8"/>do</text:p>
      <text:p text:style-name="Standard"><text:s text:c="12"/>COMPREPLY[i]=$prefix$user${COMPREPLY[i]}$suffix;</text:p>
      <text:p text:style-name="Standard"><text:s text:c="8"/>done;</text:p>
      <text:p text:style-name="Standard"><text:s text:c="4"/>fi;</text:p>
      <text:p text:style-name="Standard"><text:s text:c="4"/>if [[ ${#config[@]} -gt 0 &amp;&amp; -n "$aliases" ]]; then</text:p>
      <text:p text:style-name="Standard"><text:s text:c="8"/>local hosts=$( command sed -ne 's/^[[:blank:]]*[Hh][Oo][Ss][Tt][[:blank:]]\{1,\}\([^#*?%]*\)\(#.*\)\{0,1\}$/\1/p' "${config[@]}" );</text:p>
      <text:p text:style-name="Standard"><text:s text:c="8"/>COMPREPLY+=($( compgen -P "$prefix$user" <text:s text:c="12"/>-S "$suffix" -W "$hosts" -- "$cur" ));</text:p>
      <text:p text:style-name="Standard"><text:s text:c="4"/>fi;</text:p>
      <text:p text:style-name="Standard"><text:s text:c="4"/>COMPREPLY+=($( compgen -W <text:s text:c="8"/>"$( ruptime 2&gt;/dev/null | awk '!/^ruptime:/ { print $1 }' )" <text:s text:c="8"/>-- "$cur" ));</text:p>
      <text:p text:style-name="Standard"><text:s text:c="4"/>if [[ -n ${COMP_KNOWN_HOSTS_WITH_HOSTFILE-1} ]]; then</text:p>
      <text:p text:style-name="Standard"><text:s text:c="8"/>COMPREPLY+=($( compgen -A hostname -P "$prefix$user" -S "$suffix" -- "$cur" ));</text:p>
      <text:p text:style-name="Standard"><text:s text:c="4"/>fi;</text:p>
      <text:p text:style-name="Standard"><text:s text:c="4"/>if [[ -n $ipv4 ]]; then</text:p>
      <text:p text:style-name="Standard"><text:s text:c="8"/>COMPREPLY=("${COMPREPLY[@]/*:*$suffix/}");</text:p>
      <text:p text:style-name="Standard"><text:s text:c="4"/>fi;</text:p>
      <text:p text:style-name="Standard"><text:s text:c="4"/>if [[ -n $ipv6 ]]; then</text:p>
      <text:p text:style-name="Standard"><text:s text:c="8"/>COMPREPLY=("${COMPREPLY[@]/+([0-9]).+([0-9]).+([0-9]).+([0-9])$suffix/}");</text:p>
      <text:p text:style-name="Standard"><text:s text:c="4"/>fi;</text:p>
      <text:p text:style-name="Standard"><text:s text:c="4"/>if [[ -n $ipv4 || -n $ipv6 ]]; then</text:p>
      <text:p text:style-name="Standard"><text:s text:c="8"/>for i in ${!COMPREPLY[@]};</text:p>
      <text:p text:style-name="Standard"><text:s text:c="8"/>do</text:p>
      <text:p text:style-name="Standard"><text:s text:c="12"/>[[ -n ${COMPREPLY[i]} ]] || unset -v COMPREPLY[i];</text:p>
      <text:p text:style-name="Standard"><text:s text:c="8"/>done;</text:p>
      <text:p text:style-name="Standard"><text:s text:c="4"/>fi;</text:p>
      <text:p text:style-name="Standard"><text:s text:c="4"/>__ltrim_colon_completions "$prefix$user$cur"</text:p>
      <text:p text:style-name="Standard">}</text:p>
      <text:p text:style-name="Standard">_longopt () </text:p>
      <text:p text:style-name="Standard">{ </text:p>
      <text:p text:style-name="Standard"><text:s text:c="4"/>local cur prev words cword split;</text:p>
      <text:p text:style-name="Standard"><text:s text:c="4"/>_init_completion -s || return;</text:p>
      <text:p text:style-name="Standard"><text:s text:c="4"/>case "${prev,,}" in </text:p>
      <text:p text:style-name="Standard"><text:s text:c="8"/>--help | --usage | --version)</text:p>
      <text:p text:style-name="Standard"><text:s text:c="12"/>return</text:p>
      <text:p text:style-name="Standard"><text:s text:c="8"/>;;</text:p>
      <text:p text:style-name="Standard"><text:s text:c="8"/>--*dir*)</text:p>
      <text:p text:style-name="Standard"><text:s text:c="12"/>_filedir -d;</text:p>
      <text:p text:style-name="Standard"><text:s text:c="12"/>return</text:p>
      <text:p text:style-name="Standard"><text:s text:c="8"/>;;</text:p>
      <text:p text:style-name="Standard"><text:s text:c="8"/>--*file* | --*path*)</text:p>
      <text:p text:style-name="Standard"><text:s text:c="12"/>_filedir;</text:p>
      <text:p text:style-name="Standard"><text:s text:c="12"/>return</text:p>
      <text:p text:style-name="Standard"><text:s text:c="8"/>;;</text:p>
      <text:p text:style-name="Standard"><text:s text:c="8"/>--+([-a-z0-9_]))</text:p>
      <text:p text:style-name="Standard"><text:soft-page-break/><text:s text:c="12"/>local argtype=$( LC_ALL=C $1 --help 2&gt;&amp;1 | command sed -ne <text:s text:c="16"/>"s|.*$prev\[\{0,1\}=[&lt;[]\{0,1\}\([-A-Za-z0-9_]\{1,\}\).*|\1|p" );</text:p>
      <text:p text:style-name="Standard"><text:s text:c="12"/>case ${argtype,,} in </text:p>
      <text:p text:style-name="Standard"><text:s text:c="16"/>*dir*)</text:p>
      <text:p text:style-name="Standard"><text:s text:c="20"/>_filedir -d;</text:p>
      <text:p text:style-name="Standard"><text:s text:c="20"/>return</text:p>
      <text:p text:style-name="Standard"><text:s text:c="16"/>;;</text:p>
      <text:p text:style-name="Standard"><text:s text:c="16"/>*file* | *path*)</text:p>
      <text:p text:style-name="Standard"><text:s text:c="20"/>_filedir;</text:p>
      <text:p text:style-name="Standard"><text:s text:c="20"/>return</text:p>
      <text:p text:style-name="Standard"><text:s text:c="16"/>;;</text:p>
      <text:p text:style-name="Standard"><text:s text:c="12"/>esac</text:p>
      <text:p text:style-name="Standard"><text:s text:c="8"/>;;</text:p>
      <text:p text:style-name="Standard"><text:s text:c="4"/>esac;</text:p>
      <text:p text:style-name="Standard"><text:s text:c="4"/>$split &amp;&amp; return;</text:p>
      <text:p text:style-name="Standard"><text:s text:c="4"/>if [[ "$cur" == -* ]]; then</text:p>
      <text:p text:style-name="Standard"><text:s text:c="8"/>COMPREPLY=($( compgen -W "$( LC_ALL=C $1 --help 2&gt;&amp;1 | <text:s text:c="12"/>command sed -ne 's/.*\(--[-A-Za-z0-9]\{1,\}=\{0,1\}\).*/\1/p' | sort -u )" <text:s text:c="12"/>-- "$cur" ));</text:p>
      <text:p text:style-name="Standard"><text:s text:c="8"/>[[ $COMPREPLY == *= ]] &amp;&amp; compopt -o nospace;</text:p>
      <text:p text:style-name="Standard"><text:s text:c="4"/>else</text:p>
      <text:p text:style-name="Standard"><text:s text:c="8"/>if [[ "$1" == @(rmdir|chroot) ]]; then</text:p>
      <text:p text:style-name="Standard"><text:s text:c="12"/>_filedir -d;</text:p>
      <text:p text:style-name="Standard"><text:s text:c="8"/>else</text:p>
      <text:p text:style-name="Standard"><text:s text:c="12"/>[[ "$1" == mkdir ]] &amp;&amp; compopt -o nospace;</text:p>
      <text:p text:style-name="Standard"><text:s text:c="12"/>_filedir;</text:p>
      <text:p text:style-name="Standard"><text:s text:c="8"/>fi;</text:p>
      <text:p text:style-name="Standard"><text:s text:c="4"/>fi</text:p>
      <text:p text:style-name="Standard">}</text:p>
      <text:p text:style-name="Standard">_mac_addresses () </text:p>
      <text:p text:style-name="Standard">{ </text:p>
      <text:p text:style-name="Standard"><text:s text:c="4"/>local re='\([A-Fa-f0-9]\{2\}:\)\{5\}[A-Fa-f0-9]\{2\}';</text:p>
      <text:p text:style-name="Standard"><text:s text:c="4"/>local PATH="$PATH:/sbin:/usr/sbin";</text:p>
      <text:p text:style-name="Standard"><text:s text:c="4"/>COMPREPLY+=($( <text:s text:c="8"/>{ LC_ALL=C ifconfig -a || ip link show; } 2&gt;/dev/null | command sed -ne <text:s text:c="8"/>"s/.*[[:space:]]HWaddr[[:space:]]\{1,\}\($re\)[[:space:]].*/\1/p" -ne <text:s text:c="8"/>"s/.*[[:space:]]HWaddr[[:space:]]\{1,\}\($re\)[[:space:]]*$/\1/p" -ne <text:s text:c="8"/>"s|.*[[:space:]]\(link/\)\{0,1\}ether[[:space:]]\{1,\}\($re\)[[:space:]].*|\2|p" -ne <text:s text:c="8"/>"s|.*[[:space:]]\(link/\)\{0,1\}ether[[:space:]]\{1,\}\($re\)[[:space:]]*$|\2|p"</text:p>
      <text:p text:style-name="Standard"><text:s text:c="8"/>));</text:p>
      <text:p text:style-name="Standard"><text:s text:c="4"/>COMPREPLY+=($( { arp -an || ip neigh show; } 2&gt;/dev/null | command sed -ne <text:s text:c="8"/>"s/.*[[:space:]]\($re\)[[:space:]].*/\1/p" -ne <text:s text:c="8"/>"s/.*[[:space:]]\($re\)[[:space:]]*$/\1/p" ));</text:p>
      <text:p text:style-name="Standard"><text:s text:c="4"/>COMPREPLY+=($( command sed -ne <text:s text:c="8"/>"s/^[[:space:]]*\($re\)[[:space:]].*/\1/p" /etc/ethers 2&gt;/dev/null ));</text:p>
      <text:p text:style-name="Standard"><text:s text:c="4"/>COMPREPLY=($( compgen -W '${COMPREPLY[@]}' -- "$cur" ));</text:p>
      <text:p text:style-name="Standard"><text:s text:c="4"/>__ltrim_colon_completions "$cur"</text:p>
      <text:p text:style-name="Standard">}</text:p>
      <text:p text:style-name="Standard">_minimal () </text:p>
      <text:p text:style-name="Standard">{ </text:p>
      <text:p text:style-name="Standard"><text:s text:c="4"/>local cur prev words cword split;</text:p>
      <text:p text:style-name="Standard"><text:s text:c="4"/>_init_completion -s || return;</text:p>
      <text:p text:style-name="Standard"><text:s text:c="4"/>$split &amp;&amp; return;</text:p>
      <text:p text:style-name="Standard"><text:s text:c="4"/>_filedir</text:p>
      <text:p text:style-name="Standard">}</text:p>
      <text:p text:style-name="Standard"><text:soft-page-break/>_modules () </text:p>
      <text:p text:style-name="Standard">{ </text:p>
      <text:p text:style-name="Standard"><text:s text:c="4"/>local modpath;</text:p>
      <text:p text:style-name="Standard"><text:s text:c="4"/>modpath=/lib/modules/$1;</text:p>
      <text:p text:style-name="Standard"><text:s text:c="4"/>COMPREPLY=($( compgen -W "$( command ls -RL $modpath 2&gt;/dev/null | <text:s text:c="8"/>command sed -ne 's/^\(.*\)\.k\{0,1\}o\(\.[gx]z\)\{0,1\}$/\1/p' )" -- "$cur" ))</text:p>
      <text:p text:style-name="Standard">}</text:p>
      <text:p text:style-name="Standard">_ncpus () </text:p>
      <text:p text:style-name="Standard">{ </text:p>
      <text:p text:style-name="Standard"><text:s text:c="4"/>local var=NPROCESSORS_ONLN;</text:p>
      <text:p text:style-name="Standard"><text:s text:c="4"/>[[ $OSTYPE == *linux* ]] &amp;&amp; var=_$var;</text:p>
      <text:p text:style-name="Standard"><text:s text:c="4"/>local n=$( getconf $var 2&gt;/dev/null );</text:p>
      <text:p text:style-name="Standard"><text:s text:c="4"/>printf %s ${n:-1}</text:p>
      <text:p text:style-name="Standard">}</text:p>
      <text:p text:style-name="Standard">_parse_help () </text:p>
      <text:p text:style-name="Standard">{ </text:p>
      <text:p text:style-name="Standard"><text:s text:c="4"/>eval local cmd=$( quote "$1" );</text:p>
      <text:p text:style-name="Standard"><text:s text:c="4"/>local line;</text:p>
      <text:p text:style-name="Standard"><text:s text:c="4"/>{ </text:p>
      <text:p text:style-name="Standard"><text:s text:c="8"/>case $cmd in </text:p>
      <text:p text:style-name="Standard"><text:s text:c="12"/>-)</text:p>
      <text:p text:style-name="Standard"><text:s text:c="16"/>cat</text:p>
      <text:p text:style-name="Standard"><text:s text:c="12"/>;;</text:p>
      <text:p text:style-name="Standard"><text:s text:c="12"/>*)</text:p>
      <text:p text:style-name="Standard"><text:s text:c="16"/>LC_ALL=C "$( dequote "$cmd" )" ${2:---help} 2&gt;&amp;1</text:p>
      <text:p text:style-name="Standard"><text:s text:c="12"/>;;</text:p>
      <text:p text:style-name="Standard"><text:s text:c="8"/>esac</text:p>
      <text:p text:style-name="Standard"><text:s text:c="4"/>} | while read -r line; do</text:p>
      <text:p text:style-name="Standard"><text:s text:c="8"/>[[ $line == *([[:blank:]])-* ]] || continue;</text:p>
      <text:p text:style-name="Standard"><text:s text:c="8"/>while [[ $line =~ ((^|[^-])-[A-Za-z0-9?][[:space:]]+)\[?[A-Z0-9]+\]? ]]; do</text:p>
      <text:p text:style-name="Standard"><text:s text:c="12"/>line=${line/"${BASH_REMATCH[0]}"/"${BASH_REMATCH[1]}"};</text:p>
      <text:p text:style-name="Standard"><text:s text:c="8"/>done;</text:p>
      <text:p text:style-name="Standard"><text:s text:c="8"/>__parse_options "${line// or /, }";</text:p>
      <text:p text:style-name="Standard"><text:s text:c="4"/>done</text:p>
      <text:p text:style-name="Standard">}</text:p>
      <text:p text:style-name="Standard">_parse_usage () </text:p>
      <text:p text:style-name="Standard">{ </text:p>
      <text:p text:style-name="Standard"><text:s text:c="4"/>eval local cmd=$( quote "$1" );</text:p>
      <text:p text:style-name="Standard"><text:s text:c="4"/>local line match option i char;</text:p>
      <text:p text:style-name="Standard"><text:s text:c="4"/>{ </text:p>
      <text:p text:style-name="Standard"><text:s text:c="8"/>case $cmd in </text:p>
      <text:p text:style-name="Standard"><text:s text:c="12"/>-)</text:p>
      <text:p text:style-name="Standard"><text:s text:c="16"/>cat</text:p>
      <text:p text:style-name="Standard"><text:s text:c="12"/>;;</text:p>
      <text:p text:style-name="Standard"><text:s text:c="12"/>*)</text:p>
      <text:p text:style-name="Standard"><text:s text:c="16"/>LC_ALL=C "$( dequote "$cmd" )" ${2:---usage} 2&gt;&amp;1</text:p>
      <text:p text:style-name="Standard"><text:s text:c="12"/>;;</text:p>
      <text:p text:style-name="Standard"><text:s text:c="8"/>esac</text:p>
      <text:p text:style-name="Standard"><text:s text:c="4"/>} | while read -r line; do</text:p>
      <text:p text:style-name="Standard"><text:s text:c="8"/>while [[ $line =~ \[[[:space:]]*(-[^]]+)[[:space:]]*\] ]]; do</text:p>
      <text:p text:style-name="Standard"><text:s text:c="12"/>match=${BASH_REMATCH[0]};</text:p>
      <text:p text:style-name="Standard"><text:s text:c="12"/>option=${BASH_REMATCH[1]};</text:p>
      <text:p text:style-name="Standard"><text:soft-page-break/><text:s text:c="12"/>case $option in </text:p>
      <text:p text:style-name="Standard"><text:s text:c="16"/>-?(\[)+([a-zA-Z0-9?]))</text:p>
      <text:p text:style-name="Standard"><text:s text:c="20"/>for ((i=1; i &lt; ${#option}; i++ ))</text:p>
      <text:p text:style-name="Standard"><text:s text:c="20"/>do</text:p>
      <text:p text:style-name="Standard"><text:s text:c="24"/>char=${option:i:1};</text:p>
      <text:p text:style-name="Standard"><text:s text:c="24"/>[[ $char != '[' ]] &amp;&amp; printf '%s\n' -$char;</text:p>
      <text:p text:style-name="Standard"><text:s text:c="20"/>done</text:p>
      <text:p text:style-name="Standard"><text:s text:c="16"/>;;</text:p>
      <text:p text:style-name="Standard"><text:s text:c="16"/>*)</text:p>
      <text:p text:style-name="Standard"><text:s text:c="20"/>__parse_options "$option"</text:p>
      <text:p text:style-name="Standard"><text:s text:c="16"/>;;</text:p>
      <text:p text:style-name="Standard"><text:s text:c="12"/>esac;</text:p>
      <text:p text:style-name="Standard"><text:s text:c="12"/>line=${line#*"$match"};</text:p>
      <text:p text:style-name="Standard"><text:s text:c="8"/>done;</text:p>
      <text:p text:style-name="Standard"><text:s text:c="4"/>done</text:p>
      <text:p text:style-name="Standard">}</text:p>
      <text:p text:style-name="Standard">_pci_ids () </text:p>
      <text:p text:style-name="Standard">{ </text:p>
      <text:p text:style-name="Standard"><text:s text:c="4"/>COMPREPLY+=($( compgen -W <text:s text:c="8"/>"$( PATH="$PATH:/sbin" lspci -n | awk '{print $3}')" -- "$cur" ))</text:p>
      <text:p text:style-name="Standard">}</text:p>
      <text:p text:style-name="Standard">_pgids () </text:p>
      <text:p text:style-name="Standard">{ </text:p>
      <text:p text:style-name="Standard"><text:s text:c="4"/>COMPREPLY=($( compgen -W '$( command ps axo pgid= )' -- "$cur" ))</text:p>
      <text:p text:style-name="Standard">}</text:p>
      <text:p text:style-name="Standard">_pids () </text:p>
      <text:p text:style-name="Standard">{ </text:p>
      <text:p text:style-name="Standard"><text:s text:c="4"/>COMPREPLY=($( compgen -W '$( command ps axo pid= )' -- "$cur" ))</text:p>
      <text:p text:style-name="Standard">}</text:p>
      <text:p text:style-name="Standard">_pnames () </text:p>
      <text:p text:style-name="Standard">{ </text:p>
      <text:p text:style-name="Standard"><text:s text:c="4"/>if [[ "$1" == -s ]]; then</text:p>
      <text:p text:style-name="Standard"><text:s text:c="8"/>COMPREPLY=($( compgen -X '&lt;defunct&gt;' <text:s text:c="12"/>-W '$( command ps axo comm | command sed -e 1d )' -- "$cur" ));</text:p>
      <text:p text:style-name="Standard"><text:s text:c="4"/>else</text:p>
      <text:p text:style-name="Standard"><text:s text:c="8"/>COMPREPLY=($( compgen -X '&lt;defunct&gt;' -W '$( command ps axo command= | command sed -e \</text:p>
      <text:p text:style-name="Standard"><text:s text:c="12"/>"s/ .*//" -e \</text:p>
      <text:p text:style-name="Standard"><text:s text:c="12"/>"s:.*/::" -e \</text:p>
      <text:p text:style-name="Standard"><text:s text:c="12"/>"s/:$//" -e \</text:p>
      <text:p text:style-name="Standard"><text:s text:c="12"/>"s/^[[(-]//" -e \</text:p>
      <text:p text:style-name="Standard"><text:s text:c="12"/>"s/[])]$//" | sort -u )' -- "$cur" ));</text:p>
      <text:p text:style-name="Standard"><text:s text:c="4"/>fi</text:p>
      <text:p text:style-name="Standard">}</text:p>
      <text:p text:style-name="Standard">_quote_readline_by_ref () </text:p>
      <text:p text:style-name="Standard">{ </text:p>
      <text:p text:style-name="Standard"><text:s text:c="4"/>if [ -z "$1" ]; then</text:p>
      <text:p text:style-name="Standard"><text:s text:c="8"/>printf -v $2 %s "$1";</text:p>
      <text:p text:style-name="Standard"><text:s text:c="4"/>else</text:p>
      <text:p text:style-name="Standard"><text:s text:c="8"/>if [[ $1 == \'* ]]; then</text:p>
      <text:p text:style-name="Standard"><text:s text:c="12"/>printf -v $2 %s "${1:1}";</text:p>
      <text:p text:style-name="Standard"><text:s text:c="8"/>else</text:p>
      <text:p text:style-name="Standard"><text:soft-page-break/><text:s text:c="12"/>if [[ $1 == \~* ]]; then</text:p>
      <text:p text:style-name="Standard"><text:s text:c="16"/>printf -v $2 \~%q "${1:1}";</text:p>
      <text:p text:style-name="Standard"><text:s text:c="12"/>else</text:p>
      <text:p text:style-name="Standard"><text:s text:c="16"/>printf -v $2 %q "$1";</text:p>
      <text:p text:style-name="Standard"><text:s text:c="12"/>fi;</text:p>
      <text:p text:style-name="Standard"><text:s text:c="8"/>fi;</text:p>
      <text:p text:style-name="Standard"><text:s text:c="4"/>fi;</text:p>
      <text:p text:style-name="Standard"><text:s text:c="4"/>[[ ${!2} == *\\* ]] &amp;&amp; printf -v $2 %s "${1//\\\\/\\}";</text:p>
      <text:p text:style-name="Standard"><text:s text:c="4"/>[[ ${!2} == \$* ]] &amp;&amp; eval $2=${!2}</text:p>
      <text:p text:style-name="Standard">}</text:p>
      <text:p text:style-name="Standard">_realcommand () </text:p>
      <text:p text:style-name="Standard">{ </text:p>
      <text:p text:style-name="Standard"><text:s text:c="4"/>type -P "$1" &gt; /dev/null &amp;&amp; { </text:p>
      <text:p text:style-name="Standard"><text:s text:c="8"/>if type -p realpath &gt; /dev/null; then</text:p>
      <text:p text:style-name="Standard"><text:s text:c="12"/>realpath "$(type -P "$1")";</text:p>
      <text:p text:style-name="Standard"><text:s text:c="8"/>else</text:p>
      <text:p text:style-name="Standard"><text:s text:c="12"/>if type -p greadlink &gt; /dev/null; then</text:p>
      <text:p text:style-name="Standard"><text:s text:c="16"/>greadlink -f "$(type -P "$1")";</text:p>
      <text:p text:style-name="Standard"><text:s text:c="12"/>else</text:p>
      <text:p text:style-name="Standard"><text:s text:c="16"/>if type -p readlink &gt; /dev/null; then</text:p>
      <text:p text:style-name="Standard"><text:s text:c="20"/>readlink -f "$(type -P "$1")";</text:p>
      <text:p text:style-name="Standard"><text:s text:c="16"/>else</text:p>
      <text:p text:style-name="Standard"><text:s text:c="20"/>type -P "$1";</text:p>
      <text:p text:style-name="Standard"><text:s text:c="16"/>fi;</text:p>
      <text:p text:style-name="Standard"><text:s text:c="12"/>fi;</text:p>
      <text:p text:style-name="Standard"><text:s text:c="8"/>fi</text:p>
      <text:p text:style-name="Standard"><text:s text:c="4"/>}</text:p>
      <text:p text:style-name="Standard">}</text:p>
      <text:p text:style-name="Standard">_rl_enabled () </text:p>
      <text:p text:style-name="Standard">{ </text:p>
      <text:p text:style-name="Standard"><text:s text:c="4"/>[[ "$( bind -v )" == *$1+([[:space:]])on* ]]</text:p>
      <text:p text:style-name="Standard">}</text:p>
      <text:p text:style-name="Standard">_root_command () </text:p>
      <text:p text:style-name="Standard">{ </text:p>
      <text:p text:style-name="Standard"><text:s text:c="4"/>local PATH=$PATH:/sbin:/usr/sbin:/usr/local/sbin;</text:p>
      <text:p text:style-name="Standard"><text:s text:c="4"/>local root_command=$1;</text:p>
      <text:p text:style-name="Standard"><text:s text:c="4"/>_command</text:p>
      <text:p text:style-name="Standard">}</text:p>
      <text:p text:style-name="Standard">_service () </text:p>
      <text:p text:style-name="Standard">{ </text:p>
      <text:p text:style-name="Standard"><text:s text:c="4"/>local cur prev words cword;</text:p>
      <text:p text:style-name="Standard"><text:s text:c="4"/>_init_completion || return;</text:p>
      <text:p text:style-name="Standard"><text:s text:c="4"/>[[ $cword -gt 2 ]] &amp;&amp; return;</text:p>
      <text:p text:style-name="Standard"><text:s text:c="4"/>if [[ $cword -eq 1 &amp;&amp; $prev == ?(*/)service ]]; then</text:p>
      <text:p text:style-name="Standard"><text:s text:c="8"/>_services;</text:p>
      <text:p text:style-name="Standard"><text:s text:c="8"/>[[ -e /etc/mandrake-release ]] &amp;&amp; _xinetd_services;</text:p>
      <text:p text:style-name="Standard"><text:s text:c="4"/>else</text:p>
      <text:p text:style-name="Standard"><text:s text:c="8"/>local sysvdirs;</text:p>
      <text:p text:style-name="Standard"><text:s text:c="8"/>_sysvdirs;</text:p>
      <text:p text:style-name="Standard"><text:s text:c="8"/>COMPREPLY=($( compgen -W '`command sed -e "y/|/ /" \</text:p>
      <text:p text:style-name="Standard"><text:s text:c="12"/>-ne "s/^.*\(U\|msg_u\)sage.*{\(.*\)}.*$/\2/p" \</text:p>
      <text:p text:style-name="Standard"><text:s text:c="12"/>${sysvdirs[0]}/${prev##*/} 2&gt;/dev/null` start stop' -- "$cur" ));</text:p>
      <text:p text:style-name="Standard"><text:soft-page-break/><text:s text:c="4"/>fi</text:p>
      <text:p text:style-name="Standard">}</text:p>
      <text:p text:style-name="Standard">_services () </text:p>
      <text:p text:style-name="Standard">{ </text:p>
      <text:p text:style-name="Standard"><text:s text:c="4"/>local sysvdirs;</text:p>
      <text:p text:style-name="Standard"><text:s text:c="4"/>_sysvdirs;</text:p>
      <text:p text:style-name="Standard"><text:s text:c="4"/>local IFS=' <text:tab/></text:p>
      <text:p text:style-name="Standard">' reset=$(shopt -p nullglob);</text:p>
      <text:p text:style-name="Standard"><text:s text:c="4"/>shopt -s nullglob;</text:p>
      <text:p text:style-name="Standard"><text:s text:c="4"/>COMPREPLY=($( printf '%s\n' ${sysvdirs[0]}/!($_backup_glob|functions|README) ));</text:p>
      <text:p text:style-name="Standard"><text:s text:c="4"/>$reset;</text:p>
      <text:p text:style-name="Standard"><text:s text:c="4"/>COMPREPLY+=($( systemctl list-units --full --all 2&gt;/dev/null | <text:s text:c="8"/>awk '$1 ~ /\.service$/ { sub("\\.service$", "", $1); print $1 }' ));</text:p>
      <text:p text:style-name="Standard"><text:s text:c="4"/>if [[ -x /sbin/upstart-udev-bridge ]]; then</text:p>
      <text:p text:style-name="Standard"><text:s text:c="8"/>COMPREPLY+=($( initctl list 2&gt;/dev/null | cut -d' ' -f1 ));</text:p>
      <text:p text:style-name="Standard"><text:s text:c="4"/>fi;</text:p>
      <text:p text:style-name="Standard"><text:s text:c="4"/>COMPREPLY=($( compgen -W '${COMPREPLY[@]#${sysvdirs[0]}/}' -- "$cur" ))</text:p>
      <text:p text:style-name="Standard">}</text:p>
      <text:p text:style-name="Standard">_shells () </text:p>
      <text:p text:style-name="Standard">{ </text:p>
      <text:p text:style-name="Standard"><text:s text:c="4"/>local shell rest;</text:p>
      <text:p text:style-name="Standard"><text:s text:c="4"/>while read -r shell rest; do</text:p>
      <text:p text:style-name="Standard"><text:s text:c="8"/>[[ $shell == /* &amp;&amp; $shell == "$cur"* ]] &amp;&amp; COMPREPLY+=($shell);</text:p>
      <text:p text:style-name="Standard"><text:s text:c="4"/>done 2&gt; /dev/null &lt; /etc/shells</text:p>
      <text:p text:style-name="Standard">}</text:p>
      <text:p text:style-name="Standard">_signals () </text:p>
      <text:p text:style-name="Standard">{ </text:p>
      <text:p text:style-name="Standard"><text:s text:c="4"/>local -a sigs=($( compgen -P "$1" -A signal "SIG${cur#$1}" ));</text:p>
      <text:p text:style-name="Standard"><text:s text:c="4"/>COMPREPLY+=("${sigs[@]/#${1}SIG/${1}}")</text:p>
      <text:p text:style-name="Standard">}</text:p>
      <text:p text:style-name="Standard">_split_longopt () </text:p>
      <text:p text:style-name="Standard">{ </text:p>
      <text:p text:style-name="Standard"><text:s text:c="4"/>if [[ "$cur" == --?*=* ]]; then</text:p>
      <text:p text:style-name="Standard"><text:s text:c="8"/>prev="${cur%%?(\\)=*}";</text:p>
      <text:p text:style-name="Standard"><text:s text:c="8"/>cur="${cur#*=}";</text:p>
      <text:p text:style-name="Standard"><text:s text:c="8"/>return 0;</text:p>
      <text:p text:style-name="Standard"><text:s text:c="4"/>fi;</text:p>
      <text:p text:style-name="Standard"><text:s text:c="4"/>return 1</text:p>
      <text:p text:style-name="Standard">}</text:p>
      <text:p text:style-name="Standard">_subdirectories () </text:p>
      <text:p text:style-name="Standard">{ </text:p>
      <text:p text:style-name="Standard"><text:s text:c="4"/>COMPREPLY=($( cd $1 &amp;&amp; compgen -d -- "$cur" ))</text:p>
      <text:p text:style-name="Standard">}</text:p>
      <text:p text:style-name="Standard">_sysvdirs () </text:p>
      <text:p text:style-name="Standard">{ </text:p>
      <text:p text:style-name="Standard"><text:s text:c="4"/>sysvdirs=();</text:p>
      <text:p text:style-name="Standard"><text:s text:c="4"/>[[ -d /etc/rc.d/init.d ]] &amp;&amp; sysvdirs+=(/etc/rc.d/init.d);</text:p>
      <text:p text:style-name="Standard"><text:s text:c="4"/>[[ -d /etc/init.d ]] &amp;&amp; sysvdirs+=(/etc/init.d);</text:p>
      <text:p text:style-name="Standard"><text:s text:c="4"/>[[ -f /etc/slackware-version ]] &amp;&amp; sysvdirs=(/etc/rc.d)</text:p>
      <text:p text:style-name="Standard">}</text:p>
      <text:p text:style-name="Standard">_terms () </text:p>
      <text:p text:style-name="Standard">{ </text:p>
      <text:p text:style-name="Standard"><text:soft-page-break/><text:s text:c="4"/>COMPREPLY+=($( compgen -W <text:s text:c="8"/>"$( command sed -ne 's/^\([^[:space:]#|]\{2,\}\)|.*/\1/p' /etc/termcap <text:s text:c="12"/>2&gt;/dev/null )" -- "$cur" ));</text:p>
      <text:p text:style-name="Standard"><text:s text:c="4"/>COMPREPLY+=($( compgen -W "$( { toe -a 2&gt;/dev/null || toe 2&gt;/dev/null; } <text:s text:c="8"/>| awk '{ print $1 }' | sort -u )" -- "$cur" ))</text:p>
      <text:p text:style-name="Standard">}</text:p>
      <text:p text:style-name="Standard">_tilde () </text:p>
      <text:p text:style-name="Standard">{ </text:p>
      <text:p text:style-name="Standard"><text:s text:c="4"/>local result=0;</text:p>
      <text:p text:style-name="Standard"><text:s text:c="4"/>if [[ $1 == \~* &amp;&amp; $1 != */* ]]; then</text:p>
      <text:p text:style-name="Standard"><text:s text:c="8"/>COMPREPLY=($( compgen -P '~' -u -- "${1#\~}" ));</text:p>
      <text:p text:style-name="Standard"><text:s text:c="8"/>result=${#COMPREPLY[@]};</text:p>
      <text:p text:style-name="Standard"><text:s text:c="8"/>[[ $result -gt 0 ]] &amp;&amp; compopt -o filenames 2&gt; /dev/null;</text:p>
      <text:p text:style-name="Standard"><text:s text:c="4"/>fi;</text:p>
      <text:p text:style-name="Standard"><text:s text:c="4"/>return $result</text:p>
      <text:p text:style-name="Standard">}</text:p>
      <text:p text:style-name="Standard">_uids () </text:p>
      <text:p text:style-name="Standard">{ </text:p>
      <text:p text:style-name="Standard"><text:s text:c="4"/>if type getent &amp;&gt; /dev/null; then</text:p>
      <text:p text:style-name="Standard"><text:s text:c="8"/>COMPREPLY=($( compgen -W '$( getent passwd | cut -d: -f3 )' -- "$cur" ));</text:p>
      <text:p text:style-name="Standard"><text:s text:c="4"/>else</text:p>
      <text:p text:style-name="Standard"><text:s text:c="8"/>if type perl &amp;&gt; /dev/null; then</text:p>
      <text:p text:style-name="Standard"><text:s text:c="12"/>COMPREPLY=($( compgen -W '$( perl -e '"'"'while (($uid) = (getpwent)[2]) { print $uid . "\n" }'"'"' )' -- "$cur" ));</text:p>
      <text:p text:style-name="Standard"><text:s text:c="8"/>else</text:p>
      <text:p text:style-name="Standard"><text:s text:c="12"/>COMPREPLY=($( compgen -W '$( cut -d: -f3 /etc/passwd )' -- "$cur" ));</text:p>
      <text:p text:style-name="Standard"><text:s text:c="8"/>fi;</text:p>
      <text:p text:style-name="Standard"><text:s text:c="4"/>fi</text:p>
      <text:p text:style-name="Standard">}</text:p>
      <text:p text:style-name="Standard">_upvar () </text:p>
      <text:p text:style-name="Standard">{ </text:p>
      <text:p text:style-name="Standard"><text:s text:c="4"/>if unset -v "$1"; then</text:p>
      <text:p text:style-name="Standard"><text:s text:c="8"/>if (( $# == 2 )); then</text:p>
      <text:p text:style-name="Standard"><text:s text:c="12"/>eval $1=\"\$2\";</text:p>
      <text:p text:style-name="Standard"><text:s text:c="8"/>else</text:p>
      <text:p text:style-name="Standard"><text:s text:c="12"/>eval $1=\(\"\${@:2}\"\);</text:p>
      <text:p text:style-name="Standard"><text:s text:c="8"/>fi;</text:p>
      <text:p text:style-name="Standard"><text:s text:c="4"/>fi</text:p>
      <text:p text:style-name="Standard">}</text:p>
      <text:p text:style-name="Standard">_upvars () </text:p>
      <text:p text:style-name="Standard">{ </text:p>
      <text:p text:style-name="Standard"><text:s text:c="4"/>if ! (( $# )); then</text:p>
      <text:p text:style-name="Standard"><text:s text:c="8"/>echo "${FUNCNAME[0]}: usage: ${FUNCNAME[0]} [-v varname" "value] | [-aN varname [value ...]] ..." 1&gt;&amp;2;</text:p>
      <text:p text:style-name="Standard"><text:s text:c="8"/>return 2;</text:p>
      <text:p text:style-name="Standard"><text:s text:c="4"/>fi;</text:p>
      <text:p text:style-name="Standard"><text:s text:c="4"/>while (( $# )); do</text:p>
      <text:p text:style-name="Standard"><text:s text:c="8"/>case $1 in </text:p>
      <text:p text:style-name="Standard"><text:s text:c="12"/>-a*)</text:p>
      <text:p text:style-name="Standard"><text:s text:c="16"/>[[ -n ${1#-a} ]] || { </text:p>
      <text:p text:style-name="Standard"><text:s text:c="20"/>echo "bash: ${FUNCNAME[0]}: \`$1': missing" "number specifier" 1&gt;&amp;2;</text:p>
      <text:p text:style-name="Standard"><text:s text:c="20"/>return 1</text:p>
      <text:p text:style-name="Standard"><text:s text:c="16"/>};</text:p>
      <text:p text:style-name="Standard"><text:soft-page-break/><text:s text:c="16"/>printf %d "${1#-a}" &amp;&gt; /dev/null || { </text:p>
      <text:p text:style-name="Standard"><text:s text:c="20"/>echo "bash:" "${FUNCNAME[0]}: \`$1': invalid number specifier" 1&gt;&amp;2;</text:p>
      <text:p text:style-name="Standard"><text:s text:c="20"/>return 1</text:p>
      <text:p text:style-name="Standard"><text:s text:c="16"/>};</text:p>
      <text:p text:style-name="Standard"><text:s text:c="16"/>[[ -n "$2" ]] &amp;&amp; unset -v "$2" &amp;&amp; eval $2=\(\"\${@:3:${1#-a}}\"\) &amp;&amp; shift $((${1#-a} + 2)) || { </text:p>
      <text:p text:style-name="Standard"><text:s text:c="20"/>echo "bash: ${FUNCNAME[0]}:" "\`$1${2+ }$2': missing argument(s)" 1&gt;&amp;2;</text:p>
      <text:p text:style-name="Standard"><text:s text:c="20"/>return 1</text:p>
      <text:p text:style-name="Standard"><text:s text:c="16"/>}</text:p>
      <text:p text:style-name="Standard"><text:s text:c="12"/>;;</text:p>
      <text:p text:style-name="Standard"><text:s text:c="12"/>-v)</text:p>
      <text:p text:style-name="Standard"><text:s text:c="16"/>[[ -n "$2" ]] &amp;&amp; unset -v "$2" &amp;&amp; eval $2=\"\$3\" &amp;&amp; shift 3 || { </text:p>
      <text:p text:style-name="Standard"><text:s text:c="20"/>echo "bash: ${FUNCNAME[0]}: $1: missing" "argument(s)" 1&gt;&amp;2;</text:p>
      <text:p text:style-name="Standard"><text:s text:c="20"/>return 1</text:p>
      <text:p text:style-name="Standard"><text:s text:c="16"/>}</text:p>
      <text:p text:style-name="Standard"><text:s text:c="12"/>;;</text:p>
      <text:p text:style-name="Standard"><text:s text:c="12"/>*)</text:p>
      <text:p text:style-name="Standard"><text:s text:c="16"/>echo "bash: ${FUNCNAME[0]}: $1: invalid option" 1&gt;&amp;2;</text:p>
      <text:p text:style-name="Standard"><text:s text:c="16"/>return 1</text:p>
      <text:p text:style-name="Standard"><text:s text:c="12"/>;;</text:p>
      <text:p text:style-name="Standard"><text:s text:c="8"/>esac;</text:p>
      <text:p text:style-name="Standard"><text:s text:c="4"/>done</text:p>
      <text:p text:style-name="Standard">}</text:p>
      <text:p text:style-name="Standard">_usb_ids () </text:p>
      <text:p text:style-name="Standard">{ </text:p>
      <text:p text:style-name="Standard"><text:s text:c="4"/>COMPREPLY+=($( compgen -W <text:s text:c="8"/>"$( PATH="$PATH:/sbin" lsusb | awk '{print $6}' )" -- "$cur" ))</text:p>
      <text:p text:style-name="Standard">}</text:p>
      <text:p text:style-name="Standard">_user_at_host () </text:p>
      <text:p text:style-name="Standard">{ </text:p>
      <text:p text:style-name="Standard"><text:s text:c="4"/>local cur prev words cword;</text:p>
      <text:p text:style-name="Standard"><text:s text:c="4"/>_init_completion -n : || return;</text:p>
      <text:p text:style-name="Standard"><text:s text:c="4"/>if [[ $cur == *@* ]]; then</text:p>
      <text:p text:style-name="Standard"><text:s text:c="8"/>_known_hosts_real "$cur";</text:p>
      <text:p text:style-name="Standard"><text:s text:c="4"/>else</text:p>
      <text:p text:style-name="Standard"><text:s text:c="8"/>COMPREPLY=($( compgen -u -S @ -- "$cur" ));</text:p>
      <text:p text:style-name="Standard"><text:s text:c="8"/>compopt -o nospace;</text:p>
      <text:p text:style-name="Standard"><text:s text:c="4"/>fi</text:p>
      <text:p text:style-name="Standard">}</text:p>
      <text:p text:style-name="Standard">_usergroup () </text:p>
      <text:p text:style-name="Standard">{ </text:p>
      <text:p text:style-name="Standard"><text:s text:c="4"/>if [[ $cur == *\\\\* || $cur == *:*:* ]]; then</text:p>
      <text:p text:style-name="Standard"><text:s text:c="8"/>return;</text:p>
      <text:p text:style-name="Standard"><text:s text:c="4"/>else</text:p>
      <text:p text:style-name="Standard"><text:s text:c="8"/>if [[ $cur == *\\:* ]]; then</text:p>
      <text:p text:style-name="Standard"><text:s text:c="12"/>local prefix;</text:p>
      <text:p text:style-name="Standard"><text:s text:c="12"/>prefix=${cur%%*([^:])};</text:p>
      <text:p text:style-name="Standard"><text:s text:c="12"/>prefix=${prefix//\\};</text:p>
      <text:p text:style-name="Standard"><text:s text:c="12"/>local mycur="${cur#*[:]}";</text:p>
      <text:p text:style-name="Standard"><text:s text:c="12"/>if [[ $1 == -u ]]; then</text:p>
      <text:p text:style-name="Standard"><text:s text:c="16"/>_allowed_groups "$mycur";</text:p>
      <text:p text:style-name="Standard"><text:s text:c="12"/>else</text:p>
      <text:p text:style-name="Standard"><text:soft-page-break/><text:s text:c="16"/>local IFS='</text:p>
      <text:p text:style-name="Standard">';</text:p>
      <text:p text:style-name="Standard"><text:s text:c="16"/>COMPREPLY=($( compgen -g -- "$mycur" ));</text:p>
      <text:p text:style-name="Standard"><text:s text:c="12"/>fi;</text:p>
      <text:p text:style-name="Standard"><text:s text:c="12"/>COMPREPLY=($( compgen -P "$prefix" -W "${COMPREPLY[@]}" ));</text:p>
      <text:p text:style-name="Standard"><text:s text:c="8"/>else</text:p>
      <text:p text:style-name="Standard"><text:s text:c="12"/>if [[ $cur == *:* ]]; then</text:p>
      <text:p text:style-name="Standard"><text:s text:c="16"/>local mycur="${cur#*:}";</text:p>
      <text:p text:style-name="Standard"><text:s text:c="16"/>if [[ $1 == -u ]]; then</text:p>
      <text:p text:style-name="Standard"><text:s text:c="20"/>_allowed_groups "$mycur";</text:p>
      <text:p text:style-name="Standard"><text:s text:c="16"/>else</text:p>
      <text:p text:style-name="Standard"><text:s text:c="20"/>local IFS='</text:p>
      <text:p text:style-name="Standard">';</text:p>
      <text:p text:style-name="Standard"><text:s text:c="20"/>COMPREPLY=($( compgen -g -- "$mycur" ));</text:p>
      <text:p text:style-name="Standard"><text:s text:c="16"/>fi;</text:p>
      <text:p text:style-name="Standard"><text:s text:c="12"/>else</text:p>
      <text:p text:style-name="Standard"><text:s text:c="16"/>if [[ $1 == -u ]]; then</text:p>
      <text:p text:style-name="Standard"><text:s text:c="20"/>_allowed_users "$cur";</text:p>
      <text:p text:style-name="Standard"><text:s text:c="16"/>else</text:p>
      <text:p text:style-name="Standard"><text:s text:c="20"/>local IFS='</text:p>
      <text:p text:style-name="Standard">';</text:p>
      <text:p text:style-name="Standard"><text:s text:c="20"/>COMPREPLY=($( compgen -u -- "$cur" ));</text:p>
      <text:p text:style-name="Standard"><text:s text:c="16"/>fi;</text:p>
      <text:p text:style-name="Standard"><text:s text:c="12"/>fi;</text:p>
      <text:p text:style-name="Standard"><text:s text:c="8"/>fi;</text:p>
      <text:p text:style-name="Standard"><text:s text:c="4"/>fi</text:p>
      <text:p text:style-name="Standard">}</text:p>
      <text:p text:style-name="Standard">_userland () </text:p>
      <text:p text:style-name="Standard">{ </text:p>
      <text:p text:style-name="Standard"><text:s text:c="4"/>local userland=$( uname -s );</text:p>
      <text:p text:style-name="Standard"><text:s text:c="4"/>[[ $userland == @(Linux|GNU/*) ]] &amp;&amp; userland=GNU;</text:p>
      <text:p text:style-name="Standard"><text:s text:c="4"/>[[ $userland == $1 ]]</text:p>
      <text:p text:style-name="Standard">}</text:p>
      <text:p text:style-name="Standard">_variables () </text:p>
      <text:p text:style-name="Standard">{ </text:p>
      <text:p text:style-name="Standard"><text:s text:c="4"/>if [[ $cur =~ ^(\$(\{[!#]?)?)([A-Za-z0-9_]*)$ ]]; then</text:p>
      <text:p text:style-name="Standard"><text:s text:c="8"/>if [[ $cur == \${* ]]; then</text:p>
      <text:p text:style-name="Standard"><text:s text:c="12"/>local arrs vars;</text:p>
      <text:p text:style-name="Standard"><text:s text:c="12"/>vars=($( compgen -A variable -P ${BASH_REMATCH[1]} -S '}' -- ${BASH_REMATCH[3]} )) &amp;&amp; arrs=($( compgen -A arrayvar -P ${BASH_REMATCH[1]} -S '[' -- ${BASH_REMATCH[3]} ));</text:p>
      <text:p text:style-name="Standard"><text:s text:c="12"/>if [[ ${#vars[@]} -eq 1 &amp;&amp; -n $arrs ]]; then</text:p>
      <text:p text:style-name="Standard"><text:s text:c="16"/>compopt -o nospace;</text:p>
      <text:p text:style-name="Standard"><text:s text:c="16"/>COMPREPLY+=(${arrs[*]});</text:p>
      <text:p text:style-name="Standard"><text:s text:c="12"/>else</text:p>
      <text:p text:style-name="Standard"><text:s text:c="16"/>COMPREPLY+=(${vars[*]});</text:p>
      <text:p text:style-name="Standard"><text:s text:c="12"/>fi;</text:p>
      <text:p text:style-name="Standard"><text:s text:c="8"/>else</text:p>
      <text:p text:style-name="Standard"><text:s text:c="12"/>COMPREPLY+=($( compgen -A variable -P '$' -- "${BASH_REMATCH[3]}" ));</text:p>
      <text:p text:style-name="Standard"><text:s text:c="8"/>fi;</text:p>
      <text:p text:style-name="Standard"><text:s text:c="8"/>return 0;</text:p>
      <text:p text:style-name="Standard"><text:s text:c="4"/>else</text:p>
      <text:p text:style-name="Standard"><text:soft-page-break/><text:s text:c="8"/>if [[ $cur =~ ^(\$\{[#!]?)([A-Za-z0-9_]*)\[([^]]*)$ ]]; then</text:p>
      <text:p text:style-name="Standard"><text:s text:c="12"/>local IFS='</text:p>
      <text:p text:style-name="Standard">';</text:p>
      <text:p text:style-name="Standard"><text:s text:c="12"/>COMPREPLY+=($( compgen -W '$(printf %s\\n "${!'${BASH_REMATCH[2]}'[@]}")' <text:s text:c="12"/>-P "${BASH_REMATCH[1]}${BASH_REMATCH[2]}[" -S ']}' -- "${BASH_REMATCH[3]}" ));</text:p>
      <text:p text:style-name="Standard"><text:s text:c="12"/>if [[ ${BASH_REMATCH[3]} == [@*] ]]; then</text:p>
      <text:p text:style-name="Standard"><text:s text:c="16"/>COMPREPLY+=("${BASH_REMATCH[1]}${BASH_REMATCH[2]}[${BASH_REMATCH[3]}]}");</text:p>
      <text:p text:style-name="Standard"><text:s text:c="12"/>fi;</text:p>
      <text:p text:style-name="Standard"><text:s text:c="12"/>__ltrim_colon_completions "$cur";</text:p>
      <text:p text:style-name="Standard"><text:s text:c="12"/>return 0;</text:p>
      <text:p text:style-name="Standard"><text:s text:c="8"/>else</text:p>
      <text:p text:style-name="Standard"><text:s text:c="12"/>if [[ $cur =~ ^\$\{[#!]?[A-Za-z0-9_]*\[.*\]$ ]]; then</text:p>
      <text:p text:style-name="Standard"><text:s text:c="16"/>COMPREPLY+=("$cur}");</text:p>
      <text:p text:style-name="Standard"><text:s text:c="16"/>__ltrim_colon_completions "$cur";</text:p>
      <text:p text:style-name="Standard"><text:s text:c="16"/>return 0;</text:p>
      <text:p text:style-name="Standard"><text:s text:c="12"/>else</text:p>
      <text:p text:style-name="Standard"><text:s text:c="16"/>case $prev in </text:p>
      <text:p text:style-name="Standard"><text:s text:c="20"/>TZ)</text:p>
      <text:p text:style-name="Standard"><text:s text:c="24"/>cur=/usr/share/zoneinfo/$cur;</text:p>
      <text:p text:style-name="Standard"><text:s text:c="24"/>_filedir;</text:p>
      <text:p text:style-name="Standard"><text:s text:c="24"/>for i in ${!COMPREPLY[@]};</text:p>
      <text:p text:style-name="Standard"><text:s text:c="24"/>do</text:p>
      <text:p text:style-name="Standard"><text:s text:c="28"/>if [[ ${COMPREPLY[i]} == *.tab ]]; then</text:p>
      <text:p text:style-name="Standard"><text:s text:c="32"/>unset 'COMPREPLY[i]';</text:p>
      <text:p text:style-name="Standard"><text:s text:c="32"/>continue;</text:p>
      <text:p text:style-name="Standard"><text:s text:c="28"/>else</text:p>
      <text:p text:style-name="Standard"><text:s text:c="32"/>if [[ -d ${COMPREPLY[i]} ]]; then</text:p>
      <text:p text:style-name="Standard"><text:s text:c="36"/>COMPREPLY[i]+=/;</text:p>
      <text:p text:style-name="Standard"><text:s text:c="36"/>compopt -o nospace;</text:p>
      <text:p text:style-name="Standard"><text:s text:c="32"/>fi;</text:p>
      <text:p text:style-name="Standard"><text:s text:c="28"/>fi;</text:p>
      <text:p text:style-name="Standard"><text:s text:c="28"/>COMPREPLY[i]=${COMPREPLY[i]#/usr/share/zoneinfo/};</text:p>
      <text:p text:style-name="Standard"><text:s text:c="24"/>done;</text:p>
      <text:p text:style-name="Standard"><text:s text:c="24"/>return 0</text:p>
      <text:p text:style-name="Standard"><text:s text:c="20"/>;;</text:p>
      <text:p text:style-name="Standard"><text:s text:c="16"/>esac;</text:p>
      <text:p text:style-name="Standard"><text:s text:c="12"/>fi;</text:p>
      <text:p text:style-name="Standard"><text:s text:c="8"/>fi;</text:p>
      <text:p text:style-name="Standard"><text:s text:c="4"/>fi;</text:p>
      <text:p text:style-name="Standard"><text:s text:c="4"/>return 1</text:p>
      <text:p text:style-name="Standard">}</text:p>
      <text:p text:style-name="Standard">_xfunc () </text:p>
      <text:p text:style-name="Standard">{ </text:p>
      <text:p text:style-name="Standard"><text:s text:c="4"/>set -- "$@";</text:p>
      <text:p text:style-name="Standard"><text:s text:c="4"/>local srcfile=$1;</text:p>
      <text:p text:style-name="Standard"><text:s text:c="4"/>shift;</text:p>
      <text:p text:style-name="Standard"><text:s text:c="4"/>declare -F $1 &amp;&gt; /dev/null || { </text:p>
      <text:p text:style-name="Standard"><text:s text:c="8"/>__load_completion "$srcfile"</text:p>
      <text:p text:style-name="Standard"><text:s text:c="4"/>};</text:p>
      <text:p text:style-name="Standard"><text:s text:c="4"/>"$@"</text:p>
      <text:p text:style-name="Standard">}</text:p>
      <text:p text:style-name="Standard"><text:soft-page-break/>_xinetd_services () </text:p>
      <text:p text:style-name="Standard">{ </text:p>
      <text:p text:style-name="Standard"><text:s text:c="4"/>local xinetddir=/etc/xinetd.d;</text:p>
      <text:p text:style-name="Standard"><text:s text:c="4"/>if [[ -d $xinetddir ]]; then</text:p>
      <text:p text:style-name="Standard"><text:s text:c="8"/>local IFS=' <text:tab/></text:p>
      <text:p text:style-name="Standard">' reset=$(shopt -p nullglob);</text:p>
      <text:p text:style-name="Standard"><text:s text:c="8"/>shopt -s nullglob;</text:p>
      <text:p text:style-name="Standard"><text:s text:c="8"/>local -a svcs=($( printf '%s\n' $xinetddir/!($_backup_glob) ));</text:p>
      <text:p text:style-name="Standard"><text:s text:c="8"/>$reset;</text:p>
      <text:p text:style-name="Standard"><text:s text:c="8"/>COMPREPLY+=($( compgen -W '${svcs[@]#$xinetddir/}' -- "$cur" ));</text:p>
      <text:p text:style-name="Standard"><text:s text:c="4"/>fi</text:p>
      <text:p text:style-name="Standard">}</text:p>
      <text:p text:style-name="Standard">command_not_found_handle () </text:p>
      <text:p text:style-name="Standard">{ </text:p>
      <text:p text:style-name="Standard"><text:s text:c="4"/>if [ -x /usr/lib/command-not-found ]; then</text:p>
      <text:p text:style-name="Standard"><text:s text:c="8"/>/usr/lib/command-not-found -- "$1";</text:p>
      <text:p text:style-name="Standard"><text:s text:c="8"/>return $?;</text:p>
      <text:p text:style-name="Standard"><text:s text:c="4"/>else</text:p>
      <text:p text:style-name="Standard"><text:s text:c="8"/>if [ -x /usr/share/command-not-found/command-not-found ]; then</text:p>
      <text:p text:style-name="Standard"><text:s text:c="12"/>/usr/share/command-not-found/command-not-found -- "$1";</text:p>
      <text:p text:style-name="Standard"><text:s text:c="12"/>return $?;</text:p>
      <text:p text:style-name="Standard"><text:s text:c="8"/>else</text:p>
      <text:p text:style-name="Standard"><text:s text:c="12"/>printf "%s: command not found\n" "$1" 1&gt;&amp;2;</text:p>
      <text:p text:style-name="Standard"><text:s text:c="12"/>return 127;</text:p>
      <text:p text:style-name="Standard"><text:s text:c="8"/>fi;</text:p>
      <text:p text:style-name="Standard"><text:s text:c="4"/>fi</text:p>
      <text:p text:style-name="Standard">}</text:p>
      <text:p text:style-name="Standard">dequote () </text:p>
      <text:p text:style-name="Standard">{ </text:p>
      <text:p text:style-name="Standard"><text:s text:c="4"/>eval printf %s "$1" 2&gt; /dev/null</text:p>
      <text:p text:style-name="Standard">}</text:p>
      <text:p text:style-name="Standard">quote () </text:p>
      <text:p text:style-name="Standard">{ </text:p>
      <text:p text:style-name="Standard"><text:s text:c="4"/>local quoted=${1//\'/\'\\\'\'};</text:p>
      <text:p text:style-name="Standard"><text:s text:c="4"/>printf "'%s'" "$quoted"</text:p>
      <text:p text:style-name="Standard">}</text:p>
      <text:p text:style-name="Standard">quote_readline () </text:p>
      <text:p text:style-name="Standard">{ </text:p>
      <text:p text:style-name="Standard"><text:s text:c="4"/>local quoted;</text:p>
      <text:p text:style-name="Standard"><text:s text:c="4"/>_quote_readline_by_ref "$1" ret;</text:p>
      <text:p text:style-name="Standard"><text:s text:c="4"/>printf %s "$ret"</text:p>
      <text:p text:style-name="Standard">}</text:p>
      <text:p text:style-name="Standard">fondes@fondes-HP-All-in-One-22-c0xx:~$ LOGNAME=desar</text:p>
      <text:p text:style-name="Standard">fondes@fondes-HP-All-in-One-22-c0xx:~$ PATH=/bin:/usr/bin:/usr/local/bin:/users/ens/desar/bin:</text:p>
      <text:p text:style-name="Standard">fondes@fondes-HP-All-in-One-22-c0xx:~$ PS1$</text:p>
      <text:p text:style-name="Standard">PS1$ : commande introuvable</text:p>
      <text:p text:style-name="Standard">fondes@fondes-HP-All-in-One-22-c0xx:~$ LOGNAME=desar</text:p>
      <text:p text:style-name="Standard">fondes@fondes-HP-All-in-One-22-c0xx:~$ LOGNAME=fondes</text:p>
      <text:p text:style-name="Standard">fondes@fondes-HP-All-in-One-22-c0xx:~$ sleep 100 &amp;</text:p>
      <text:p text:style-name="Standard">[1] 31566</text:p>
      <text:p text:style-name="Standard">fondes@fondes-HP-All-in-One-22-c0xx:~$ man sleep</text:p>
      <text:p text:style-name="Standard">[1]+ <text:s/>Fini <text:s text:c="19"/>sleep 100</text:p>
      <text:p text:style-name="Standard"><text:soft-page-break/>fondes@fondes-HP-All-in-One-22-c0xx:~$ ps</text:p>
      <text:p text:style-name="Standard"><text:s text:c="2"/>PID TTY <text:s text:c="9"/>TIME CMD</text:p>
      <text:p text:style-name="Standard">31478 pts/0 <text:s text:c="3"/>00:00:00 bash</text:p>
      <text:p text:style-name="Standard">31588 pts/0 <text:s text:c="3"/>00:00:00 ps</text:p>
      <text:p text:style-name="Standard">fondes@fondes-HP-All-in-One-22-c0xx:~$ echo $$</text:p>
      <text:p text:style-name="Standard">31478</text:p>
      <text:p text:style-name="Standard">fondes@fondes-HP-All-in-One-22-c0xx:~$ echo $!</text:p>
      <text:p text:style-name="Standard">31566</text:p>
      <text:p text:style-name="Standard">fondes@fondes-HP-All-in-One-22-c0xx:~$ cat echange</text:p>
      <text:p text:style-name="Standard">cat: echange: Aucun fichier ou dossier de ce type</text:p>
      <text:p text:style-name="Standard">fondes@fondes-HP-All-in-One-22-c0xx:~$ expr 4+5</text:p>
      <text:p text:style-name="Standard">4+5</text:p>
      <text:p text:style-name="Standard">fondes@fondes-HP-All-in-One-22-c0xx:~$ a=5</text:p>
      <text:p text:style-name="Standard">fondes@fondes-HP-All-in-One-22-c0xx:~$ expr 4$a + 5</text:p>
      <text:p text:style-name="Standard">50</text:p>
      <text:p text:style-name="Standard">fondes@fondes-HP-All-in-One-22-c0xx:~$ expr $a \&lt;7</text:p>
      <text:p text:style-name="Standard">expr: erreur de syntaxe</text:p>
      <text:p text:style-name="Standard">fondes@fondes-HP-All-in-One-22-c0xx:~$ expr $a \&lt; 7</text:p>
      <text:p text:style-name="Standard">1</text:p>
      <text:p text:style-name="Standard">fondes@fondes-HP-All-in-One-22-c0xx:~$ expr 1 \&lt; z</text:p>
      <text:p text:style-name="Standard">1</text:p>
      <text:p text:style-name="Standard">fondes@fondes-HP-All-in-One-22-c0xx:~$ expr tintin \&lt; milou</text:p>
      <text:p text:style-name="Standard">0</text:p>
      <text:p text:style-name="Standard">fondes@fondes-HP-All-in-One-22-c0xx:~$ cat rencontre</text:p>
      <text:p text:style-name="Standard">cat: rencontre: Aucun fichier ou dossier de ce type</text:p>
      <text:p text:style-name="Standard">fondes@fondes-HP-All-in-One-22-c0xx:~$ cat bonjour</text:p>
      <text:p text:style-name="Standard">cat: bonjour: Aucun fichier ou dossier de ce type</text:p>
      <text:p text:style-name="Standard">fondes@fondes-HP-All-in-One-22-c0xx:~$ cat bonjour echo Bonjour, 'whoami' !</text:p>
      <text:p text:style-name="Standard">cat: bonjour: Aucun fichier ou dossier de ce type</text:p>
      <text:p text:style-name="Standard">cat: echo: Aucun fichier ou dossier de ce type</text:p>
      <text:p text:style-name="Standard">cat: Bonjour,: Aucun fichier ou dossier de ce type</text:p>
      <text:p text:style-name="Standard">cat: whoami: Aucun fichier ou dossier de ce type</text:p>
      <text:p text:style-name="Standard">cat: '!': Aucun fichier ou dossier de ce type</text:p>
      <text:p text:style-name="Standard">fondes@fondes-HP-All-in-One-22-c0xx:~$ touch bonjour</text:p>
      <text:p text:style-name="Standard">fondes@fondes-HP-All-in-One-22-c0xx:~$ nano bonjour</text:p>
      <text:p text:style-name="Standard">fondes@fondes-HP-All-in-One-22-c0xx:~$ cat bonjour</text:p>
      <text:p text:style-name="Standard">Bonjour </text:p>
      <text:p text:style-name="Standard">fondes@fondes-HP-All-in-One-22-c0xx:~$ cat bonjour 'whoami'</text:p>
      <text:p text:style-name="Standard">Bonjour </text:p>
      <text:p text:style-name="Standard">cat: whoami: Aucun fichier ou dossier de ce type</text:p>
      <text:p text:style-name="Standard">fondes@fondes-HP-All-in-One-22-c0xx:~$ cat bonjour</text:p>
      <text:p text:style-name="Standard">Bonjour </text:p>
      <text:p text:style-name="Standard">fondes@fondes-HP-All-in-One-22-c0xx:~$ echo Bonjour, 'whoami' !</text:p>
      <text:p text:style-name="Standard">Bonjour, whoami !</text:p>
      <text:p text:style-name="Standard">fondes@fondes-HP-All-in-One-22-c0xx:~$ bash bonjour</text:p>
      <text:p text:style-name="Standard">bonjour: ligne 1: Bonjour : commande introuvable</text:p>
      <text:p text:style-name="Standard">fondes@fondes-HP-All-in-One-22-c0xx:~$ sleep 100 &amp;</text:p>
      <text:p text:style-name="Standard">[1] 31735</text:p>
      <text:p text:style-name="Standard">fondes@fondes-HP-All-in-One-22-c0xx:~$ ps</text:p>
      <text:p text:style-name="Standard"><text:s text:c="2"/>PID TTY <text:s text:c="9"/>TIME CMD</text:p>
      <text:p text:style-name="Standard">31478 pts/0 <text:s text:c="3"/>00:00:00 bash</text:p>
      <text:p text:style-name="Standard">31785 pts/0 <text:s text:c="3"/>00:00:00 ps</text:p>
      <text:p text:style-name="Standard"><text:soft-page-break/>[1]+ <text:s/>Fini <text:s text:c="19"/>sleep 100</text:p>
      <text:p text:style-name="Standard">fondes@fondes-HP-All-in-One-22-c0xx:~$ echo $$</text:p>
      <text:p text:style-name="Standard">31478</text:p>
      <text:p text:style-name="Standard">fondes@fondes-HP-All-in-One-22-c0xx:~$ echo $!</text:p>
      <text:p text:style-name="Standard">31735</text:p>
      <text:p text:style-name="Standard">fondes@fondes-HP-All-in-One-22-c0xx:~$ echo $?</text:p>
      <text:p text:style-name="Standard">0</text:p>
      <text:p text:style-name="Standard">fondes@fondes-HP-All-in-One-22-c0xx:~$ ls truc</text:p>
      <text:p text:style-name="Standard">ls: impossible d'accéder à 'truc': Aucun fichier ou dossier de ce type</text:p>
      <text:p text:style-name="Standard">fondes@fondes-HP-All-in-One-22-c0xx:~$ echo $?</text:p>
      <text:p text:style-name="Standard">2</text:p>
      <text:p text:style-name="Standard">fondes@fondes-HP-All-in-One-22-c0xx:~$ expr 4 + 5</text:p>
      <text:p text:style-name="Standard">9</text:p>
      <text:p text:style-name="Standard">fondes@fondes-HP-All-in-One-22-c0xx:~$ a=5</text:p>
      <text:p text:style-name="Standard">fondes@fondes-HP-All-in-One-22-c0xx:~$ expr 4$a + 5</text:p>
      <text:p text:style-name="Standard">50</text:p>
      <text:p text:style-name="Standard">fondes@fondes-HP-All-in-One-22-c0xx:~$ expr $a \&lt; z</text:p>
      <text:p text:style-name="Standard">1</text:p>
      <text:p text:style-name="Standard">fondes@fondes-HP-All-in-One-22-c0xx:~$ expr tintin \&lt; milou</text:p>
      <text:p text:style-name="Standard">0</text:p>
      <text:p text:style-name="Standard">fondes@fondes-HP-All-in-One-22-c0xx:~$ a= expr 2 \* \( 3 </text:p>
      <text:p text:style-name="Standard">expr: erreur de syntaxe</text:p>
      <text:p text:style-name="Standard">fondes@fondes-HP-All-in-One-22-c0xx:~$ a= expr 2 \* \( 3 + 4 \)</text:p>
      <text:p text:style-name="Standard">14</text:p>
      <text:p text:style-name="Standard">fondes@fondes-HP-All-in-One-22-c0xx:~$ a= expr $a + 1</text:p>
      <text:p text:style-name="Standard">6</text:p>
      <text:p text:style-name="Standard">fondes@fondes-HP-All-in-One-22-c0xx:~$ echo $a</text:p>
      <text:p text:style-name="Standard">5</text:p>
      <text:p text:style-name="Standard">fondes@fondes-HP-All-in-One-22-c0xx:~$ cat rencontre</text:p>
      <text:p text:style-name="Standard">cat: rencontre: Aucun fichier ou dossier de ce type</text:p>
      <text:p text:style-name="Standard">fondes@fondes-HP-All-in-One-22-c0xx:~$ a= expr 2 \* \( 3 + 4 \)</text:p>
      <text:p text:style-name="Standard">14</text:p>
      <text:p text:style-name="Standard">fondes@fondes-HP-All-in-One-22-c0xx:~$ echo $a</text:p>
      <text:p text:style-name="Standard">5</text:p>
      <text:p text:style-name="Standard">fondes@fondes-HP-All-in-One-22-c0xx:~$ a= expr $a + 1</text:p>
      <text:p text:style-name="Standard">6</text:p>
      <text:p text:style-name="Standard">fondes@fondes-HP-All-in-One-22-c0xx:~$ echo $a</text:p>
      <text:p text:style-name="Standard">5</text:p>
      <text:p text:style-name="Standard">fondes@fondes-HP-All-in-One-22-c0xx:~$ a=`expr 2 \* \( 3 + 4 \)`</text:p>
      <text:p text:style-name="Standard">fondes@fondes-HP-All-in-One-22-c0xx:~$ echo $a</text:p>
      <text:p text:style-name="Standard">14</text:p>
      <text:p text:style-name="Standard">fondes@fondes-HP-All-in-One-22-c0xx:~$ a=`expr $a + 1`</text:p>
      <text:p text:style-name="Standard">fondes@fondes-HP-All-in-One-22-c0xx:~$ echo $a</text:p>
      <text:p text:style-name="Standard">15</text:p>
      <text:p text:style-name="Standard">fondes@fondes-HP-All-in-One-22-c0xx:~$ a=expr 7 \* \3</text:p>
      <text:p text:style-name="Standard">7 : commande introuvable</text:p>
      <text:p text:style-name="Standard">fondes@fondes-HP-All-in-One-22-c0xx:~$ expr 7 \* 3</text:p>
      <text:p text:style-name="Standard">21</text:p>
      <text:p text:style-name="Standard">fondes@fondes-HP-All-in-One-22-c0xx:~$ expr 7/ 3</text:p>
      <text:p text:style-name="Standard">expr: erreur de syntaxe</text:p>
      <text:p text:style-name="Standard">fondes@fondes-HP-All-in-One-22-c0xx:~$ expr 7 / 3</text:p>
      <text:p text:style-name="Standard">2</text:p>
      <text:p text:style-name="Standard"><text:soft-page-break/>fondes@fondes-HP-All-in-One-22-c0xx:~$ expr 7 - 3</text:p>
      <text:p text:style-name="Standard">4</text:p>
      <text:p text:style-name="Standard">fondes@fondes-HP-All-in-One-22-c0xx:~$ -z | -n</text:p>
      <text:p text:style-name="Standard">-n : commande introuvable</text:p>
      <text:p text:style-name="Standard">-z : commande introuvable</text:p>
      <text:p text:style-name="Standard">fondes@fondes-HP-All-in-One-22-c0xx:~$ - | !=</text:p>
      <text:p text:style-name="Standard">!= : commande introuvable</text:p>
      <text:p text:style-name="Standard">- : commande introuvable</text:p>
      <text:p text:style-name="Standard">fondes@fondes-HP-All-in-One-22-c0xx:~$ -n "Audrey"</text:p>
      <text:p text:style-name="Standard">-n : commande introuvable</text:p>
      <text:p text:style-name="Standard">fondes@fondes-HP-All-in-One-22-c0xx:~$ -n "fondes"</text:p>
      <text:p text:style-name="Standard">-n : commande introuvable</text:p>
      <text:p text:style-name="Standard">fondes@fondes-HP-All-in-One-22-c0xx:~$ ch="Bonjour"</text:p>
      <text:p text:style-name="Standard">fondes@fondes-HP-All-in-One-22-c0xx:~$ str1="test1"</text:p>
      <text:p text:style-name="Standard">fondes@fondes-HP-All-in-One-22-c0xx:~$ str2="test2"</text:p>
      <text:p text:style-name="Standard">fondes@fondes-HP-All-in-One-22-c0xx:~$ [ -n "strl" ]</text:p>
      <text:p text:style-name="Standard">fondes@fondes-HP-All-in-One-22-c0xx:~$ echo $</text:p>
      <text:p text:style-name="Standard">$</text:p>
      <text:p text:style-name="Standard">fondes@fondes-HP-All-in-One-22-c0xx:~$ echo $?</text:p>
      <text:p text:style-name="Standard">0</text:p>
      <text:p text:style-name="Standard">fondes@fondes-HP-All-in-One-22-c0xx:~$ [ "$strl" ]</text:p>
      <text:p text:style-name="Standard">fondes@fondes-HP-All-in-One-22-c0xx:~$ echo $?</text:p>
      <text:p text:style-name="Standard">1</text:p>
      <text:p text:style-name="Standard">fondes@fondes-HP-All-in-One-22-c0xx:~$ [ -n "$str4" ]</text:p>
      <text:p text:style-name="Standard">fondes@fondes-HP-All-in-One-22-c0xx:~$ echo $</text:p>
      <text:p text:style-name="Standard">$</text:p>
      <text:p text:style-name="Standard">fondes@fondes-HP-All-in-One-22-c0xx:~$ echo $?</text:p>
      <text:p text:style-name="Standard">0</text:p>
      <text:p text:style-name="Standard">fondes@fondes-HP-All-in-One-22-c0xx:~$ [ -n "fondes" ]</text:p>
      <text:p text:style-name="Standard">fondes@fondes-HP-All-in-One-22-c0xx:~$ echo $?</text:p>
      <text:p text:style-name="Standard">0</text:p>
      <text:p text:style-name="Standard">fondes@fondes-HP-All-in-One-22-c0xx:~$ ch="Bonjour"</text:p>
      <text:p text:style-name="Standard">fondes@fondes-HP-All-in-One-22-c0xx:~$ [ "$ch" = "bonjour" ]</text:p>
      <text:p text:style-name="Standard">fondes@fondes-HP-All-in-One-22-c0xx:~$ a=1 ; b=2 ; if [ $a -eq $b ] ; then echo egale; else echo diff; fi</text:p>
      <text:p text:style-name="Standard">diff</text:p>
      <text:p text:style-name="Standard">fondes@fondes-HP-All-in-One-22-c0xx:~$ if [ -f $fichier -a -r $fichier ]</text:p>
      <text:p text:style-name="Standard">&gt; then</text:p>
      <text:p text:style-name="Standard">&gt; echo "je vais vérifier ton devoir."</text:p>
      <text:p text:style-name="Standard">&gt; elif [ ! -e $fichier ]</text:p>
      <text:p text:style-name="Standard">&gt; then </text:p>
      <text:p text:style-name="Standard">&gt; echo "ton devoir n'existe pas !"</text:p>
      <text:p text:style-name="Standard">&gt; else</text:p>
      <text:p text:style-name="Standard">&gt; echo "je ne peux le lire !"</text:p>
      <text:p text:style-name="Standard">&gt; fi</text:p>
      <text:p text:style-name="Standard">je vais vérifier ton devoir.</text:p>
      <text:p text:style-name="Standard">fondes@fondes-HP-All-in-One-22-c0xx:~$ cat Bonjour</text:p>
      <text:p text:style-name="Standard">cat: Bonjour: Aucun fichier ou dossier de ce type</text:p>
      <text:p text:style-name="Standard">fondes@fondes-HP-All-in-One-22-c0xx:~$ cat bonjour</text:p>
      <text:p text:style-name="Standard">Bonjour </text:p>
      <text:p text:style-name="Standard">fondes@fondes-HP-All-in-One-22-c0xx:~$ echo "Bonjour!"</text:p>
      <text:p text:style-name="Standard">Bonjour!</text:p>
      <text:p text:style-name="Standard"><text:soft-page-break/>fondes@fondes-HP-All-in-One-22-c0xx:~$ nano hello.sh</text:p>
      <text:p text:style-name="Standard">fondes@fondes-HP-All-in-One-22-c0xx:~$ chmod u+rwx hello.sh</text:p>
      <text:p text:style-name="Standard">fondes@fondes-HP-All-in-One-22-c0xx:~$ mousaab@sorlin:$ .hello.sh</text:p>
      <text:p text:style-name="Standard">mousaab@sorlin:$ : commande introuvable</text:p>
      <text:p text:style-name="Standard">fondes@fondes-HP-All-in-One-22-c0xx:~$ ./hello.sh</text:p>
      <text:p text:style-name="Standard">Bonjour!</text:p>
      <text:p text:style-name="Standard">fondes@fondes-HP-All-in-One-22-c0xx:~$ nano hello.sh</text:p>
      <text:p text:style-name="Standard">fondes@fondes-HP-All-in-One-22-c0xx:~$ ./hello.sh</text:p>
      <text:p text:style-name="Standard">Bonjour! fondes</text:p>
      <text:p text:style-name="Standard">fondes@fondes-HP-All-in-One-22-c0xx:~$ nano param.sh</text:p>
      <text:p text:style-name="Standard">fondes@fondes-HP-All-in-One-22-c0xx:~$ nano param.sh</text:p>
      <text:p text:style-name="Standard">fondes@fondes-HP-All-in-One-22-c0xx:~$ chmod u+rwx param.sh </text:p>
      <text:p text:style-name="Standard">fondes@fondes-HP-All-in-One-22-c0xx:~$ ./param.sh 102 690</text:p>
      <text:p text:style-name="Standard">$1 = 102</text:p>
      <text:p text:style-name="Standard">$2 = 690</text:p>
      <text:p text:style-name="Standard">$* = 102 690</text:p>
      <text:p text:style-name="Standard">$# = 2</text:p>
      <text:p text:style-name="Standard">fondes@fondes-HP-All-in-One-22-c0xx:~$ ./param.sh david morgan audrey</text:p>
      <text:p text:style-name="Standard">$1 = david</text:p>
      <text:p text:style-name="Standard">$2 = morgan</text:p>
      <text:p text:style-name="Standard">$* = david morgan audrey</text:p>
      <text:p text:style-name="Standard">$# = 3</text:p>
      <text:p text:style-name="Standard">fondes@fondes-HP-All-in-One-22-c0xx:~$ nano param.sh</text:p>
      <text:p text:style-name="Standard">fondes@fondes-HP-All-in-One-22-c0xx:~$ ./param.sh david morgan audrey</text:p>
      <text:p text:style-name="Standard">$1 = david</text:p>
      <text:p text:style-name="Standard">$2 = morgan</text:p>
      <text:p text:style-name="Standard">$3 = audrey</text:p>
      <text:p text:style-name="Standard">$* = david morgan audrey</text:p>
      <text:p text:style-name="Standard">$# = 3</text:p>
      <text:p text:style-name="Standard">fondes@fondes-HP-All-in-One-22-c0xx:~$ nano dans.sh</text:p>
      <text:p text:style-name="Standard">fondes@fondes-HP-All-in-One-22-c0xx:~$ nano grain.txt</text:p>
      <text:p text:style-name="Standard">fondes@fondes-HP-All-in-One-22-c0xx:~$ .dedans.sh grain grain.txt</text:p>
      <text:p text:style-name="Standard">.dedans.sh : commande introuvable</text:p>
      <text:p text:style-name="Standard">fondes@fondes-HP-All-in-One-22-c0xx:~$ ./dedans.sh grain grain.txt</text:p>
      <text:p text:style-name="Standard">bash: ./dedans.sh: Aucun fichier ou dossier de ce type</text:p>
      <text:p text:style-name="Standard">fondes@fondes-HP-All-in-One-22-c0xx:~$ nano grain.txt</text:p>
      <text:p text:style-name="Standard">fondes@fondes-HP-All-in-One-22-c0xx:~$ chmod u+rwx grain.txt</text:p>
      <text:p text:style-name="Standard">fondes@fondes-HP-All-in-One-22-c0xx:~$ ./dedans.sh grain grain.txt</text:p>
      <text:p text:style-name="Standard">bash: ./dedans.sh: Aucun fichier ou dossier de ce type</text:p>
      <text:p text:style-name="Standard">fondes@fondes-HP-All-in-One-22-c0xx:~$ chmod u+rwx dans.sh</text:p>
      <text:p text:style-name="Standard">fondes@fondes-HP-All-in-One-22-c0xx:~$ ./dans.sh grain grain.txt</text:p>
      <text:p text:style-name="Standard">grain</text:p>
      <text:p text:style-name="Standard">0 : grain se trouve dans grain.txt</text:p>
      <text:p text:style-name="Standard">fondes@fondes-HP-All-in-One-22-c0xx:~$ ./dans.sh autre grain.txt</text:p>
      <text:p text:style-name="Standard">fondes@fondes-HP-All-in-One-22-c0xx:~$ ./dedans.sh autre fichier qui existe pas.txt</text:p>
      <text:p text:style-name="Standard">bash: ./dedans.sh: Aucun fichier ou dossier de ce type</text:p>
      <text:p text:style-name="Standard">fondes@fondes-HP-All-in-One-22-c0xx:~$ ./dans.sh autre fichier qui existe pas.txt</text:p>
      <text:p text:style-name="Standard">grep: fichier: Aucun fichier ou dossier de ce type</text:p>
      <text:p text:style-name="Standard">fondes@fondes-HP-All-in-One-22-c0xx:~$ ./dans.sh autre fichier_qui_existe pas.txt</text:p>
      <text:p text:style-name="Standard">grep: fichier_qui_existe: Aucun fichier ou dossier de ce type</text:p>
      <text:p text:style-name="Standard">fondes@fondes-HP-All-in-One-22-c0xx:~$ nano grain.txt</text:p>
      <text:p text:style-name="Standard">fondes@fondes-HP-All-in-One-22-c0xx:~$ nano dans.sh</text:p>
      <text:p text:style-name="Standard"><text:soft-page-break/>fondes@fondes-HP-All-in-One-22-c0xx:~$ ./dans.sh autre fichier_qui_existe pas.txt</text:p>
      <text:p text:style-name="Standard">grep: fichier_qui_existe: Aucun fichier ou dossier de ce type</text:p>
      <text:p text:style-name="Standard">2 : autre ne se trouve pas dans fichier_qui_existe</text:p>
      <text:p text:style-name="Standard">fondes@fondes-HP-All-in-One-22-c0xx:~$ </text:p>
      <text:p text:style-name="Standard">fondes@fondes-HP-All-in-One-22-c0xx:~$ ./dans.sh autre fichier_qui_existe_pas.txt</text:p>
      <text:p text:style-name="Standard">grep: fichier_qui_existe_pas.txt: Aucun fichier ou dossier de ce type</text:p>
      <text:p text:style-name="Standard">2 : autre ne se trouve pas dans fichier_qui_existe_pas.txt</text:p>
      <text:p text:style-name="Standard">fondes@fondes-HP-All-in-One-22-c0xx:~$ ./dans.sh autre grain.txt</text:p>
      <text:p text:style-name="Standard">1 : autre ne se trouve pas dans grain.txt</text:p>
      <text:p text:style-name="Standard">fondes@fondes-HP-All-in-One-22-c0xx:~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5T16:53:39.167461994</meta:creation-date>
    <dc:date>2019-09-05T16:57:59.814508141</dc:date>
    <meta:editing-duration>PT4M22S</meta:editing-duration>
    <meta:editing-cycles>1</meta:editing-cycles>
    <meta:document-statistic meta:table-count="0" meta:image-count="0" meta:object-count="0" meta:page-count="54" meta:paragraph-count="2579" meta:word-count="8036" meta:character-count="85501" meta:non-whitespace-character-count="61036"/>
    <meta:generator>LibreOffice/6.0.7.3$Linux_X86_64 LibreOffice_project/00m0$Build-3</meta:generator>
  </office:meta>
</office:document-meta>
</file>